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9.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ummary</text:p>
          </table:table-cell>
          <table:table-cell office:value-type="string">
            <text:p>jvmopts</text:p>
          </table:table-cell>
          <table:table-cell office:value-type="string">
            <text:p>-XX:+UseCondCardMark -XX:CompileThreshold=10000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ame Core</text:p>
          </table:table-cell>
          <table:table-cell/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26423">
            <text:p>10332642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58176">
            <text:p>10355817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75074">
            <text:p>10337507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61171">
            <text:p>10356117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91561">
            <text:p>1033915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72883">
            <text:p>10337288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6740585">
            <text:p>9674058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085159">
            <text:p>10308515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282225">
            <text:p>10328222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034580">
            <text:p>10303458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09695">
            <text:p>10240969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40426">
            <text:p>10334042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59452">
            <text:p>10335945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78461">
            <text:p>1034784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772668">
            <text:p>10277266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15047">
            <text:p>10341504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231921">
            <text:p>10323192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809911">
            <text:p>10280991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88061">
            <text:p>1034880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928232">
            <text:p>10292823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70551">
            <text:p>10367055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13974">
            <text:p>10311397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03270">
            <text:p>10340327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15766">
            <text:p>10341576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03578">
            <text:p>1031035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00580">
            <text:p>10330058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66581">
            <text:p>10356658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67149">
            <text:p>10336714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958221">
            <text:p>10295822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1976686">
            <text:p>10197668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333609">
            <text:p>903336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945876">
            <text:p>8994587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088804">
            <text:p>9008880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227276">
            <text:p>9022727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290543">
            <text:p>9029054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514318">
            <text:p>895143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507033">
            <text:p>8950703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600125">
            <text:p>8960012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990738">
            <text:p>8999073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220545">
            <text:p>8922054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197159">
            <text:p>9019715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633174">
            <text:p>8963317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212666">
            <text:p>9021266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291497">
            <text:p>8929149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155314">
            <text:p>9015531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111447">
            <text:p>9011144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492221">
            <text:p>8949222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244952">
            <text:p>8924495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293844">
            <text:p>9029384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057697">
            <text:p>9005769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271681">
            <text:p>8927168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633387">
            <text:p>8963338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650272">
            <text:p>8965027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033834">
            <text:p>9003383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245308">
            <text:p>902453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543441">
            <text:p>8954344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284962">
            <text:p>9028496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146208">
            <text:p>901462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418385">
            <text:p>8941838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222575">
            <text:p>9022257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582098">
            <text:p>10558209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351977">
            <text:p>10535197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191895">
            <text:p>10519189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6702609">
            <text:p>1067026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4599324">
            <text:p>10459932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6496254">
            <text:p>10649625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745007">
            <text:p>10574500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330914">
            <text:p>10533091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937649">
            <text:p>10593764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775273">
            <text:p>10577527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805086">
            <text:p>10580508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4822578">
            <text:p>1048225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734754">
            <text:p>10573475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911019">
            <text:p>10591101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6707861">
            <text:p>1067078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668653">
            <text:p>10566865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969373">
            <text:p>10596937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963384">
            <text:p>10596338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321978">
            <text:p>1053219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292278">
            <text:p>1052922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574434">
            <text:p>10557443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258703">
            <text:p>10525870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749771">
            <text:p>10574977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068186">
            <text:p>10506818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732067">
            <text:p>10573206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6708209">
            <text:p>1067082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4759351">
            <text:p>10475935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679319">
            <text:p>10567931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393352">
            <text:p>10539335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314608">
            <text:p>1053146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7753207">
            <text:p>9775320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9504365">
            <text:p>9950436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7247706">
            <text:p>9724770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7360496">
            <text:p>9736049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9507532">
            <text:p>9950753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212928">
            <text:p>9821292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226240">
            <text:p>9822624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249965">
            <text:p>9824996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9366861">
            <text:p>993668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178851">
            <text:p>9817885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428565">
            <text:p>9842856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9468669">
            <text:p>9946866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310327">
            <text:p>9831032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031953">
            <text:p>9803195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415769">
            <text:p>9841576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358278">
            <text:p>983582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543730">
            <text:p>9854373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345557">
            <text:p>9834555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9689172">
            <text:p>9968917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6118276">
            <text:p>9611827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9466046">
            <text:p>9946604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7222574">
            <text:p>9722257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7972519">
            <text:p>9797251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7265403">
            <text:p>9726540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7317592">
            <text:p>9731759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7324029">
            <text:p>9732402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538027">
            <text:p>9853802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511867">
            <text:p>9851186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344394">
            <text:p>9834439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198558">
            <text:p>9819855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277924">
            <text:p>10727792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046197">
            <text:p>10504619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449547">
            <text:p>10544954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81872">
            <text:p>10598187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385155">
            <text:p>10638515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151541">
            <text:p>10715154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112781">
            <text:p>10711278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879722">
            <text:p>10587972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860846">
            <text:p>10686084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484318">
            <text:p>1064843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497557">
            <text:p>10549755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69992">
            <text:p>10596999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348948">
            <text:p>10634894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38176">
            <text:p>10593817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325820">
            <text:p>10532582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395183">
            <text:p>10639518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868696">
            <text:p>10586869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359200">
            <text:p>10635920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39988">
            <text:p>10563998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755090">
            <text:p>10575509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44434">
            <text:p>10564443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559077">
            <text:p>10555907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17141">
            <text:p>10561714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58985">
            <text:p>10595898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33881">
            <text:p>10563388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249664">
            <text:p>10524966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114731">
            <text:p>10511473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223705">
            <text:p>10722370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188592">
            <text:p>10718859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540129">
            <text:p>10554012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185507">
            <text:p>11418550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38945">
            <text:p>11353894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768342">
            <text:p>11476834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665093">
            <text:p>11466509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013549">
            <text:p>11301354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160012">
            <text:p>11416001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785304">
            <text:p>11378530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59146">
            <text:p>11425914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674900">
            <text:p>11467490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655422">
            <text:p>11265542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20022">
            <text:p>11432002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145826">
            <text:p>11314582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402017">
            <text:p>11340201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13772">
            <text:p>11431377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63529">
            <text:p>11436352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20608">
            <text:p>1142206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32329">
            <text:p>11423232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13068">
            <text:p>11421306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62966">
            <text:p>11356296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93415">
            <text:p>11339341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87717">
            <text:p>11428771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68697">
            <text:p>11426869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15000">
            <text:p>11331500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17793">
            <text:p>11351779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574547">
            <text:p>11457454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20174">
            <text:p>11432017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814282">
            <text:p>11481428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724311">
            <text:p>11272431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98151">
            <text:p>11429815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487980">
            <text:p>11448798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120561">
            <text:p>1131205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156601">
            <text:p>11415660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133717">
            <text:p>11413371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193413">
            <text:p>11319341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597054">
            <text:p>11359705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154444">
            <text:p>11415444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207779">
            <text:p>11420777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318813">
            <text:p>11431881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149904">
            <text:p>11314990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269727">
            <text:p>11426972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209740">
            <text:p>11420974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189576">
            <text:p>11318957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396774">
            <text:p>11439677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232584">
            <text:p>11423258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298809">
            <text:p>1142988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233258">
            <text:p>11423325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5013878">
            <text:p>1150138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213637">
            <text:p>11321363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201257">
            <text:p>11320125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388889">
            <text:p>11438888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219436">
            <text:p>11321943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245137">
            <text:p>11324513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513228">
            <text:p>11451322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865332">
            <text:p>11386533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590537">
            <text:p>11359053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259303">
            <text:p>11325930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500583">
            <text:p>11450058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382834">
            <text:p>11438283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427268">
            <text:p>11442726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269016">
            <text:p>11426901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Cross Core</text:p>
          </table:table-cell>
          <table:table-cell/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4669699">
            <text:p>10466969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924908">
            <text:p>1079249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239400">
            <text:p>11123940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6682415">
            <text:p>10668241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2820370">
            <text:p>6282037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9769471">
            <text:p>11976947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662197">
            <text:p>11066219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320465">
            <text:p>11032046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4781347">
            <text:p>12478134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980394">
            <text:p>11298039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0150875">
            <text:p>12015087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5984661">
            <text:p>1159846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985584">
            <text:p>11198558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6923744">
            <text:p>11692374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0235977">
            <text:p>12023597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4332688">
            <text:p>12433268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683935">
            <text:p>11068393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876496">
            <text:p>11087649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1524863">
            <text:p>12152486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832486">
            <text:p>11083248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6568745">
            <text:p>11656874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562949">
            <text:p>11056294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1473036">
            <text:p>12147303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4396720">
            <text:p>10439672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9512521">
            <text:p>11951252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92842">
            <text:p>10249284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3432190">
            <text:p>11343219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6418493">
            <text:p>11641849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460832">
            <text:p>11246083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444369">
            <text:p>11244436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5955400">
            <text:p>12595540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0531819">
            <text:p>12053181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9547499">
            <text:p>12954749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1325321">
            <text:p>12132532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6608188">
            <text:p>12660818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4004586">
            <text:p>12400458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7297332">
            <text:p>12729733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2610718">
            <text:p>1226107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6070129">
            <text:p>11607012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1014996">
            <text:p>12101499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2316770">
            <text:p>12231677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0279742">
            <text:p>12027974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4156130">
            <text:p>12415613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58590806">
            <text:p>5859080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0622513">
            <text:p>12062251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1452517">
            <text:p>13145251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5332818">
            <text:p>1253328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8795006">
            <text:p>12879500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2236371">
            <text:p>12223637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6784539">
            <text:p>12678453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8599702">
            <text:p>12859970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2673257">
            <text:p>12267325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7422944">
            <text:p>9742294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62380654">
            <text:p>6238065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2571385">
            <text:p>12257138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8632000">
            <text:p>12863200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7170953">
            <text:p>12717095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8153208">
            <text:p>1281532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0092902">
            <text:p>12009290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5532399">
            <text:p>12553239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79121495">
            <text:p>7912149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82980746">
            <text:p>8298074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63353601">
            <text:p>6335360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2689009">
            <text:p>1026890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3613940">
            <text:p>10361394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36371635">
            <text:p>13637163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88012756">
            <text:p>8801275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83338191">
            <text:p>8333819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9546152">
            <text:p>12954615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3096375">
            <text:p>10309637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97214268">
            <text:p>9721426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86437947">
            <text:p>8643794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7045705">
            <text:p>10704570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86140064">
            <text:p>8614006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84809872">
            <text:p>8480987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3566906">
            <text:p>10356690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3940055">
            <text:p>10394005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96158293">
            <text:p>9615829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649656">
            <text:p>10564965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72528132">
            <text:p>7252813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7494368">
            <text:p>10749436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69356310">
            <text:p>6935631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944807">
            <text:p>10594480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87124558">
            <text:p>8712455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66487171">
            <text:p>6648717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69427394">
            <text:p>6942739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3039378">
            <text:p>1030393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87349402">
            <text:p>8734940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59542696">
            <text:p>5954269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99625638">
            <text:p>9962563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78950232">
            <text:p>7895023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8704058">
            <text:p>10870405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9744985">
            <text:p>10974498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9706348">
            <text:p>10970634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2233348">
            <text:p>11223334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0335311">
            <text:p>11033531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778946">
            <text:p>12077894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7522646">
            <text:p>10752264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2908352">
            <text:p>10290835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8338467">
            <text:p>10833846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9276129">
            <text:p>10927612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0067766">
            <text:p>11006776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83875068">
            <text:p>8387506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6441779">
            <text:p>10644177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4350477">
            <text:p>10435047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0662102">
            <text:p>11066210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8343195">
            <text:p>10834319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4041186">
            <text:p>10404118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7371264">
            <text:p>9737126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7648721">
            <text:p>10764872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5444501">
            <text:p>10544450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9520138">
            <text:p>10952013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3675422">
            <text:p>10367542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9517678">
            <text:p>1095176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361676">
            <text:p>9136167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8813250">
            <text:p>9881325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4949466">
            <text:p>10494946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9495909">
            <text:p>1094959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9596070">
            <text:p>10959607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4899066">
            <text:p>10489906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1944496">
            <text:p>10194449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1226218">
            <text:p>1012262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1054039">
            <text:p>10105403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4274181">
            <text:p>9427418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693036">
            <text:p>10369303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4285891">
            <text:p>9428589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337337">
            <text:p>10633733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240561">
            <text:p>1052405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230845">
            <text:p>10023084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1666051">
            <text:p>10166605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552228">
            <text:p>10255222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596107">
            <text:p>9659610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1784106">
            <text:p>9178410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848268">
            <text:p>9984826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633904">
            <text:p>9663390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933533">
            <text:p>10693353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1937464">
            <text:p>10193746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915554">
            <text:p>10091555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553448">
            <text:p>10255344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207418">
            <text:p>1042074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081161">
            <text:p>950811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555717">
            <text:p>10255571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028086">
            <text:p>10402808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759557">
            <text:p>10275955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1698386">
            <text:p>10169838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966508">
            <text:p>1009665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641991">
            <text:p>9564199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909077">
            <text:p>10390907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039611">
            <text:p>10503961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654029">
            <text:p>10265402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0125767">
            <text:p>11012576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114055">
            <text:p>11411405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773431">
            <text:p>11477343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335609">
            <text:p>1123356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479779">
            <text:p>11147977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357653">
            <text:p>11535765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7099037">
            <text:p>11709903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6331080">
            <text:p>11633108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6516182">
            <text:p>11651618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176603">
            <text:p>11117660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6989611">
            <text:p>11698961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862435">
            <text:p>11486243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482818">
            <text:p>1124828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9467158">
            <text:p>10946715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249486">
            <text:p>11124948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79272">
            <text:p>11327927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6004114">
            <text:p>11600411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124444">
            <text:p>11512444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61741">
            <text:p>11226174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584955">
            <text:p>11158495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6495740">
            <text:p>11649574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064936">
            <text:p>11206493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7149687">
            <text:p>11714968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488693">
            <text:p>11548869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08603">
            <text:p>11330860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648085">
            <text:p>11264808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868770">
            <text:p>11486877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9453972">
            <text:p>10945397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71862008">
            <text:p>718620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0519362">
            <text:p>11051936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5980778">
            <text:p>1159807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0744243">
            <text:p>11074424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843731">
            <text:p>11384373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384061">
            <text:p>1143840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5195487">
            <text:p>11519548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1936052">
            <text:p>11193605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09758502">
            <text:p>10975850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5767870">
            <text:p>11576787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1628863">
            <text:p>11162886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0347277">
            <text:p>11034727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1601278">
            <text:p>1116012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1727443">
            <text:p>11172744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01763312">
            <text:p>10176331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5427076">
            <text:p>11542707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5336787">
            <text:p>11533678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147411">
            <text:p>11314741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1784450">
            <text:p>11178445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072179">
            <text:p>11307217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1897270">
            <text:p>11189727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033975">
            <text:p>11403397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5938539">
            <text:p>11593853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680573">
            <text:p>11368057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1132706">
            <text:p>11113270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1840577">
            <text:p>11184057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2192125">
            <text:p>11219212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858502">
            <text:p>11385850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042450">
            <text:p>11404245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907282">
            <text:p>11490728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762625">
            <text:p>11376262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5543801">
            <text:p>11554380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Cross Socket</text:p>
          </table:table-cell>
          <table:table-cell/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1260878">
            <text:p>212608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2893166">
            <text:p>3289316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7947918">
            <text:p>279479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9487594">
            <text:p>2948759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3938561">
            <text:p>439385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6868957">
            <text:p>1686895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9059644">
            <text:p>2905964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7619366">
            <text:p>2761936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7743053">
            <text:p>2774305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6583049">
            <text:p>3658304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2587062">
            <text:p>3258706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7879831">
            <text:p>1787983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6350661">
            <text:p>263506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5827131">
            <text:p>2582713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2518582">
            <text:p>2251858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0355152">
            <text:p>3035515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1435006">
            <text:p>3143500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6260274">
            <text:p>2626027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3345102">
            <text:p>2334510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0138423">
            <text:p>3013842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3880469">
            <text:p>2388046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2188009">
            <text:p>221880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3921409">
            <text:p>239214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4606564">
            <text:p>2460656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2289173">
            <text:p>3228917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0532750">
            <text:p>3053275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3073351">
            <text:p>3307335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2296623">
            <text:p>2229662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5767883">
            <text:p>4576788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6210814">
            <text:p>3621081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4809755">
            <text:p>1480975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4877836">
            <text:p>1487783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2059199">
            <text:p>2205919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9681149">
            <text:p>1968114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2057669">
            <text:p>2205766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0695493">
            <text:p>2069549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8222745">
            <text:p>1822274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6500346">
            <text:p>1650034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6631267">
            <text:p>1663126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7182072">
            <text:p>1718207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3909357">
            <text:p>3390935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2508099">
            <text:p>2250809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44412383">
            <text:p>4441238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5717482">
            <text:p>1571748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6069149">
            <text:p>1606914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7629197">
            <text:p>1762919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6815368">
            <text:p>1681536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7585032">
            <text:p>1758503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4573701">
            <text:p>2457370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6282802">
            <text:p>2628280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0118928">
            <text:p>2011892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1838857">
            <text:p>2183885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8690321">
            <text:p>1869032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7354431">
            <text:p>1735443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1137949">
            <text:p>2113794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8538960">
            <text:p>1853896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4026533">
            <text:p>1402653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5030798">
            <text:p>1503079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1583610">
            <text:p>2158361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4108420">
            <text:p>2410842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5224845">
            <text:p>2522484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5145574">
            <text:p>1514557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9197924">
            <text:p>2919792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4930322">
            <text:p>2493032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4577515">
            <text:p>2457751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434073">
            <text:p>1243407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4633009">
            <text:p>246330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2561397">
            <text:p>2256139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0429378">
            <text:p>204293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32242211">
            <text:p>3224221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3826648">
            <text:p>1382664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8604587">
            <text:p>1860458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989896">
            <text:p>2398989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1443572">
            <text:p>2144357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972008">
            <text:p>239720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8203481">
            <text:p>1820348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576301">
            <text:p>2357630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9707735">
            <text:p>1970773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076826">
            <text:p>2307682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7960270">
            <text:p>2796027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4889829">
            <text:p>2488982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0727808">
            <text:p>207278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5013312">
            <text:p>2501331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4563591">
            <text:p>2456359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7528471">
            <text:p>1752847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1800991">
            <text:p>2180099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7964666">
            <text:p>2796466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1821581">
            <text:p>2182158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7899059">
            <text:p>1789905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8384998">
            <text:p>1838499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023309">
            <text:p>220233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8667978">
            <text:p>186679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1199394">
            <text:p>2119939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721127">
            <text:p>1272112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3812094">
            <text:p>2381209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1614104">
            <text:p>2161410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8542184">
            <text:p>1854218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7209618">
            <text:p>272096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4089964">
            <text:p>1408996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3320109">
            <text:p>233201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5025277">
            <text:p>1502527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0234515">
            <text:p>2023451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006679">
            <text:p>1300667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9366103">
            <text:p>1936610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1523176">
            <text:p>2152317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642570">
            <text:p>2264257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807495">
            <text:p>1080749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0188922">
            <text:p>2018892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100795">
            <text:p>2210079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9528508">
            <text:p>195285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189620">
            <text:p>2218962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619540">
            <text:p>1361954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3008687">
            <text:p>2300868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4411739">
            <text:p>2441173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7529132">
            <text:p>1752913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137881">
            <text:p>2213788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9535798">
            <text:p>1953579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8120182">
            <text:p>1812018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1348842">
            <text:p>2134884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4225185">
            <text:p>1422518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3607243">
            <text:p>2360724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0242688">
            <text:p>2024268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034241">
            <text:p>1203424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5180847">
            <text:p>1518084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5881599">
            <text:p>1588159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4039563">
            <text:p>1403956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3245518">
            <text:p>232455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7273465">
            <text:p>1727346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6800811">
            <text:p>1680081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5034094">
            <text:p>1503409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5025493">
            <text:p>2502549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7270045">
            <text:p>1727004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5285812">
            <text:p>1528581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8781939">
            <text:p>1878193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7573214">
            <text:p>1757321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0486215">
            <text:p>2048621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8306039">
            <text:p>1830603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1165007">
            <text:p>2116500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4384125">
            <text:p>1438412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1436171">
            <text:p>3143617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4685372">
            <text:p>1468537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8879755">
            <text:p>2887975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8236518">
            <text:p>282365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6280904">
            <text:p>1628090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4177222">
            <text:p>1417722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1820886">
            <text:p>2182088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0311535">
            <text:p>2031153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3403293">
            <text:p>2340329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9306207">
            <text:p>1930620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0675605">
            <text:p>2067560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175931">
            <text:p>1617593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924751">
            <text:p>1692475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2789016">
            <text:p>2278901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1530181">
            <text:p>2153018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2173986">
            <text:p>3217398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6370171">
            <text:p>2637017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595112">
            <text:p>1359511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654337">
            <text:p>1665433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425475">
            <text:p>1342547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2986099">
            <text:p>2298609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408311">
            <text:p>1440831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346182">
            <text:p>1634618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126284">
            <text:p>1712628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933261">
            <text:p>1693326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942726">
            <text:p>1794272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9828778">
            <text:p>1982877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907050">
            <text:p>1790705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2513633">
            <text:p>3251363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602045">
            <text:p>1660204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3276009">
            <text:p>2327600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9314091">
            <text:p>1931409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8722610">
            <text:p>1872261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8230191">
            <text:p>2823019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9643345">
            <text:p>1964334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9062718">
            <text:p>190627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715585">
            <text:p>1771558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8389708">
            <text:p>1838970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288044">
            <text:p>1428804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2992445">
            <text:p>2299244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215563">
            <text:p>1621556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35493830">
            <text:p>3549383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9854804">
            <text:p>1985480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5139773">
            <text:p>1513977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4550484">
            <text:p>2455048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8932835">
            <text:p>28932835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6941920">
            <text:p>1694192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3224048">
            <text:p>2322404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1487180">
            <text:p>21487180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2661796">
            <text:p>2266179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7462341">
            <text:p>1746234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4460162">
            <text:p>2446016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0558058">
            <text:p>2055805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4508694">
            <text:p>1450869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4717329">
            <text:p>2471732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5665414">
            <text:p>15665414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0534147">
            <text:p>2053414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1807366">
            <text:p>2180736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6433757">
            <text:p>1643375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33037392">
            <text:p>3303739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7502631">
            <text:p>1750263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6228113">
            <text:p>26228113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3370762">
            <text:p>23370762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4174218">
            <text:p>14174218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5768387">
            <text:p>25768387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4793489">
            <text:p>14793489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2589146">
            <text:p>2258914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7426136">
            <text:p>2742613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8770026">
            <text:p>18770026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0622001">
            <text:p>20622001</text:p>
          </table:table-cell>
        </table:table-row>
        <table:table-row table:style-name="ro2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4726125">
            <text:p>14726125</text:p>
          </table:table-cell>
        </table:table-row>
        <table:table-row table:style-name="ro2" table:number-rows-repeated="63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dCardAndCompileThreshSC" table:style-name="ta1">
        <table:shapes>
          <draw:frame draw:z-index="0" draw:style-name="gr1" svg:width="28.148cm" svg:height="7.319cm" svg:x="3.094cm" svg:y="4.269cm">
            <draw:object draw:notify-on-update-of-ranges="CondCardAndCompileThreshSC.A1:CondCardAndCompileThreshSC.A1 CondCardAndCompileThreshSC.A2:CondCardAndCompileThreshSC.A31 CondCardAndCompileThreshSC.B1:CondCardAndCompileThreshSC.B1 CondCardAndCompileThreshSC.B2:CondCardAndCompileThreshSC.B31 CondCardAndCompileThreshSC.C1:CondCardAndCompileThreshSC.C1 CondCardAndCompileThreshSC.C2:CondCardAndCompileThreshSC.C31 CondCardAndCompileThreshSC.D1:CondCardAndCompileThreshSC.D1 CondCardAndCompileThreshSC.D2:CondCardAndCompileThreshSC.D31 CondCardAndCompileThreshSC.E1:CondCardAndCompileThreshSC.E1 CondCardAndCompileThreshSC.E2:CondCardAndCompileThreshSC.E31 CondCardAndCompileThreshSC.F1:CondCardAndCompileThreshSC.F1 CondCardAndCompileThreshSC.F2:CondCardAndCompileThreshSC.F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4" table:number-columns-repeated="3" table:default-cell-style-name="ce2"/>
        <table:table-column table:style-name="co4" table:number-columns-repeated="2" table:default-cell-style-name="ce3"/>
        <table:table-row table:style-name="ro2">
          <table:table-cell office:value-type="string">
            <text:p>O1</text:p>
          </table:table-cell>
          <table:table-cell office:value-type="string">
            <text:p>O2</text:p>
          </table:table-cell>
          <table:table-cell table:style-name="Default" office:value-type="string">
            <text:p>I1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3</text:p>
          </table:table-cell>
          <table:table-cell table:style-name="Default" office:value-type="string">
            <text:p>I4</text:p>
          </table:table-cell>
          <table:table-cell table:style-name="Default" office:value-type="string">
            <text:p>I5</text:p>
          </table:table-cell>
        </table:table-row>
        <table:table-row table:style-name="ro2">
          <table:table-cell table:formula="of:=[$Sheet1.$C9]" office:value-type="float" office:value="96740585">
            <text:p>96740585</text:p>
          </table:table-cell>
          <table:table-cell table:formula="of:=[$Sheet1.$C42]" office:value-type="float" office:value="89220545">
            <text:p>89220545</text:p>
          </table:table-cell>
          <table:table-cell table:formula="of:=[$Sheet1.$C67]" office:value-type="float" office:value="104599324">
            <text:p>104599324</text:p>
          </table:table-cell>
          <table:table-cell table:formula="of:=[$Sheet1.$C112]" office:value-type="float" office:value="96118276">
            <text:p>96118276</text:p>
          </table:table-cell>
          <table:table-cell table:formula="of:=[$Sheet1.$C124]" office:value-type="float" office:value="105046197">
            <text:p>105046197</text:p>
          </table:table-cell>
          <table:table-cell table:formula="of:=[$Sheet1.$C162]" office:value-type="float" office:value="112655422">
            <text:p>112655422</text:p>
          </table:table-cell>
          <table:table-cell table:formula="of:=[$Sheet1.$C183]" office:value-type="float" office:value="113120561">
            <text:p>113120561</text:p>
          </table:table-cell>
        </table:table-row>
        <table:table-row table:style-name="ro2">
          <table:table-cell table:formula="of:=[$Sheet1.$C32]" office:value-type="float" office:value="101976686">
            <text:p>101976686</text:p>
          </table:table-cell>
          <table:table-cell table:formula="of:=[$Sheet1.$C50]" office:value-type="float" office:value="89244952">
            <text:p>89244952</text:p>
          </table:table-cell>
          <table:table-cell table:formula="of:=[$Sheet1.$C89]" office:value-type="float" office:value="104759351">
            <text:p>104759351</text:p>
          </table:table-cell>
          <table:table-cell table:formula="of:=[$Sheet1.$C114]" office:value-type="float" office:value="97222574">
            <text:p>97222574</text:p>
          </table:table-cell>
          <table:table-cell table:formula="of:=[$Sheet1.$C149]" office:value-type="float" office:value="105114731">
            <text:p>105114731</text:p>
          </table:table-cell>
          <table:table-cell table:formula="of:=[$Sheet1.$C180]" office:value-type="float" office:value="112724311">
            <text:p>112724311</text:p>
          </table:table-cell>
          <table:table-cell table:formula="of:=[$Sheet1.$C191]" office:value-type="float" office:value="113149904">
            <text:p>113149904</text:p>
          </table:table-cell>
        </table:table-row>
        <table:table-row table:style-name="ro2">
          <table:table-cell table:formula="of:=[$Sheet1.$C13]" office:value-type="float" office:value="102409695">
            <text:p>102409695</text:p>
          </table:table-cell>
          <table:table-cell table:formula="of:=[$Sheet1.$C53]" office:value-type="float" office:value="89271681">
            <text:p>89271681</text:p>
          </table:table-cell>
          <table:table-cell table:formula="of:=[$Sheet1.$C74]" office:value-type="float" office:value="104822578">
            <text:p>104822578</text:p>
          </table:table-cell>
          <table:table-cell table:formula="of:=[$Sheet1.$C95]" office:value-type="float" office:value="97247706">
            <text:p>97247706</text:p>
          </table:table-cell>
          <table:table-cell table:formula="of:=[$Sheet1.$C148]" office:value-type="float" office:value="105249664">
            <text:p>105249664</text:p>
          </table:table-cell>
          <table:table-cell table:formula="of:=[$Sheet1.$C157]" office:value-type="float" office:value="113013549">
            <text:p>113013549</text:p>
          </table:table-cell>
          <table:table-cell table:formula="of:=[$Sheet1.$C194]" office:value-type="float" office:value="113189576">
            <text:p>113189576</text:p>
          </table:table-cell>
        </table:table-row>
        <table:table-row table:style-name="ro2">
          <table:table-cell table:formula="of:=[$Sheet1.$C17]" office:value-type="float" office:value="102772668">
            <text:p>102772668</text:p>
          </table:table-cell>
          <table:table-cell table:formula="of:=[$Sheet1.$C46]" office:value-type="float" office:value="89291497">
            <text:p>89291497</text:p>
          </table:table-cell>
          <table:table-cell table:formula="of:=[$Sheet1.$C86]" office:value-type="float" office:value="105068186">
            <text:p>105068186</text:p>
          </table:table-cell>
          <table:table-cell table:formula="of:=[$Sheet1.$C116]" office:value-type="float" office:value="97265403">
            <text:p>97265403</text:p>
          </table:table-cell>
          <table:table-cell table:formula="of:=[$Sheet1.$C137]" office:value-type="float" office:value="105325820">
            <text:p>105325820</text:p>
          </table:table-cell>
          <table:table-cell table:formula="of:=[$Sheet1.$C164]" office:value-type="float" office:value="113145826">
            <text:p>113145826</text:p>
          </table:table-cell>
          <table:table-cell table:formula="of:=[$Sheet1.$C186]" office:value-type="float" office:value="113193413">
            <text:p>113193413</text:p>
          </table:table-cell>
        </table:table-row>
        <table:table-row table:style-name="ro2">
          <table:table-cell table:formula="of:=[$Sheet1.$C20]" office:value-type="float" office:value="102809911">
            <text:p>102809911</text:p>
          </table:table-cell>
          <table:table-cell table:formula="of:=[$Sheet1.$C61]" office:value-type="float" office:value="89418385">
            <text:p>89418385</text:p>
          </table:table-cell>
          <table:table-cell table:formula="of:=[$Sheet1.$C65]" office:value-type="float" office:value="105191895">
            <text:p>105191895</text:p>
          </table:table-cell>
          <table:table-cell table:formula="of:=[$Sheet1.$C117]" office:value-type="float" office:value="97317592">
            <text:p>97317592</text:p>
          </table:table-cell>
          <table:table-cell table:formula="of:=[$Sheet1.$C125]" office:value-type="float" office:value="105449547">
            <text:p>105449547</text:p>
          </table:table-cell>
          <table:table-cell table:formula="of:=[$Sheet1.$C175]" office:value-type="float" office:value="113315000">
            <text:p>113315000</text:p>
          </table:table-cell>
          <table:table-cell table:formula="of:=[$Sheet1.$C201]" office:value-type="float" office:value="113201257">
            <text:p>113201257</text:p>
          </table:table-cell>
        </table:table-row>
        <table:table-row table:style-name="ro2">
          <table:table-cell table:formula="of:=[$Sheet1.$C22]" office:value-type="float" office:value="102928232">
            <text:p>102928232</text:p>
          </table:table-cell>
          <table:table-cell table:formula="of:=[$Sheet1.$C49]" office:value-type="float" office:value="89492221">
            <text:p>89492221</text:p>
          </table:table-cell>
          <table:table-cell table:formula="of:=[$Sheet1.$C84]" office:value-type="float" office:value="105258703">
            <text:p>105258703</text:p>
          </table:table-cell>
          <table:table-cell table:formula="of:=[$Sheet1.$C118]" office:value-type="float" office:value="97324029">
            <text:p>97324029</text:p>
          </table:table-cell>
          <table:table-cell table:formula="of:=[$Sheet1.$C133]" office:value-type="float" office:value="105497557">
            <text:p>105497557</text:p>
          </table:table-cell>
          <table:table-cell table:formula="of:=[$Sheet1.$C172]" office:value-type="float" office:value="113393415">
            <text:p>113393415</text:p>
          </table:table-cell>
          <table:table-cell table:formula="of:=[$Sheet1.$C200]" office:value-type="float" office:value="113213637">
            <text:p>113213637</text:p>
          </table:table-cell>
        </table:table-row>
        <table:table-row table:style-name="ro2">
          <table:table-cell table:formula="of:=[$Sheet1.$C31]" office:value-type="float" office:value="102958221">
            <text:p>102958221</text:p>
          </table:table-cell>
          <table:table-cell table:formula="of:=[$Sheet1.$C39]" office:value-type="float" office:value="89507033">
            <text:p>89507033</text:p>
          </table:table-cell>
          <table:table-cell table:formula="of:=[$Sheet1.$C82]" office:value-type="float" office:value="105292278">
            <text:p>105292278</text:p>
          </table:table-cell>
          <table:table-cell table:formula="of:=[$Sheet1.$C96]" office:value-type="float" office:value="97360496">
            <text:p>97360496</text:p>
          </table:table-cell>
          <table:table-cell table:formula="of:=[$Sheet1.$C152]" office:value-type="float" office:value="105540129">
            <text:p>105540129</text:p>
          </table:table-cell>
          <table:table-cell table:formula="of:=[$Sheet1.$C165]" office:value-type="float" office:value="113402017">
            <text:p>113402017</text:p>
          </table:table-cell>
          <table:table-cell table:formula="of:=[$Sheet1.$C203]" office:value-type="float" office:value="113219436">
            <text:p>113219436</text:p>
          </table:table-cell>
        </table:table-row>
        <table:table-row table:style-name="ro2">
          <table:table-cell table:formula="of:=[$Sheet1.$C12]" office:value-type="float" office:value="103034580">
            <text:p>103034580</text:p>
          </table:table-cell>
          <table:table-cell table:formula="of:=[$Sheet1.$C38]" office:value-type="float" office:value="89514318">
            <text:p>89514318</text:p>
          </table:table-cell>
          <table:table-cell table:formula="of:=[$Sheet1.$C92]" office:value-type="float" office:value="105314608">
            <text:p>105314608</text:p>
          </table:table-cell>
          <table:table-cell table:formula="of:=[$Sheet1.$C93]" office:value-type="float" office:value="97753207">
            <text:p>97753207</text:p>
          </table:table-cell>
          <table:table-cell table:formula="of:=[$Sheet1.$C144]" office:value-type="float" office:value="105559077">
            <text:p>105559077</text:p>
          </table:table-cell>
          <table:table-cell table:formula="of:=[$Sheet1.$C176]" office:value-type="float" office:value="113517793">
            <text:p>113517793</text:p>
          </table:table-cell>
          <table:table-cell table:formula="of:=[$Sheet1.$C204]" office:value-type="float" office:value="113245137">
            <text:p>113245137</text:p>
          </table:table-cell>
        </table:table-row>
        <table:table-row table:style-name="ro2">
          <table:table-cell table:formula="of:=[$Sheet1.$C10]" office:value-type="float" office:value="103085159">
            <text:p>103085159</text:p>
          </table:table-cell>
          <table:table-cell table:formula="of:=[$Sheet1.$C58]" office:value-type="float" office:value="89543441">
            <text:p>89543441</text:p>
          </table:table-cell>
          <table:table-cell table:formula="of:=[$Sheet1.$C81]" office:value-type="float" office:value="105321978">
            <text:p>105321978</text:p>
          </table:table-cell>
          <table:table-cell table:formula="of:=[$Sheet1.$C115]" office:value-type="float" office:value="97972519">
            <text:p>97972519</text:p>
          </table:table-cell>
          <table:table-cell table:formula="of:=[$Sheet1.$C145]" office:value-type="float" office:value="105617141">
            <text:p>105617141</text:p>
          </table:table-cell>
          <table:table-cell table:formula="of:=[$Sheet1.$C154]" office:value-type="float" office:value="113538945">
            <text:p>113538945</text:p>
          </table:table-cell>
          <table:table-cell table:formula="of:=[$Sheet1.$C208]" office:value-type="float" office:value="113259303">
            <text:p>113259303</text:p>
          </table:table-cell>
        </table:table-row>
        <table:table-row table:style-name="ro2">
          <table:table-cell table:formula="of:=[$Sheet1.$C27]" office:value-type="float" office:value="103103578">
            <text:p>103103578</text:p>
          </table:table-cell>
          <table:table-cell table:formula="of:=[$Sheet1.$C40]" office:value-type="float" office:value="89600125">
            <text:p>89600125</text:p>
          </table:table-cell>
          <table:table-cell table:formula="of:=[$Sheet1.$C70]" office:value-type="float" office:value="105330914">
            <text:p>105330914</text:p>
          </table:table-cell>
          <table:table-cell table:formula="of:=[$Sheet1.$C106]" office:value-type="float" office:value="98031953">
            <text:p>98031953</text:p>
          </table:table-cell>
          <table:table-cell table:formula="of:=[$Sheet1.$C147]" office:value-type="float" office:value="105633881">
            <text:p>105633881</text:p>
          </table:table-cell>
          <table:table-cell table:formula="of:=[$Sheet1.$C171]" office:value-type="float" office:value="113562966">
            <text:p>113562966</text:p>
          </table:table-cell>
          <table:table-cell table:formula="of:=[$Sheet1.$C207]" office:value-type="float" office:value="113590537">
            <text:p>113590537</text:p>
          </table:table-cell>
        </table:table-row>
        <table:table-row table:style-name="ro2">
          <table:table-cell table:formula="of:=[$Sheet1.$C24]" office:value-type="float" office:value="103113974">
            <text:p>103113974</text:p>
          </table:table-cell>
          <table:table-cell table:formula="of:=[$Sheet1.$C44]" office:value-type="float" office:value="89633174">
            <text:p>89633174</text:p>
          </table:table-cell>
          <table:table-cell table:formula="of:=[$Sheet1.$C64]" office:value-type="float" office:value="105351977">
            <text:p>105351977</text:p>
          </table:table-cell>
          <table:table-cell table:formula="of:=[$Sheet1.$C102]" office:value-type="float" office:value="98178851">
            <text:p>98178851</text:p>
          </table:table-cell>
          <table:table-cell table:formula="of:=[$Sheet1.$C141]" office:value-type="float" office:value="105639988">
            <text:p>105639988</text:p>
          </table:table-cell>
          <table:table-cell table:formula="of:=[$Sheet1.$C159]" office:value-type="float" office:value="113785304">
            <text:p>113785304</text:p>
          </table:table-cell>
          <table:table-cell table:formula="of:=[$Sheet1.$C187]" office:value-type="float" office:value="113597054">
            <text:p>113597054</text:p>
          </table:table-cell>
        </table:table-row>
        <table:table-row table:style-name="ro2">
          <table:table-cell table:formula="of:=[$Sheet1.$C19]" office:value-type="float" office:value="103231921">
            <text:p>103231921</text:p>
          </table:table-cell>
          <table:table-cell table:formula="of:=[$Sheet1.$C54]" office:value-type="float" office:value="89633387">
            <text:p>89633387</text:p>
          </table:table-cell>
          <table:table-cell table:formula="of:=[$Sheet1.$C91]" office:value-type="float" office:value="105393352">
            <text:p>105393352</text:p>
          </table:table-cell>
          <table:table-cell table:formula="of:=[$Sheet1.$C122]" office:value-type="float" office:value="98198558">
            <text:p>98198558</text:p>
          </table:table-cell>
          <table:table-cell table:formula="of:=[$Sheet1.$C143]" office:value-type="float" office:value="105644434">
            <text:p>105644434</text:p>
          </table:table-cell>
          <table:table-cell table:formula="of:=[$Sheet1.$C158]" office:value-type="float" office:value="114160012">
            <text:p>114160012</text:p>
          </table:table-cell>
          <table:table-cell table:formula="of:=[$Sheet1.$C206]" office:value-type="float" office:value="113865332">
            <text:p>113865332</text:p>
          </table:table-cell>
        </table:table-row>
        <table:table-row table:style-name="ro2">
          <table:table-cell table:formula="of:=[$Sheet1.$C11]" office:value-type="float" office:value="103282225">
            <text:p>103282225</text:p>
          </table:table-cell>
          <table:table-cell table:formula="of:=[$Sheet1.$C55]" office:value-type="float" office:value="89650272">
            <text:p>89650272</text:p>
          </table:table-cell>
          <table:table-cell table:formula="of:=[$Sheet1.$C83]" office:value-type="float" office:value="105574434">
            <text:p>105574434</text:p>
          </table:table-cell>
          <table:table-cell table:formula="of:=[$Sheet1.$C98]" office:value-type="float" office:value="98212928">
            <text:p>98212928</text:p>
          </table:table-cell>
          <table:table-cell table:formula="of:=[$Sheet1.$C142]" office:value-type="float" office:value="105755090">
            <text:p>105755090</text:p>
          </table:table-cell>
          <table:table-cell table:formula="of:=[$Sheet1.$C153]" office:value-type="float" office:value="114185507">
            <text:p>114185507</text:p>
          </table:table-cell>
          <table:table-cell table:formula="of:=[$Sheet1.$C185]" office:value-type="float" office:value="114133717">
            <text:p>114133717</text:p>
          </table:table-cell>
        </table:table-row>
        <table:table-row table:style-name="ro2">
          <table:table-cell table:formula="of:=[$Sheet1.$C28]" office:value-type="float" office:value="103300580">
            <text:p>103300580</text:p>
          </table:table-cell>
          <table:table-cell table:formula="of:=[$Sheet1.$C34]" office:value-type="float" office:value="89945876">
            <text:p>89945876</text:p>
          </table:table-cell>
          <table:table-cell table:formula="of:=[$Sheet1.$C63]" office:value-type="float" office:value="105582098">
            <text:p>105582098</text:p>
          </table:table-cell>
          <table:table-cell table:formula="of:=[$Sheet1.$C99]" office:value-type="float" office:value="98226240">
            <text:p>98226240</text:p>
          </table:table-cell>
          <table:table-cell table:formula="of:=[$Sheet1.$C139]" office:value-type="float" office:value="105868696">
            <text:p>105868696</text:p>
          </table:table-cell>
          <table:table-cell table:formula="of:=[$Sheet1.$C170]" office:value-type="float" office:value="114213068">
            <text:p>114213068</text:p>
          </table:table-cell>
          <table:table-cell table:formula="of:=[$Sheet1.$C188]" office:value-type="float" office:value="114154444">
            <text:p>114154444</text:p>
          </table:table-cell>
        </table:table-row>
        <table:table-row table:style-name="ro2">
          <table:table-cell table:formula="of:=[$Sheet1.$C3]" office:value-type="float" office:value="103326423">
            <text:p>103326423</text:p>
          </table:table-cell>
          <table:table-cell table:formula="of:=[$Sheet1.$C41]" office:value-type="float" office:value="89990738">
            <text:p>89990738</text:p>
          </table:table-cell>
          <table:table-cell table:formula="of:=[$Sheet1.$C78]" office:value-type="float" office:value="105668653">
            <text:p>105668653</text:p>
          </table:table-cell>
          <table:table-cell table:formula="of:=[$Sheet1.$C100]" office:value-type="float" office:value="98249965">
            <text:p>98249965</text:p>
          </table:table-cell>
          <table:table-cell table:formula="of:=[$Sheet1.$C130]" office:value-type="float" office:value="105879722">
            <text:p>105879722</text:p>
          </table:table-cell>
          <table:table-cell table:formula="of:=[$Sheet1.$C168]" office:value-type="float" office:value="114220608">
            <text:p>114220608</text:p>
          </table:table-cell>
          <table:table-cell table:formula="of:=[$Sheet1.$C184]" office:value-type="float" office:value="114156601">
            <text:p>114156601</text:p>
          </table:table-cell>
        </table:table-row>
        <table:table-row table:style-name="ro2">
          <table:table-cell table:formula="of:=[$Sheet1.$C14]" office:value-type="float" office:value="103340426">
            <text:p>103340426</text:p>
          </table:table-cell>
          <table:table-cell table:formula="of:=[$Sheet1.$C56]" office:value-type="float" office:value="90033834">
            <text:p>90033834</text:p>
          </table:table-cell>
          <table:table-cell table:formula="of:=[$Sheet1.$C90]" office:value-type="float" office:value="105679319">
            <text:p>105679319</text:p>
          </table:table-cell>
          <table:table-cell table:formula="of:=[$Sheet1.$C105]" office:value-type="float" office:value="98310327">
            <text:p>98310327</text:p>
          </table:table-cell>
          <table:table-cell table:formula="of:=[$Sheet1.$C136]" office:value-type="float" office:value="105938176">
            <text:p>105938176</text:p>
          </table:table-cell>
          <table:table-cell table:formula="of:=[$Sheet1.$C169]" office:value-type="float" office:value="114232329">
            <text:p>114232329</text:p>
          </table:table-cell>
          <table:table-cell table:formula="of:=[$Sheet1.$C189]" office:value-type="float" office:value="114207779">
            <text:p>114207779</text:p>
          </table:table-cell>
        </table:table-row>
        <table:table-row table:style-name="ro2">
          <table:table-cell table:formula="of:=[$Sheet1.$C15]" office:value-type="float" office:value="103359452">
            <text:p>103359452</text:p>
          </table:table-cell>
          <table:table-cell table:formula="of:=[$Sheet1.$C52]" office:value-type="float" office:value="90057697">
            <text:p>90057697</text:p>
          </table:table-cell>
          <table:table-cell table:formula="of:=[$Sheet1.$C87]" office:value-type="float" office:value="105732067">
            <text:p>105732067</text:p>
          </table:table-cell>
          <table:table-cell table:formula="of:=[$Sheet1.$C121]" office:value-type="float" office:value="98344394">
            <text:p>98344394</text:p>
          </table:table-cell>
          <table:table-cell table:formula="of:=[$Sheet1.$C146]" office:value-type="float" office:value="105958985">
            <text:p>105958985</text:p>
          </table:table-cell>
          <table:table-cell table:formula="of:=[$Sheet1.$C160]" office:value-type="float" office:value="114259146">
            <text:p>114259146</text:p>
          </table:table-cell>
          <table:table-cell table:formula="of:=[$Sheet1.$C193]" office:value-type="float" office:value="114209740">
            <text:p>114209740</text:p>
          </table:table-cell>
        </table:table-row>
        <table:table-row table:style-name="ro2">
          <table:table-cell table:formula="of:=[$Sheet1.$C30]" office:value-type="float" office:value="103367149">
            <text:p>103367149</text:p>
          </table:table-cell>
          <table:table-cell table:formula="of:=[$Sheet1.$C35]" office:value-type="float" office:value="90088804">
            <text:p>90088804</text:p>
          </table:table-cell>
          <table:table-cell table:formula="of:=[$Sheet1.$C75]" office:value-type="float" office:value="105734754">
            <text:p>105734754</text:p>
          </table:table-cell>
          <table:table-cell table:formula="of:=[$Sheet1.$C110]" office:value-type="float" office:value="98345557">
            <text:p>98345557</text:p>
          </table:table-cell>
          <table:table-cell table:formula="of:=[$Sheet1.$C134]" office:value-type="float" office:value="105969992">
            <text:p>105969992</text:p>
          </table:table-cell>
          <table:table-cell table:formula="of:=[$Sheet1.$C174]" office:value-type="float" office:value="114268697">
            <text:p>114268697</text:p>
          </table:table-cell>
          <table:table-cell table:formula="of:=[$Sheet1.$C196]" office:value-type="float" office:value="114232584">
            <text:p>114232584</text:p>
          </table:table-cell>
        </table:table-row>
        <table:table-row table:style-name="ro2">
          <table:table-cell table:formula="of:=[$Sheet1.$C8]" office:value-type="float" office:value="103372883">
            <text:p>103372883</text:p>
          </table:table-cell>
          <table:table-cell table:formula="of:=[$Sheet1.$C48]" office:value-type="float" office:value="90111447">
            <text:p>90111447</text:p>
          </table:table-cell>
          <table:table-cell table:formula="of:=[$Sheet1.$C69]" office:value-type="float" office:value="105745007">
            <text:p>105745007</text:p>
          </table:table-cell>
          <table:table-cell table:formula="of:=[$Sheet1.$C108]" office:value-type="float" office:value="98358278">
            <text:p>98358278</text:p>
          </table:table-cell>
          <table:table-cell table:formula="of:=[$Sheet1.$C126]" office:value-type="float" office:value="105981872">
            <text:p>105981872</text:p>
          </table:table-cell>
          <table:table-cell table:formula="of:=[$Sheet1.$C173]" office:value-type="float" office:value="114287717">
            <text:p>114287717</text:p>
          </table:table-cell>
          <table:table-cell table:formula="of:=[$Sheet1.$C198]" office:value-type="float" office:value="114233258">
            <text:p>114233258</text:p>
          </table:table-cell>
        </table:table-row>
        <table:table-row table:style-name="ro2">
          <table:table-cell table:formula="of:=[$Sheet1.$C5]" office:value-type="float" office:value="103375074">
            <text:p>103375074</text:p>
          </table:table-cell>
          <table:table-cell table:formula="of:=[$Sheet1.$C60]" office:value-type="float" office:value="90146208">
            <text:p>90146208</text:p>
          </table:table-cell>
          <table:table-cell table:formula="of:=[$Sheet1.$C85]" office:value-type="float" office:value="105749771">
            <text:p>105749771</text:p>
          </table:table-cell>
          <table:table-cell table:formula="of:=[$Sheet1.$C107]" office:value-type="float" office:value="98415769">
            <text:p>98415769</text:p>
          </table:table-cell>
          <table:table-cell table:formula="of:=[$Sheet1.$C135]" office:value-type="float" office:value="106348948">
            <text:p>106348948</text:p>
          </table:table-cell>
          <table:table-cell table:formula="of:=[$Sheet1.$C181]" office:value-type="float" office:value="114298151">
            <text:p>114298151</text:p>
          </table:table-cell>
          <table:table-cell table:formula="of:=[$Sheet1.$C212]" office:value-type="float" office:value="114269016">
            <text:p>114269016</text:p>
          </table:table-cell>
        </table:table-row>
        <table:table-row table:style-name="ro2">
          <table:table-cell table:formula="of:=[$Sheet1.$C7]" office:value-type="float" office:value="103391561">
            <text:p>103391561</text:p>
          </table:table-cell>
          <table:table-cell table:formula="of:=[$Sheet1.$C47]" office:value-type="float" office:value="90155314">
            <text:p>90155314</text:p>
          </table:table-cell>
          <table:table-cell table:formula="of:=[$Sheet1.$C72]" office:value-type="float" office:value="105775273">
            <text:p>105775273</text:p>
          </table:table-cell>
          <table:table-cell table:formula="of:=[$Sheet1.$C103]" office:value-type="float" office:value="98428565">
            <text:p>98428565</text:p>
          </table:table-cell>
          <table:table-cell table:formula="of:=[$Sheet1.$C140]" office:value-type="float" office:value="106359200">
            <text:p>106359200</text:p>
          </table:table-cell>
          <table:table-cell table:formula="of:=[$Sheet1.$C166]" office:value-type="float" office:value="114313772">
            <text:p>114313772</text:p>
          </table:table-cell>
          <table:table-cell table:formula="of:=[$Sheet1.$C192]" office:value-type="float" office:value="114269727">
            <text:p>114269727</text:p>
          </table:table-cell>
        </table:table-row>
        <table:table-row table:style-name="ro2">
          <table:table-cell table:formula="of:=[$Sheet1.$C25]" office:value-type="float" office:value="103403270">
            <text:p>103403270</text:p>
          </table:table-cell>
          <table:table-cell table:formula="of:=[$Sheet1.$C43]" office:value-type="float" office:value="90197159">
            <text:p>90197159</text:p>
          </table:table-cell>
          <table:table-cell table:formula="of:=[$Sheet1.$C73]" office:value-type="float" office:value="105805086">
            <text:p>105805086</text:p>
          </table:table-cell>
          <table:table-cell table:formula="of:=[$Sheet1.$C120]" office:value-type="float" office:value="98511867">
            <text:p>98511867</text:p>
          </table:table-cell>
          <table:table-cell table:formula="of:=[$Sheet1.$C127]" office:value-type="float" office:value="106385155">
            <text:p>106385155</text:p>
          </table:table-cell>
          <table:table-cell table:formula="of:=[$Sheet1.$C163]" office:value-type="float" office:value="114320022">
            <text:p>114320022</text:p>
          </table:table-cell>
          <table:table-cell table:formula="of:=[$Sheet1.$C197]" office:value-type="float" office:value="114298809">
            <text:p>114298809</text:p>
          </table:table-cell>
        </table:table-row>
        <table:table-row table:style-name="ro2">
          <table:table-cell table:formula="of:=[$Sheet1.$C18]" office:value-type="float" office:value="103415047">
            <text:p>103415047</text:p>
          </table:table-cell>
          <table:table-cell table:formula="of:=[$Sheet1.$C45]" office:value-type="float" office:value="90212666">
            <text:p>90212666</text:p>
          </table:table-cell>
          <table:table-cell table:formula="of:=[$Sheet1.$C76]" office:value-type="float" office:value="105911019">
            <text:p>105911019</text:p>
          </table:table-cell>
          <table:table-cell table:formula="of:=[$Sheet1.$C119]" office:value-type="float" office:value="98538027">
            <text:p>98538027</text:p>
          </table:table-cell>
          <table:table-cell table:formula="of:=[$Sheet1.$C138]" office:value-type="float" office:value="106395183">
            <text:p>106395183</text:p>
          </table:table-cell>
          <table:table-cell table:formula="of:=[$Sheet1.$C178]" office:value-type="float" office:value="114320174">
            <text:p>114320174</text:p>
          </table:table-cell>
          <table:table-cell table:formula="of:=[$Sheet1.$C190]" office:value-type="float" office:value="114318813">
            <text:p>114318813</text:p>
          </table:table-cell>
        </table:table-row>
        <table:table-row table:style-name="ro2">
          <table:table-cell table:formula="of:=[$Sheet1.$C26]" office:value-type="float" office:value="103415766">
            <text:p>103415766</text:p>
          </table:table-cell>
          <table:table-cell table:formula="of:=[$Sheet1.$C62]" office:value-type="float" office:value="90222575">
            <text:p>90222575</text:p>
          </table:table-cell>
          <table:table-cell table:formula="of:=[$Sheet1.$C71]" office:value-type="float" office:value="105937649">
            <text:p>105937649</text:p>
          </table:table-cell>
          <table:table-cell table:formula="of:=[$Sheet1.$C109]" office:value-type="float" office:value="98543730">
            <text:p>98543730</text:p>
          </table:table-cell>
          <table:table-cell table:formula="of:=[$Sheet1.$C132]" office:value-type="float" office:value="106484318">
            <text:p>106484318</text:p>
          </table:table-cell>
          <table:table-cell table:formula="of:=[$Sheet1.$C167]" office:value-type="float" office:value="114363529">
            <text:p>114363529</text:p>
          </table:table-cell>
          <table:table-cell table:formula="of:=[$Sheet1.$C210]" office:value-type="float" office:value="114382834">
            <text:p>114382834</text:p>
          </table:table-cell>
        </table:table-row>
        <table:table-row table:style-name="ro2">
          <table:table-cell table:formula="of:=[$Sheet1.$C16]" office:value-type="float" office:value="103478461">
            <text:p>103478461</text:p>
          </table:table-cell>
          <table:table-cell table:formula="of:=[$Sheet1.$C36]" office:value-type="float" office:value="90227276">
            <text:p>90227276</text:p>
          </table:table-cell>
          <table:table-cell table:formula="of:=[$Sheet1.$C80]" office:value-type="float" office:value="105963384">
            <text:p>105963384</text:p>
          </table:table-cell>
          <table:table-cell table:formula="of:=[$Sheet1.$C101]" office:value-type="float" office:value="99366861">
            <text:p>99366861</text:p>
          </table:table-cell>
          <table:table-cell table:formula="of:=[$Sheet1.$C131]" office:value-type="float" office:value="106860846">
            <text:p>106860846</text:p>
          </table:table-cell>
          <table:table-cell table:formula="of:=[$Sheet1.$C182]" office:value-type="float" office:value="114487980">
            <text:p>114487980</text:p>
          </table:table-cell>
          <table:table-cell table:formula="of:=[$Sheet1.$C202]" office:value-type="float" office:value="114388889">
            <text:p>114388889</text:p>
          </table:table-cell>
        </table:table-row>
        <table:table-row table:style-name="ro2">
          <table:table-cell table:formula="of:=[$Sheet1.$C21]" office:value-type="float" office:value="103488061">
            <text:p>103488061</text:p>
          </table:table-cell>
          <table:table-cell table:formula="of:=[$Sheet1.$C57]" office:value-type="float" office:value="90245308">
            <text:p>90245308</text:p>
          </table:table-cell>
          <table:table-cell table:formula="of:=[$Sheet1.$C79]" office:value-type="float" office:value="105969373">
            <text:p>105969373</text:p>
          </table:table-cell>
          <table:table-cell table:formula="of:=[$Sheet1.$C113]" office:value-type="float" office:value="99466046">
            <text:p>99466046</text:p>
          </table:table-cell>
          <table:table-cell table:formula="of:=[$Sheet1.$C129]" office:value-type="float" office:value="107112781">
            <text:p>107112781</text:p>
          </table:table-cell>
          <table:table-cell table:formula="of:=[$Sheet1.$C177]" office:value-type="float" office:value="114574547">
            <text:p>114574547</text:p>
          </table:table-cell>
          <table:table-cell table:formula="of:=[$Sheet1.$C195]" office:value-type="float" office:value="114396774">
            <text:p>114396774</text:p>
          </table:table-cell>
        </table:table-row>
        <table:table-row table:style-name="ro2">
          <table:table-cell table:formula="of:=[$Sheet1.$C4]" office:value-type="float" office:value="103558176">
            <text:p>103558176</text:p>
          </table:table-cell>
          <table:table-cell table:formula="of:=[$Sheet1.$C59]" office:value-type="float" office:value="90284962">
            <text:p>90284962</text:p>
          </table:table-cell>
          <table:table-cell table:formula="of:=[$Sheet1.$C68]" office:value-type="float" office:value="106496254">
            <text:p>106496254</text:p>
          </table:table-cell>
          <table:table-cell table:formula="of:=[$Sheet1.$C104]" office:value-type="float" office:value="99468669">
            <text:p>99468669</text:p>
          </table:table-cell>
          <table:table-cell table:formula="of:=[$Sheet1.$C128]" office:value-type="float" office:value="107151541">
            <text:p>107151541</text:p>
          </table:table-cell>
          <table:table-cell table:formula="of:=[$Sheet1.$C156]" office:value-type="float" office:value="114665093">
            <text:p>114665093</text:p>
          </table:table-cell>
          <table:table-cell table:formula="of:=[$Sheet1.$C211]" office:value-type="float" office:value="114427268">
            <text:p>114427268</text:p>
          </table:table-cell>
        </table:table-row>
        <table:table-row table:style-name="ro2">
          <table:table-cell table:formula="of:=[$Sheet1.$C6]" office:value-type="float" office:value="103561171">
            <text:p>103561171</text:p>
          </table:table-cell>
          <table:table-cell table:formula="of:=[$Sheet1.$C37]" office:value-type="float" office:value="90290543">
            <text:p>90290543</text:p>
          </table:table-cell>
          <table:table-cell table:formula="of:=[$Sheet1.$C66]" office:value-type="float" office:value="106702609">
            <text:p>106702609</text:p>
          </table:table-cell>
          <table:table-cell table:formula="of:=[$Sheet1.$C94]" office:value-type="float" office:value="99504365">
            <text:p>99504365</text:p>
          </table:table-cell>
          <table:table-cell table:formula="of:=[$Sheet1.$C151]" office:value-type="float" office:value="107188592">
            <text:p>107188592</text:p>
          </table:table-cell>
          <table:table-cell table:formula="of:=[$Sheet1.$C161]" office:value-type="float" office:value="114674900">
            <text:p>114674900</text:p>
          </table:table-cell>
          <table:table-cell table:formula="of:=[$Sheet1.$C209]" office:value-type="float" office:value="114500583">
            <text:p>114500583</text:p>
          </table:table-cell>
        </table:table-row>
        <table:table-row table:style-name="ro2">
          <table:table-cell table:formula="of:=[$Sheet1.$C29]" office:value-type="float" office:value="103566581">
            <text:p>103566581</text:p>
          </table:table-cell>
          <table:table-cell table:formula="of:=[$Sheet1.$C51]" office:value-type="float" office:value="90293844">
            <text:p>90293844</text:p>
          </table:table-cell>
          <table:table-cell table:formula="of:=[$Sheet1.$C77]" office:value-type="float" office:value="106707861">
            <text:p>106707861</text:p>
          </table:table-cell>
          <table:table-cell table:formula="of:=[$Sheet1.$C97]" office:value-type="float" office:value="99507532">
            <text:p>99507532</text:p>
          </table:table-cell>
          <table:table-cell table:formula="of:=[$Sheet1.$C150]" office:value-type="float" office:value="107223705">
            <text:p>107223705</text:p>
          </table:table-cell>
          <table:table-cell table:formula="of:=[$Sheet1.$C155]" office:value-type="float" office:value="114768342">
            <text:p>114768342</text:p>
          </table:table-cell>
          <table:table-cell table:formula="of:=[$Sheet1.$C205]" office:value-type="float" office:value="114513228">
            <text:p>114513228</text:p>
          </table:table-cell>
        </table:table-row>
        <table:table-row table:style-name="ro2">
          <table:table-cell table:formula="of:=[$Sheet1.$C23]" office:value-type="float" office:value="103670551">
            <text:p>103670551</text:p>
          </table:table-cell>
          <table:table-cell table:formula="of:=[$Sheet1.$C33]" office:value-type="float" office:value="90333609">
            <text:p>90333609</text:p>
          </table:table-cell>
          <table:table-cell table:formula="of:=[$Sheet1.$C88]" office:value-type="float" office:value="106708209">
            <text:p>106708209</text:p>
          </table:table-cell>
          <table:table-cell table:formula="of:=[$Sheet1.$C111]" office:value-type="float" office:value="99689172">
            <text:p>99689172</text:p>
          </table:table-cell>
          <table:table-cell table:formula="of:=[$Sheet1.$C123]" office:value-type="float" office:value="107277924">
            <text:p>107277924</text:p>
          </table:table-cell>
          <table:table-cell table:formula="of:=[$Sheet1.$C179]" office:value-type="float" office:value="114814282">
            <text:p>114814282</text:p>
          </table:table-cell>
          <table:table-cell table:formula="of:=[$Sheet1.$C199]" office:value-type="float" office:value="115013878">
            <text:p>115013878</text:p>
          </table:table-cell>
        </table:table-row>
      </table:table>
      <table:table table:name="CondCardAndCompileThreshCC" table:style-name="ta1">
        <table:shapes>
          <draw:frame draw:z-index="0" draw:style-name="gr1" svg:width="28.148cm" svg:height="6.566cm" svg:x="0.391cm" svg:y="3.541cm">
            <draw:object draw:notify-on-update-of-ranges="CondCardAndCompileThreshCC.A1:CondCardAndCompileThreshCC.A1 CondCardAndCompileThreshCC.A2:CondCardAndCompileThreshCC.A31 CondCardAndCompileThreshCC.B1:CondCardAndCompileThreshCC.B1 CondCardAndCompileThreshCC.B2:CondCardAndCompileThreshCC.B31 CondCardAndCompileThreshCC.C1:CondCardAndCompileThreshCC.C1 CondCardAndCompileThreshCC.C2:CondCardAndCompileThreshCC.C31 CondCardAndCompileThreshCC.D1:CondCardAndCompileThreshCC.D1 CondCardAndCompileThreshCC.D2:CondCardAndCompileThreshCC.D31 CondCardAndCompileThreshCC.E1:CondCardAndCompileThreshCC.E1 CondCardAndCompileThreshCC.E2:CondCardAndCompileThreshCC.E31 CondCardAndCompileThreshCC.F1:CondCardAndCompileThreshCC.F1 CondCardAndCompileThreshCC.F2:CondCardAndCompileThreshCC.F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22" table:default-cell-style-name="ce4"/>
        <table:table-row table:style-name="ro2"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  <table:table-cell table:number-columns-repeated="1015"/>
        </table:table-row>
        <table:table-row table:style-name="ro2">
          <table:table-cell table:style-name="ce5" table:formula="of:=[$Sheet1.$C218]" office:value-type="float" office:value="62820370">
            <text:p>62820370</text:p>
          </table:table-cell>
          <table:table-cell table:style-name="ce5" table:formula="of:=[$Sheet1.$C257]" office:value-type="float" office:value="58590806">
            <text:p>58590806</text:p>
          </table:table-cell>
          <table:table-cell table:style-name="ce5" table:formula="of:=[$Sheet1.$C302]" office:value-type="float" office:value="59542696">
            <text:p>59542696</text:p>
          </table:table-cell>
          <table:table-cell table:style-name="ce5" table:formula="of:=[$Sheet1.$C304]" office:value-type="float" office:value="78950232">
            <text:p>78950232</text:p>
          </table:table-cell>
          <table:table-cell table:style-name="ce5" table:formula="of:=[$Sheet1.$C346]" office:value-type="float" office:value="91784106">
            <text:p>91784106</text:p>
          </table:table-cell>
          <table:table-cell table:style-name="ce5" table:formula="of:=[$Sheet1.$C392]" office:value-type="float" office:value="71862008">
            <text:p>71862008</text:p>
          </table:table-cell>
          <table:table-cell table:style-name="ce5" table:formula="of:=[$Sheet1.$C406]" office:value-type="float" office:value="101763312">
            <text:p>101763312</text:p>
          </table:table-cell>
          <table:table-cell table:number-columns-repeated="1015"/>
        </table:table-row>
        <table:table-row table:style-name="ro2">
          <table:table-cell table:style-name="ce5" table:formula="of:=[$Sheet1.$C239]" office:value-type="float" office:value="102492842">
            <text:p>102492842</text:p>
          </table:table-cell>
          <table:table-cell table:style-name="ce5" table:formula="of:=[$Sheet1.$C267]" office:value-type="float" office:value="62380654">
            <text:p>62380654</text:p>
          </table:table-cell>
          <table:table-cell table:style-name="ce5" table:formula="of:=[$Sheet1.$C276]" office:value-type="float" office:value="63353601">
            <text:p>63353601</text:p>
          </table:table-cell>
          <table:table-cell table:style-name="ce5" table:formula="of:=[$Sheet1.$C316]" office:value-type="float" office:value="83875068">
            <text:p>83875068</text:p>
          </table:table-cell>
          <table:table-cell table:style-name="ce5" table:formula="of:=[$Sheet1.$C337]" office:value-type="float" office:value="94274181">
            <text:p>94274181</text:p>
          </table:table-cell>
          <table:table-cell table:style-name="ce5" table:formula="of:=[$Sheet1.$C391]" office:value-type="float" office:value="109453972">
            <text:p>109453972</text:p>
          </table:table-cell>
          <table:table-cell table:style-name="ce5" table:formula="of:=[$Sheet1.$C400]" office:value-type="float" office:value="109758502">
            <text:p>109758502</text:p>
          </table:table-cell>
          <table:table-cell table:number-columns-repeated="1015"/>
        </table:table-row>
        <table:table-row table:style-name="ro2">
          <table:table-cell table:style-name="ce5" table:formula="of:=[$Sheet1.$C237]" office:value-type="float" office:value="104396720">
            <text:p>104396720</text:p>
          </table:table-cell>
          <table:table-cell table:style-name="ce5" table:formula="of:=[$Sheet1.$C266]" office:value-type="float" office:value="97422944">
            <text:p>97422944</text:p>
          </table:table-cell>
          <table:table-cell table:style-name="ce5" table:formula="of:=[$Sheet1.$C298]" office:value-type="float" office:value="66487171">
            <text:p>66487171</text:p>
          </table:table-cell>
          <table:table-cell table:style-name="ce5" table:formula="of:=[$Sheet1.$C328]" office:value-type="float" office:value="91361676">
            <text:p>91361676</text:p>
          </table:table-cell>
          <table:table-cell table:style-name="ce5" table:formula="of:=[$Sheet1.$C339]" office:value-type="float" office:value="94285891">
            <text:p>94285891</text:p>
          </table:table-cell>
          <table:table-cell table:style-name="ce5" table:formula="of:=[$Sheet1.$C377]" office:value-type="float" office:value="109467158">
            <text:p>109467158</text:p>
          </table:table-cell>
          <table:table-cell table:style-name="ce5" table:formula="of:=[$Sheet1.$C403]" office:value-type="float" office:value="110347277">
            <text:p>110347277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14]" office:value-type="float" office:value="104669699">
            <text:p>104669699</text:p>
          </table:table-cell>
          <table:table-cell table:style-name="ce5" table:formula="of:=[$Sheet1.$C252]" office:value-type="float" office:value="116070129">
            <text:p>116070129</text:p>
          </table:table-cell>
          <table:table-cell table:style-name="ce5" table:formula="of:=[$Sheet1.$C295]" office:value-type="float" office:value="69356310">
            <text:p>69356310</text:p>
          </table:table-cell>
          <table:table-cell table:style-name="ce5" table:formula="of:=[$Sheet1.$C322]" office:value-type="float" office:value="97371264">
            <text:p>97371264</text:p>
          </table:table-cell>
          <table:table-cell table:style-name="ce5" table:formula="of:=[$Sheet1.$C354]" office:value-type="float" office:value="95081161">
            <text:p>95081161</text:p>
          </table:table-cell>
          <table:table-cell table:style-name="ce5" table:formula="of:=[$Sheet1.$C364]" office:value-type="float" office:value="110125767">
            <text:p>110125767</text:p>
          </table:table-cell>
          <table:table-cell table:style-name="ce5" table:formula="of:=[$Sheet1.$C395]" office:value-type="float" office:value="110744243">
            <text:p>110744243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17]" office:value-type="float" office:value="106682415">
            <text:p>106682415</text:p>
          </table:table-cell>
          <table:table-cell table:style-name="ce5" table:formula="of:=[$Sheet1.$C272]" office:value-type="float" office:value="120092902">
            <text:p>120092902</text:p>
          </table:table-cell>
          <table:table-cell table:style-name="ce5" table:formula="of:=[$Sheet1.$C299]" office:value-type="float" office:value="69427394">
            <text:p>69427394</text:p>
          </table:table-cell>
          <table:table-cell table:style-name="ce5" table:formula="of:=[$Sheet1.$C329]" office:value-type="float" office:value="98813250">
            <text:p>98813250</text:p>
          </table:table-cell>
          <table:table-cell table:style-name="ce5" table:formula="of:=[$Sheet1.$C360]" office:value-type="float" office:value="95641991">
            <text:p>95641991</text:p>
          </table:table-cell>
          <table:table-cell table:style-name="ce5" table:formula="of:=[$Sheet1.$C393]" office:value-type="float" office:value="110519362">
            <text:p>110519362</text:p>
          </table:table-cell>
          <table:table-cell table:style-name="ce5" table:formula="of:=[$Sheet1.$C416]" office:value-type="float" office:value="111132706">
            <text:p>111132706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15]" office:value-type="float" office:value="107924908">
            <text:p>107924908</text:p>
          </table:table-cell>
          <table:table-cell table:style-name="ce5" table:formula="of:=[$Sheet1.$C255]" office:value-type="float" office:value="120279742">
            <text:p>120279742</text:p>
          </table:table-cell>
          <table:table-cell table:style-name="ce5" table:formula="of:=[$Sheet1.$C293]" office:value-type="float" office:value="72528132">
            <text:p>72528132</text:p>
          </table:table-cell>
          <table:table-cell table:style-name="ce5" table:formula="of:=[$Sheet1.$C312]" office:value-type="float" office:value="102908352">
            <text:p>102908352</text:p>
          </table:table-cell>
          <table:table-cell table:style-name="ce5" table:formula="of:=[$Sheet1.$C345]" office:value-type="float" office:value="96596107">
            <text:p>96596107</text:p>
          </table:table-cell>
          <table:table-cell table:style-name="ce5" table:formula="of:=[$Sheet1.$C373]" office:value-type="float" office:value="111176603">
            <text:p>111176603</text:p>
          </table:table-cell>
          <table:table-cell table:style-name="ce5" table:formula="of:=[$Sheet1.$C404]" office:value-type="float" office:value="111601278">
            <text:p>111601278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21]" office:value-type="float" office:value="110320465">
            <text:p>110320465</text:p>
          </table:table-cell>
          <table:table-cell table:style-name="ce5" table:formula="of:=[$Sheet1.$C245]" office:value-type="float" office:value="120531819">
            <text:p>120531819</text:p>
          </table:table-cell>
          <table:table-cell table:style-name="ce5" table:formula="of:=[$Sheet1.$C274]" office:value-type="float" office:value="79121495">
            <text:p>79121495</text:p>
          </table:table-cell>
          <table:table-cell table:style-name="ce5" table:formula="of:=[$Sheet1.$C326]" office:value-type="float" office:value="103675422">
            <text:p>103675422</text:p>
          </table:table-cell>
          <table:table-cell table:style-name="ce5" table:formula="of:=[$Sheet1.$C348]" office:value-type="float" office:value="96633904">
            <text:p>96633904</text:p>
          </table:table-cell>
          <table:table-cell table:style-name="ce5" table:formula="of:=[$Sheet1.$C378]" office:value-type="float" office:value="111249486">
            <text:p>111249486</text:p>
          </table:table-cell>
          <table:table-cell table:style-name="ce5" table:formula="of:=[$Sheet1.$C402]" office:value-type="float" office:value="111628863">
            <text:p>111628863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35]" office:value-type="float" office:value="110562949">
            <text:p>110562949</text:p>
          </table:table-cell>
          <table:table-cell table:style-name="ce5" table:formula="of:=[$Sheet1.$C258]" office:value-type="float" office:value="120622513">
            <text:p>120622513</text:p>
          </table:table-cell>
          <table:table-cell table:style-name="ce5" table:formula="of:=[$Sheet1.$C275]" office:value-type="float" office:value="82980746">
            <text:p>82980746</text:p>
          </table:table-cell>
          <table:table-cell table:style-name="ce5" table:formula="of:=[$Sheet1.$C321]" office:value-type="float" office:value="104041186">
            <text:p>104041186</text:p>
          </table:table-cell>
          <table:table-cell table:style-name="ce5" table:formula="of:=[$Sheet1.$C347]" office:value-type="float" office:value="99848268">
            <text:p>99848268</text:p>
          </table:table-cell>
          <table:table-cell table:style-name="ce5" table:formula="of:=[$Sheet1.$C368]" office:value-type="float" office:value="111479779">
            <text:p>111479779</text:p>
          </table:table-cell>
          <table:table-cell table:style-name="ce5" table:formula="of:=[$Sheet1.$C405]" office:value-type="float" office:value="111727443">
            <text:p>111727443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20]" office:value-type="float" office:value="110662197">
            <text:p>110662197</text:p>
          </table:table-cell>
          <table:table-cell table:style-name="ce5" table:formula="of:=[$Sheet1.$C253]" office:value-type="float" office:value="121014996">
            <text:p>121014996</text:p>
          </table:table-cell>
          <table:table-cell table:style-name="ce5" table:formula="of:=[$Sheet1.$C281]" office:value-type="float" office:value="83338191">
            <text:p>83338191</text:p>
          </table:table-cell>
          <table:table-cell table:style-name="ce5" table:formula="of:=[$Sheet1.$C318]" office:value-type="float" office:value="104350477">
            <text:p>104350477</text:p>
          </table:table-cell>
          <table:table-cell table:style-name="ce5" table:formula="of:=[$Sheet1.$C342]" office:value-type="float" office:value="100230845">
            <text:p>100230845</text:p>
          </table:table-cell>
          <table:table-cell table:style-name="ce5" table:formula="of:=[$Sheet1.$C383]" office:value-type="float" office:value="111584955">
            <text:p>111584955</text:p>
          </table:table-cell>
          <table:table-cell table:style-name="ce5" table:formula="of:=[$Sheet1.$C410]" office:value-type="float" office:value="111784450">
            <text:p>111784450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30]" office:value-type="float" office:value="110683935">
            <text:p>110683935</text:p>
          </table:table-cell>
          <table:table-cell table:style-name="ce5" table:formula="of:=[$Sheet1.$C247]" office:value-type="float" office:value="121325321">
            <text:p>121325321</text:p>
          </table:table-cell>
          <table:table-cell table:style-name="ce5" table:formula="of:=[$Sheet1.$C288]" office:value-type="float" office:value="84809872">
            <text:p>84809872</text:p>
          </table:table-cell>
          <table:table-cell table:style-name="ce5" table:formula="of:=[$Sheet1.$C333]" office:value-type="float" office:value="104899066">
            <text:p>104899066</text:p>
          </table:table-cell>
          <table:table-cell table:style-name="ce5" table:formula="of:=[$Sheet1.$C351]" office:value-type="float" office:value="100915554">
            <text:p>100915554</text:p>
          </table:table-cell>
          <table:table-cell table:style-name="ce5" table:formula="of:=[$Sheet1.$C385]" office:value-type="float" office:value="112064936">
            <text:p>112064936</text:p>
          </table:table-cell>
          <table:table-cell table:style-name="ce5" table:formula="of:=[$Sheet1.$C417]" office:value-type="float" office:value="111840577">
            <text:p>111840577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33]" office:value-type="float" office:value="110832486">
            <text:p>110832486</text:p>
          </table:table-cell>
          <table:table-cell table:style-name="ce5" table:formula="of:=[$Sheet1.$C262]" office:value-type="float" office:value="122236371">
            <text:p>122236371</text:p>
          </table:table-cell>
          <table:table-cell table:style-name="ce5" table:formula="of:=[$Sheet1.$C287]" office:value-type="float" office:value="86140064">
            <text:p>86140064</text:p>
          </table:table-cell>
          <table:table-cell table:style-name="ce5" table:formula="of:=[$Sheet1.$C330]" office:value-type="float" office:value="104949466">
            <text:p>104949466</text:p>
          </table:table-cell>
          <table:table-cell table:style-name="ce5" table:formula="of:=[$Sheet1.$C359]" office:value-type="float" office:value="100966508">
            <text:p>100966508</text:p>
          </table:table-cell>
          <table:table-cell table:style-name="ce5" table:formula="of:=[$Sheet1.$C382]" office:value-type="float" office:value="112261741">
            <text:p>112261741</text:p>
          </table:table-cell>
          <table:table-cell table:style-name="ce5" table:formula="of:=[$Sheet1.$C412]" office:value-type="float" office:value="111897270">
            <text:p>111897270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31]" office:value-type="float" office:value="110876496">
            <text:p>110876496</text:p>
          </table:table-cell>
          <table:table-cell table:style-name="ce5" table:formula="of:=[$Sheet1.$C254]" office:value-type="float" office:value="122316770">
            <text:p>122316770</text:p>
          </table:table-cell>
          <table:table-cell table:style-name="ce5" table:formula="of:=[$Sheet1.$C285]" office:value-type="float" office:value="86437947">
            <text:p>86437947</text:p>
          </table:table-cell>
          <table:table-cell table:style-name="ce5" table:formula="of:=[$Sheet1.$C324]" office:value-type="float" office:value="105444501">
            <text:p>105444501</text:p>
          </table:table-cell>
          <table:table-cell table:style-name="ce5" table:formula="of:=[$Sheet1.$C336]" office:value-type="float" office:value="101054039">
            <text:p>101054039</text:p>
          </table:table-cell>
          <table:table-cell table:style-name="ce5" table:formula="of:=[$Sheet1.$C367]" office:value-type="float" office:value="112335609">
            <text:p>112335609</text:p>
          </table:table-cell>
          <table:table-cell table:style-name="ce5" table:formula="of:=[$Sheet1.$C399]" office:value-type="float" office:value="111936052">
            <text:p>111936052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16]" office:value-type="float" office:value="111239400">
            <text:p>111239400</text:p>
          </table:table-cell>
          <table:table-cell table:style-name="ce5" table:formula="of:=[$Sheet1.$C268]" office:value-type="float" office:value="122571385">
            <text:p>122571385</text:p>
          </table:table-cell>
          <table:table-cell table:style-name="ce5" table:formula="of:=[$Sheet1.$C297]" office:value-type="float" office:value="87124558">
            <text:p>87124558</text:p>
          </table:table-cell>
          <table:table-cell table:style-name="ce5" table:formula="of:=[$Sheet1.$C317]" office:value-type="float" office:value="106441779">
            <text:p>106441779</text:p>
          </table:table-cell>
          <table:table-cell table:style-name="ce5" table:formula="of:=[$Sheet1.$C335]" office:value-type="float" office:value="101226218">
            <text:p>101226218</text:p>
          </table:table-cell>
          <table:table-cell table:style-name="ce5" table:formula="of:=[$Sheet1.$C376]" office:value-type="float" office:value="112482818">
            <text:p>112482818</text:p>
          </table:table-cell>
          <table:table-cell table:style-name="ce5" table:formula="of:=[$Sheet1.$C418]" office:value-type="float" office:value="112192125">
            <text:p>112192125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26]" office:value-type="float" office:value="111985584">
            <text:p>111985584</text:p>
          </table:table-cell>
          <table:table-cell table:style-name="ce5" table:formula="of:=[$Sheet1.$C251]" office:value-type="float" office:value="122610718">
            <text:p>122610718</text:p>
          </table:table-cell>
          <table:table-cell table:style-name="ce5" table:formula="of:=[$Sheet1.$C301]" office:value-type="float" office:value="87349402">
            <text:p>87349402</text:p>
          </table:table-cell>
          <table:table-cell table:style-name="ce5" table:formula="of:=[$Sheet1.$C311]" office:value-type="float" office:value="107522646">
            <text:p>107522646</text:p>
          </table:table-cell>
          <table:table-cell table:style-name="ce5" table:formula="of:=[$Sheet1.$C343]" office:value-type="float" office:value="101666051">
            <text:p>101666051</text:p>
          </table:table-cell>
          <table:table-cell table:style-name="ce5" table:formula="of:=[$Sheet1.$C389]" office:value-type="float" office:value="112648085">
            <text:p>112648085</text:p>
          </table:table-cell>
          <table:table-cell table:style-name="ce5" table:formula="of:=[$Sheet1.$C411]" office:value-type="float" office:value="113072179">
            <text:p>113072179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43]" office:value-type="float" office:value="112444369">
            <text:p>112444369</text:p>
          </table:table-cell>
          <table:table-cell table:style-name="ce5" table:formula="of:=[$Sheet1.$C265]" office:value-type="float" office:value="122673257">
            <text:p>122673257</text:p>
          </table:table-cell>
          <table:table-cell table:style-name="ce5" table:formula="of:=[$Sheet1.$C280]" office:value-type="float" office:value="88012756">
            <text:p>88012756</text:p>
          </table:table-cell>
          <table:table-cell table:style-name="ce5" table:formula="of:=[$Sheet1.$C323]" office:value-type="float" office:value="107648721">
            <text:p>107648721</text:p>
          </table:table-cell>
          <table:table-cell table:style-name="ce5" table:formula="of:=[$Sheet1.$C358]" office:value-type="float" office:value="101698386">
            <text:p>101698386</text:p>
          </table:table-cell>
          <table:table-cell table:style-name="ce5" table:formula="of:=[$Sheet1.$C379]" office:value-type="float" office:value="113279272">
            <text:p>113279272</text:p>
          </table:table-cell>
          <table:table-cell table:style-name="ce5" table:formula="of:=[$Sheet1.$C409]" office:value-type="float" office:value="113147411">
            <text:p>113147411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42]" office:value-type="float" office:value="112460832">
            <text:p>112460832</text:p>
          </table:table-cell>
          <table:table-cell table:style-name="ce5" table:formula="of:=[$Sheet1.$C249]" office:value-type="float" office:value="124004586">
            <text:p>124004586</text:p>
          </table:table-cell>
          <table:table-cell table:style-name="ce5" table:formula="of:=[$Sheet1.$C291]" office:value-type="float" office:value="96158293">
            <text:p>96158293</text:p>
          </table:table-cell>
          <table:table-cell table:style-name="ce5" table:formula="of:=[$Sheet1.$C313]" office:value-type="float" office:value="108338467">
            <text:p>108338467</text:p>
          </table:table-cell>
          <table:table-cell table:style-name="ce5" table:formula="of:=[$Sheet1.$C350]" office:value-type="float" office:value="101937464">
            <text:p>101937464</text:p>
          </table:table-cell>
          <table:table-cell table:style-name="ce5" table:formula="of:=[$Sheet1.$C388]" office:value-type="float" office:value="113308603">
            <text:p>113308603</text:p>
          </table:table-cell>
          <table:table-cell table:style-name="ce5" table:formula="of:=[$Sheet1.$C415]" office:value-type="float" office:value="113680573">
            <text:p>113680573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23]" office:value-type="float" office:value="112980394">
            <text:p>112980394</text:p>
          </table:table-cell>
          <table:table-cell table:style-name="ce5" table:formula="of:=[$Sheet1.$C256]" office:value-type="float" office:value="124156130">
            <text:p>124156130</text:p>
          </table:table-cell>
          <table:table-cell table:style-name="ce5" table:formula="of:=[$Sheet1.$C284]" office:value-type="float" office:value="97214268">
            <text:p>97214268</text:p>
          </table:table-cell>
          <table:table-cell table:style-name="ce5" table:formula="of:=[$Sheet1.$C320]" office:value-type="float" office:value="108343195">
            <text:p>108343195</text:p>
          </table:table-cell>
          <table:table-cell table:style-name="ce5" table:formula="of:=[$Sheet1.$C334]" office:value-type="float" office:value="101944496">
            <text:p>101944496</text:p>
          </table:table-cell>
          <table:table-cell table:style-name="ce5" table:formula="of:=[$Sheet1.$C365]" office:value-type="float" office:value="114114055">
            <text:p>114114055</text:p>
          </table:table-cell>
          <table:table-cell table:style-name="ce5" table:formula="of:=[$Sheet1.$C422]" office:value-type="float" office:value="113762625">
            <text:p>113762625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40]" office:value-type="float" office:value="113432190">
            <text:p>113432190</text:p>
          </table:table-cell>
          <table:table-cell table:style-name="ce5" table:formula="of:=[$Sheet1.$C260]" office:value-type="float" office:value="125332818">
            <text:p>125332818</text:p>
          </table:table-cell>
          <table:table-cell table:style-name="ce5" table:formula="of:=[$Sheet1.$C303]" office:value-type="float" office:value="99625638">
            <text:p>99625638</text:p>
          </table:table-cell>
          <table:table-cell table:style-name="ce5" table:formula="of:=[$Sheet1.$C305]" office:value-type="float" office:value="108704058">
            <text:p>108704058</text:p>
          </table:table-cell>
          <table:table-cell table:style-name="ce5" table:formula="of:=[$Sheet1.$C344]" office:value-type="float" office:value="102552228">
            <text:p>102552228</text:p>
          </table:table-cell>
          <table:table-cell table:style-name="ce5" table:formula="of:=[$Sheet1.$C366]" office:value-type="float" office:value="114773431">
            <text:p>114773431</text:p>
          </table:table-cell>
          <table:table-cell table:style-name="ce5" table:formula="of:=[$Sheet1.$C396]" office:value-type="float" office:value="113843731">
            <text:p>113843731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25]" office:value-type="float" office:value="115984661">
            <text:p>115984661</text:p>
          </table:table-cell>
          <table:table-cell table:style-name="ce5" table:formula="of:=[$Sheet1.$C273]" office:value-type="float" office:value="125532399">
            <text:p>125532399</text:p>
          </table:table-cell>
          <table:table-cell table:style-name="ce5" table:formula="of:=[$Sheet1.$C277]" office:value-type="float" office:value="102689009">
            <text:p>102689009</text:p>
          </table:table-cell>
          <table:table-cell table:style-name="ce5" table:formula="of:=[$Sheet1.$C314]" office:value-type="float" office:value="109276129">
            <text:p>109276129</text:p>
          </table:table-cell>
          <table:table-cell table:style-name="ce5" table:formula="of:=[$Sheet1.$C352]" office:value-type="float" office:value="102553448">
            <text:p>102553448</text:p>
          </table:table-cell>
          <table:table-cell table:style-name="ce5" table:formula="of:=[$Sheet1.$C375]" office:value-type="float" office:value="114862435">
            <text:p>114862435</text:p>
          </table:table-cell>
          <table:table-cell table:style-name="ce5" table:formula="of:=[$Sheet1.$C419]" office:value-type="float" office:value="113858502">
            <text:p>113858502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41]" office:value-type="float" office:value="116418493">
            <text:p>116418493</text:p>
          </table:table-cell>
          <table:table-cell table:style-name="ce5" table:formula="of:=[$Sheet1.$C244]" office:value-type="float" office:value="125955400">
            <text:p>125955400</text:p>
          </table:table-cell>
          <table:table-cell table:style-name="ce5" table:formula="of:=[$Sheet1.$C300]" office:value-type="float" office:value="103039378">
            <text:p>103039378</text:p>
          </table:table-cell>
          <table:table-cell table:style-name="ce5" table:formula="of:=[$Sheet1.$C331]" office:value-type="float" office:value="109495909">
            <text:p>109495909</text:p>
          </table:table-cell>
          <table:table-cell table:style-name="ce5" table:formula="of:=[$Sheet1.$C355]" office:value-type="float" office:value="102555717">
            <text:p>102555717</text:p>
          </table:table-cell>
          <table:table-cell table:style-name="ce5" table:formula="of:=[$Sheet1.$C390]" office:value-type="float" office:value="114868770">
            <text:p>114868770</text:p>
          </table:table-cell>
          <table:table-cell table:style-name="ce5" table:formula="of:=[$Sheet1.$C413]" office:value-type="float" office:value="114033975">
            <text:p>114033975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34]" office:value-type="float" office:value="116568745">
            <text:p>116568745</text:p>
          </table:table-cell>
          <table:table-cell table:style-name="ce5" table:formula="of:=[$Sheet1.$C248]" office:value-type="float" office:value="126608188">
            <text:p>126608188</text:p>
          </table:table-cell>
          <table:table-cell table:style-name="ce5" table:formula="of:=[$Sheet1.$C283]" office:value-type="float" office:value="103096375">
            <text:p>103096375</text:p>
          </table:table-cell>
          <table:table-cell table:style-name="ce5" table:formula="of:=[$Sheet1.$C327]" office:value-type="float" office:value="109517678">
            <text:p>109517678</text:p>
          </table:table-cell>
          <table:table-cell table:style-name="ce5" table:formula="of:=[$Sheet1.$C363]" office:value-type="float" office:value="102654029">
            <text:p>102654029</text:p>
          </table:table-cell>
          <table:table-cell table:style-name="ce5" table:formula="of:=[$Sheet1.$C381]" office:value-type="float" office:value="115124444">
            <text:p>115124444</text:p>
          </table:table-cell>
          <table:table-cell table:style-name="ce5" table:formula="of:=[$Sheet1.$C420]" office:value-type="float" office:value="114042450">
            <text:p>114042450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27]" office:value-type="float" office:value="116923744">
            <text:p>116923744</text:p>
          </table:table-cell>
          <table:table-cell table:style-name="ce5" table:formula="of:=[$Sheet1.$C263]" office:value-type="float" office:value="126784539">
            <text:p>126784539</text:p>
          </table:table-cell>
          <table:table-cell table:style-name="ce5" table:formula="of:=[$Sheet1.$C289]" office:value-type="float" office:value="103566906">
            <text:p>103566906</text:p>
          </table:table-cell>
          <table:table-cell table:style-name="ce5" table:formula="of:=[$Sheet1.$C325]" office:value-type="float" office:value="109520138">
            <text:p>109520138</text:p>
          </table:table-cell>
          <table:table-cell table:style-name="ce5" table:formula="of:=[$Sheet1.$C357]" office:value-type="float" office:value="102759557">
            <text:p>102759557</text:p>
          </table:table-cell>
          <table:table-cell table:style-name="ce5" table:formula="of:=[$Sheet1.$C369]" office:value-type="float" office:value="115357653">
            <text:p>115357653</text:p>
          </table:table-cell>
          <table:table-cell table:style-name="ce5" table:formula="of:=[$Sheet1.$C397]" office:value-type="float" office:value="114384061">
            <text:p>114384061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38]" office:value-type="float" office:value="119512521">
            <text:p>119512521</text:p>
          </table:table-cell>
          <table:table-cell table:style-name="ce5" table:formula="of:=[$Sheet1.$C270]" office:value-type="float" office:value="127170953">
            <text:p>127170953</text:p>
          </table:table-cell>
          <table:table-cell table:style-name="ce5" table:formula="of:=[$Sheet1.$C278]" office:value-type="float" office:value="103613940">
            <text:p>103613940</text:p>
          </table:table-cell>
          <table:table-cell table:style-name="ce5" table:formula="of:=[$Sheet1.$C332]" office:value-type="float" office:value="109596070">
            <text:p>109596070</text:p>
          </table:table-cell>
          <table:table-cell table:style-name="ce5" table:formula="of:=[$Sheet1.$C338]" office:value-type="float" office:value="103693036">
            <text:p>103693036</text:p>
          </table:table-cell>
          <table:table-cell table:style-name="ce5" table:formula="of:=[$Sheet1.$C387]" office:value-type="float" office:value="115488693">
            <text:p>115488693</text:p>
          </table:table-cell>
          <table:table-cell table:style-name="ce5" table:formula="of:=[$Sheet1.$C421]" office:value-type="float" office:value="114907282">
            <text:p>114907282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19]" office:value-type="float" office:value="119769471">
            <text:p>119769471</text:p>
          </table:table-cell>
          <table:table-cell table:style-name="ce5" table:formula="of:=[$Sheet1.$C250]" office:value-type="float" office:value="127297332">
            <text:p>127297332</text:p>
          </table:table-cell>
          <table:table-cell table:style-name="ce5" table:formula="of:=[$Sheet1.$C290]" office:value-type="float" office:value="103940055">
            <text:p>103940055</text:p>
          </table:table-cell>
          <table:table-cell table:style-name="ce5" table:formula="of:=[$Sheet1.$C307]" office:value-type="float" office:value="109706348">
            <text:p>109706348</text:p>
          </table:table-cell>
          <table:table-cell table:style-name="ce5" table:formula="of:=[$Sheet1.$C361]" office:value-type="float" office:value="103909077">
            <text:p>103909077</text:p>
          </table:table-cell>
          <table:table-cell table:style-name="ce5" table:formula="of:=[$Sheet1.$C380]" office:value-type="float" office:value="116004114">
            <text:p>116004114</text:p>
          </table:table-cell>
          <table:table-cell table:style-name="ce5" table:formula="of:=[$Sheet1.$C398]" office:value-type="float" office:value="115195487">
            <text:p>115195487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24]" office:value-type="float" office:value="120150875">
            <text:p>120150875</text:p>
          </table:table-cell>
          <table:table-cell table:style-name="ce5" table:formula="of:=[$Sheet1.$C271]" office:value-type="float" office:value="128153208">
            <text:p>128153208</text:p>
          </table:table-cell>
          <table:table-cell table:style-name="ce5" table:formula="of:=[$Sheet1.$C292]" office:value-type="float" office:value="105649656">
            <text:p>105649656</text:p>
          </table:table-cell>
          <table:table-cell table:style-name="ce5" table:formula="of:=[$Sheet1.$C306]" office:value-type="float" office:value="109744985">
            <text:p>109744985</text:p>
          </table:table-cell>
          <table:table-cell table:style-name="ce5" table:formula="of:=[$Sheet1.$C356]" office:value-type="float" office:value="104028086">
            <text:p>104028086</text:p>
          </table:table-cell>
          <table:table-cell table:style-name="ce5" table:formula="of:=[$Sheet1.$C371]" office:value-type="float" office:value="116331080">
            <text:p>116331080</text:p>
          </table:table-cell>
          <table:table-cell table:style-name="ce5" table:formula="of:=[$Sheet1.$C408]" office:value-type="float" office:value="115336787">
            <text:p>115336787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28]" office:value-type="float" office:value="120235977">
            <text:p>120235977</text:p>
          </table:table-cell>
          <table:table-cell table:style-name="ce5" table:formula="of:=[$Sheet1.$C264]" office:value-type="float" office:value="128599702">
            <text:p>128599702</text:p>
          </table:table-cell>
          <table:table-cell table:style-name="ce5" table:formula="of:=[$Sheet1.$C296]" office:value-type="float" office:value="105944807">
            <text:p>105944807</text:p>
          </table:table-cell>
          <table:table-cell table:style-name="ce5" table:formula="of:=[$Sheet1.$C315]" office:value-type="float" office:value="110067766">
            <text:p>110067766</text:p>
          </table:table-cell>
          <table:table-cell table:style-name="ce5" table:formula="of:=[$Sheet1.$C353]" office:value-type="float" office:value="104207418">
            <text:p>104207418</text:p>
          </table:table-cell>
          <table:table-cell table:style-name="ce5" table:formula="of:=[$Sheet1.$C384]" office:value-type="float" office:value="116495740">
            <text:p>116495740</text:p>
          </table:table-cell>
          <table:table-cell table:style-name="ce5" table:formula="of:=[$Sheet1.$C407]" office:value-type="float" office:value="115427076">
            <text:p>115427076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36]" office:value-type="float" office:value="121473036">
            <text:p>121473036</text:p>
          </table:table-cell>
          <table:table-cell table:style-name="ce5" table:formula="of:=[$Sheet1.$C269]" office:value-type="float" office:value="128632000">
            <text:p>128632000</text:p>
          </table:table-cell>
          <table:table-cell table:style-name="ce5" table:formula="of:=[$Sheet1.$C286]" office:value-type="float" office:value="107045705">
            <text:p>107045705</text:p>
          </table:table-cell>
          <table:table-cell table:style-name="ce5" table:formula="of:=[$Sheet1.$C309]" office:value-type="float" office:value="110335311">
            <text:p>110335311</text:p>
          </table:table-cell>
          <table:table-cell table:style-name="ce5" table:formula="of:=[$Sheet1.$C362]" office:value-type="float" office:value="105039611">
            <text:p>105039611</text:p>
          </table:table-cell>
          <table:table-cell table:style-name="ce5" table:formula="of:=[$Sheet1.$C372]" office:value-type="float" office:value="116516182">
            <text:p>116516182</text:p>
          </table:table-cell>
          <table:table-cell table:style-name="ce5" table:formula="of:=[$Sheet1.$C423]" office:value-type="float" office:value="115543801">
            <text:p>115543801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32]" office:value-type="float" office:value="121524863">
            <text:p>121524863</text:p>
          </table:table-cell>
          <table:table-cell table:style-name="ce5" table:formula="of:=[$Sheet1.$C261]" office:value-type="float" office:value="128795006">
            <text:p>128795006</text:p>
          </table:table-cell>
          <table:table-cell table:style-name="ce5" table:formula="of:=[$Sheet1.$C294]" office:value-type="float" office:value="107494368">
            <text:p>107494368</text:p>
          </table:table-cell>
          <table:table-cell table:style-name="ce5" table:formula="of:=[$Sheet1.$C319]" office:value-type="float" office:value="110662102">
            <text:p>110662102</text:p>
          </table:table-cell>
          <table:table-cell table:style-name="ce5" table:formula="of:=[$Sheet1.$C341]" office:value-type="float" office:value="105240561">
            <text:p>105240561</text:p>
          </table:table-cell>
          <table:table-cell table:style-name="ce5" table:formula="of:=[$Sheet1.$C374]" office:value-type="float" office:value="116989611">
            <text:p>116989611</text:p>
          </table:table-cell>
          <table:table-cell table:style-name="ce5" table:formula="of:=[$Sheet1.$C401]" office:value-type="float" office:value="115767870">
            <text:p>115767870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29]" office:value-type="float" office:value="124332688">
            <text:p>124332688</text:p>
          </table:table-cell>
          <table:table-cell table:style-name="ce5" table:formula="of:=[$Sheet1.$C246]" office:value-type="float" office:value="129547499">
            <text:p>129547499</text:p>
          </table:table-cell>
          <table:table-cell table:style-name="ce5" table:formula="of:=[$Sheet1.$C282]" office:value-type="float" office:value="129546152">
            <text:p>129546152</text:p>
          </table:table-cell>
          <table:table-cell table:style-name="ce5" table:formula="of:=[$Sheet1.$C308]" office:value-type="float" office:value="112233348">
            <text:p>112233348</text:p>
          </table:table-cell>
          <table:table-cell table:style-name="ce5" table:formula="of:=[$Sheet1.$C340]" office:value-type="float" office:value="106337337">
            <text:p>106337337</text:p>
          </table:table-cell>
          <table:table-cell table:style-name="ce5" table:formula="of:=[$Sheet1.$C370]" office:value-type="float" office:value="117099037">
            <text:p>117099037</text:p>
          </table:table-cell>
          <table:table-cell table:style-name="ce5" table:formula="of:=[$Sheet1.$C414]" office:value-type="float" office:value="115938539">
            <text:p>115938539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style-name="ce5" table:formula="of:=[$Sheet1.$C222]" office:value-type="float" office:value="124781347">
            <text:p>124781347</text:p>
          </table:table-cell>
          <table:table-cell table:style-name="ce5" table:formula="of:=[$Sheet1.$C259]" office:value-type="float" office:value="131452517">
            <text:p>131452517</text:p>
          </table:table-cell>
          <table:table-cell table:style-name="ce5" table:formula="of:=[$Sheet1.$C279]" office:value-type="float" office:value="136371635">
            <text:p>136371635</text:p>
          </table:table-cell>
          <table:table-cell table:style-name="ce5" table:formula="of:=[$Sheet1.$C310]" office:value-type="float" office:value="120778946">
            <text:p>120778946</text:p>
          </table:table-cell>
          <table:table-cell table:style-name="ce5" table:formula="of:=[$Sheet1.$C349]" office:value-type="float" office:value="106933533">
            <text:p>106933533</text:p>
          </table:table-cell>
          <table:table-cell table:style-name="ce5" table:formula="of:=[$Sheet1.$C386]" office:value-type="float" office:value="117149687">
            <text:p>117149687</text:p>
          </table:table-cell>
          <table:table-cell table:style-name="ce5" table:formula="of:=[$Sheet1.$C394]" office:value-type="float" office:value="115980778">
            <text:p>115980778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formula="of:=AVERAGE([.A2:.A31])" office:value-type="float" office:value="112171489.066667">
            <text:p>112171489.066667</text:p>
          </table:table-cell>
          <table:table-cell table:formula="of:=AVERAGE([.B2:.B31])" office:value-type="float" office:value="119292086.8">
            <text:p>119292086.8</text:p>
          </table:table-cell>
          <table:table-cell table:formula="of:=AVERAGE([.C2:.C31])" office:value-type="float" office:value="92366884">
            <text:p>92366884</text:p>
          </table:table-cell>
          <table:table-cell table:formula="of:=AVERAGE([.D2:.D31])" office:value-type="float" office:value="105285785.2">
            <text:p>105285785.2</text:p>
          </table:table-cell>
          <table:table-cell table:formula="of:=AVERAGE([.E2:.E31])" office:value-type="float" office:value="100941626.933333">
            <text:p>100941626.933333</text:p>
          </table:table-cell>
          <table:table-cell table:formula="of:=AVERAGE([.F2:.F31])" office:value-type="float" office:value="112215836.2">
            <text:p>112215836.2</text:p>
          </table:table-cell>
          <table:table-cell table:formula="of:=AVERAGE([.G2:.G31])" office:value-type="float" office:value="112875907.5">
            <text:p>112875907.5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2">
          <table:table-cell table:number-columns-repeated="15"/>
          <table:table-cell table:style-name="Default"/>
          <table:table-cell table:number-columns-repeated="1006"/>
        </table:table-row>
        <table:table-row table:style-name="ro2" table:number-rows-repeated="104854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ndCardAndCompileThreshCS" table:style-name="ta1">
        <table:shapes>
          <draw:frame draw:z-index="0" draw:style-name="gr1" svg:width="28.148cm" svg:height="14.651cm" svg:x="1.153cm" svg:y="0.275cm">
            <draw:object draw:notify-on-update-of-ranges="CondCardAndCompileThreshCS.A1:CondCardAndCompileThreshCS.A1 CondCardAndCompileThreshCS.A2:CondCardAndCompileThreshCS.A31 CondCardAndCompileThreshCS.B1:CondCardAndCompileThreshCS.B1 CondCardAndCompileThreshCS.B2:CondCardAndCompileThreshCS.B31 CondCardAndCompileThreshCS.C1:CondCardAndCompileThreshCS.C1 CondCardAndCompileThreshCS.C2:CondCardAndCompileThreshCS.C31 CondCardAndCompileThreshCS.D1:CondCardAndCompileThreshCS.D1 CondCardAndCompileThreshCS.D2:CondCardAndCompileThreshCS.D31 CondCardAndCompileThreshCS.E1:CondCardAndCompileThreshCS.E1 CondCardAndCompileThreshCS.E2:CondCardAndCompileThreshCS.E31 CondCardAndCompileThreshCS.F1:CondCardAndCompileThreshCS.F1 CondCardAndCompileThreshCS.F2:CondCardAndCompileThreshCS.F31 CondCardAndCompileThreshCS.G1:CondCardAndCompileThreshCS.G1 CondCardAndCompileThreshCS.G2:CondCardAndCompileThreshCS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5"/>
        <table:table-row table:style-name="ro2">
          <table:table-cell table:style-name="ce4" office:value-type="string">
            <text:p>O1</text:p>
          </table:table-cell>
          <table:table-cell table:style-name="ce4" office:value-type="string">
            <text:p>O2</text:p>
          </table:table-cell>
          <table:table-cell table:style-name="ce4" office:value-type="string">
            <text:p>I1</text:p>
          </table:table-cell>
          <table:table-cell table:style-name="ce4" office:value-type="string">
            <text:p>I2</text:p>
          </table:table-cell>
          <table:table-cell table:style-name="ce4" office:value-type="string">
            <text:p>I3</text:p>
          </table:table-cell>
          <table:table-cell table:style-name="ce4" office:value-type="string">
            <text:p>I4</text:p>
          </table:table-cell>
          <table:table-cell table:style-name="ce4" office:value-type="string">
            <text:p>I5</text:p>
          </table:table-cell>
        </table:table-row>
        <table:table-row table:style-name="ro2">
          <table:table-cell table:formula="of:=[$Sheet1.$C430]" office:value-type="float" office:value="16868957">
            <text:p>16868957</text:p>
          </table:table-cell>
          <table:table-cell table:formula="of:=[$Sheet1.$C481]" office:value-type="float" office:value="14026533">
            <text:p>14026533</text:p>
          </table:table-cell>
          <table:table-cell table:formula="of:=[$Sheet1.$C490]" office:value-type="float" office:value="12434073">
            <text:p>12434073</text:p>
          </table:table-cell>
          <table:table-cell table:formula="of:=[$Sheet1.$C531]" office:value-type="float" office:value="10807495">
            <text:p>10807495</text:p>
          </table:table-cell>
          <table:table-cell table:formula="of:=[$Sheet1.$C547]" office:value-type="float" office:value="12034241">
            <text:p>12034241</text:p>
          </table:table-cell>
          <table:table-cell table:formula="of:=[$Sheet1.$C583]" office:value-type="float" office:value="13425475">
            <text:p>13425475</text:p>
          </table:table-cell>
          <table:table-cell table:formula="of:=[$Sheet1.$C627]" office:value-type="float" office:value="14174218">
            <text:p>14174218</text:p>
          </table:table-cell>
        </table:table-row>
        <table:table-row table:style-name="ro2">
          <table:table-cell table:formula="of:=[$Sheet1.$C436]" office:value-type="float" office:value="17879831">
            <text:p>17879831</text:p>
          </table:table-cell>
          <table:table-cell table:formula="of:=[$Sheet1.$C455]" office:value-type="float" office:value="14809755">
            <text:p>14809755</text:p>
          </table:table-cell>
          <table:table-cell table:formula="of:=[$Sheet1.$C495]" office:value-type="float" office:value="13826648">
            <text:p>13826648</text:p>
          </table:table-cell>
          <table:table-cell table:formula="of:=[$Sheet1.$C518]" office:value-type="float" office:value="12721127">
            <text:p>12721127</text:p>
          </table:table-cell>
          <table:table-cell table:formula="of:=[$Sheet1.$C550]" office:value-type="float" office:value="14039563">
            <text:p>14039563</text:p>
          </table:table-cell>
          <table:table-cell table:formula="of:=[$Sheet1.$C581]" office:value-type="float" office:value="13595112">
            <text:p>13595112</text:p>
          </table:table-cell>
          <table:table-cell table:formula="of:=[$Sheet1.$C617]" office:value-type="float" office:value="14508694">
            <text:p>14508694</text:p>
          </table:table-cell>
        </table:table-row>
        <table:table-row table:style-name="ro2">
          <table:table-cell table:formula="of:=[$Sheet1.$C425]" office:value-type="float" office:value="21260878">
            <text:p>21260878</text:p>
          </table:table-cell>
          <table:table-cell table:formula="of:=[$Sheet1.$C456]" office:value-type="float" office:value="14877836">
            <text:p>14877836</text:p>
          </table:table-cell>
          <table:table-cell table:formula="of:=[$Sheet1.$C486]" office:value-type="float" office:value="15145574">
            <text:p>15145574</text:p>
          </table:table-cell>
          <table:table-cell table:formula="of:=[$Sheet1.$C527]" office:value-type="float" office:value="13006679">
            <text:p>13006679</text:p>
          </table:table-cell>
          <table:table-cell table:formula="of:=[$Sheet1.$C569]" office:value-type="float" office:value="14177222">
            <text:p>14177222</text:p>
          </table:table-cell>
          <table:table-cell table:formula="of:=[$Sheet1.$C602]" office:value-type="float" office:value="14288044">
            <text:p>14288044</text:p>
          </table:table-cell>
          <table:table-cell table:formula="of:=[$Sheet1.$C634]" office:value-type="float" office:value="14726125">
            <text:p>14726125</text:p>
          </table:table-cell>
        </table:table-row>
        <table:table-row table:style-name="ro2">
          <table:table-cell table:formula="of:=[$Sheet1.$C446]" office:value-type="float" office:value="22188009">
            <text:p>22188009</text:p>
          </table:table-cell>
          <table:table-cell table:formula="of:=[$Sheet1.$C482]" office:value-type="float" office:value="15030798">
            <text:p>15030798</text:p>
          </table:table-cell>
          <table:table-cell table:formula="of:=[$Sheet1.$C509]" office:value-type="float" office:value="17528471">
            <text:p>17528471</text:p>
          </table:table-cell>
          <table:table-cell table:formula="of:=[$Sheet1.$C536]" office:value-type="float" office:value="13619540">
            <text:p>13619540</text:p>
          </table:table-cell>
          <table:table-cell table:formula="of:=[$Sheet1.$C563]" office:value-type="float" office:value="14384125">
            <text:p>14384125</text:p>
          </table:table-cell>
          <table:table-cell table:formula="of:=[$Sheet1.$C585]" office:value-type="float" office:value="14408311">
            <text:p>14408311</text:p>
          </table:table-cell>
          <table:table-cell table:formula="of:=[$Sheet1.$C629]" office:value-type="float" office:value="14793489">
            <text:p>14793489</text:p>
          </table:table-cell>
        </table:table-row>
        <table:table-row table:style-name="ro2">
          <table:table-cell table:formula="of:=[$Sheet1.$C452]" office:value-type="float" office:value="22296623">
            <text:p>22296623</text:p>
          </table:table-cell>
          <table:table-cell table:formula="of:=[$Sheet1.$C468]" office:value-type="float" office:value="15717482">
            <text:p>15717482</text:p>
          </table:table-cell>
          <table:table-cell table:formula="of:=[$Sheet1.$C513]" office:value-type="float" office:value="17899059">
            <text:p>17899059</text:p>
          </table:table-cell>
          <table:table-cell table:formula="of:=[$Sheet1.$C523]" office:value-type="float" office:value="14089964">
            <text:p>14089964</text:p>
          </table:table-cell>
          <table:table-cell table:formula="of:=[$Sheet1.$C565]" office:value-type="float" office:value="14685372">
            <text:p>14685372</text:p>
          </table:table-cell>
          <table:table-cell table:formula="of:=[$Sheet1.$C575]" office:value-type="float" office:value="16175931">
            <text:p>16175931</text:p>
          </table:table-cell>
          <table:table-cell table:formula="of:=[$Sheet1.$C607]" office:value-type="float" office:value="15139773">
            <text:p>15139773</text:p>
          </table:table-cell>
        </table:table-row>
        <table:table-row table:style-name="ro2">
          <table:table-cell table:formula="of:=[$Sheet1.$C439]" office:value-type="float" office:value="22518582">
            <text:p>22518582</text:p>
          </table:table-cell>
          <table:table-cell table:formula="of:=[$Sheet1.$C469]" office:value-type="float" office:value="16069149">
            <text:p>16069149</text:p>
          </table:table-cell>
          <table:table-cell table:formula="of:=[$Sheet1.$C500]" office:value-type="float" office:value="18203481">
            <text:p>18203481</text:p>
          </table:table-cell>
          <table:table-cell table:formula="of:=[$Sheet1.$C544]" office:value-type="float" office:value="14225185">
            <text:p>14225185</text:p>
          </table:table-cell>
          <table:table-cell table:formula="of:=[$Sheet1.$C554]" office:value-type="float" office:value="15034094">
            <text:p>15034094</text:p>
          </table:table-cell>
          <table:table-cell table:formula="of:=[$Sheet1.$C604]" office:value-type="float" office:value="16215563">
            <text:p>16215563</text:p>
          </table:table-cell>
          <table:table-cell table:formula="of:=[$Sheet1.$C619]" office:value-type="float" office:value="15665414">
            <text:p>15665414</text:p>
          </table:table-cell>
        </table:table-row>
        <table:table-row table:style-name="ro2">
          <table:table-cell table:formula="of:=[$Sheet1.$C443]" office:value-type="float" office:value="23345102">
            <text:p>23345102</text:p>
          </table:table-cell>
          <table:table-cell table:formula="of:=[$Sheet1.$C462]" office:value-type="float" office:value="16500346">
            <text:p>16500346</text:p>
          </table:table-cell>
          <table:table-cell table:formula="of:=[$Sheet1.$C514]" office:value-type="float" office:value="18384998">
            <text:p>18384998</text:p>
          </table:table-cell>
          <table:table-cell table:formula="of:=[$Sheet1.$C525]" office:value-type="float" office:value="15025277">
            <text:p>15025277</text:p>
          </table:table-cell>
          <table:table-cell table:formula="of:=[$Sheet1.$C548]" office:value-type="float" office:value="15180847">
            <text:p>15180847</text:p>
          </table:table-cell>
          <table:table-cell table:formula="of:=[$Sheet1.$C586]" office:value-type="float" office:value="16346182">
            <text:p>16346182</text:p>
          </table:table-cell>
          <table:table-cell table:formula="of:=[$Sheet1.$C622]" office:value-type="float" office:value="16433757">
            <text:p>16433757</text:p>
          </table:table-cell>
        </table:table-row>
        <table:table-row table:style-name="ro2">
          <table:table-cell table:formula="of:=[$Sheet1.$C445]" office:value-type="float" office:value="23880469">
            <text:p>23880469</text:p>
          </table:table-cell>
          <table:table-cell table:formula="of:=[$Sheet1.$C463]" office:value-type="float" office:value="16631267">
            <text:p>16631267</text:p>
          </table:table-cell>
          <table:table-cell table:formula="of:=[$Sheet1.$C496]" office:value-type="float" office:value="18604587">
            <text:p>18604587</text:p>
          </table:table-cell>
          <table:table-cell table:formula="of:=[$Sheet1.$C539]" office:value-type="float" office:value="17529132">
            <text:p>17529132</text:p>
          </table:table-cell>
          <table:table-cell table:formula="of:=[$Sheet1.$C557]" office:value-type="float" office:value="15285812">
            <text:p>15285812</text:p>
          </table:table-cell>
          <table:table-cell table:formula="of:=[$Sheet1.$C593]" office:value-type="float" office:value="16602045">
            <text:p>16602045</text:p>
          </table:table-cell>
          <table:table-cell table:formula="of:=[$Sheet1.$C610]" office:value-type="float" office:value="16941920">
            <text:p>16941920</text:p>
          </table:table-cell>
        </table:table-row>
        <table:table-row table:style-name="ro2">
          <table:table-cell table:formula="of:=[$Sheet1.$C447]" office:value-type="float" office:value="23921409">
            <text:p>23921409</text:p>
          </table:table-cell>
          <table:table-cell table:formula="of:=[$Sheet1.$C471]" office:value-type="float" office:value="16815368">
            <text:p>16815368</text:p>
          </table:table-cell>
          <table:table-cell table:formula="of:=[$Sheet1.$C502]" office:value-type="float" office:value="19707735">
            <text:p>19707735</text:p>
          </table:table-cell>
          <table:table-cell table:formula="of:=[$Sheet1.$C542]" office:value-type="float" office:value="18120182">
            <text:p>18120182</text:p>
          </table:table-cell>
          <table:table-cell table:formula="of:=[$Sheet1.$C549]" office:value-type="float" office:value="15881599">
            <text:p>15881599</text:p>
          </table:table-cell>
          <table:table-cell table:formula="of:=[$Sheet1.$C582]" office:value-type="float" office:value="16654337">
            <text:p>16654337</text:p>
          </table:table-cell>
          <table:table-cell table:formula="of:=[$Sheet1.$C614]" office:value-type="float" office:value="17462341">
            <text:p>17462341</text:p>
          </table:table-cell>
        </table:table-row>
        <table:table-row table:style-name="ro2">
          <table:table-cell table:formula="of:=[$Sheet1.$C448]" office:value-type="float" office:value="24606564">
            <text:p>24606564</text:p>
          </table:table-cell>
          <table:table-cell table:formula="of:=[$Sheet1.$C464]" office:value-type="float" office:value="17182072">
            <text:p>17182072</text:p>
          </table:table-cell>
          <table:table-cell table:formula="of:=[$Sheet1.$C493]" office:value-type="float" office:value="20429378">
            <text:p>20429378</text:p>
          </table:table-cell>
          <table:table-cell table:formula="of:=[$Sheet1.$C521]" office:value-type="float" office:value="18542184">
            <text:p>18542184</text:p>
          </table:table-cell>
          <table:table-cell table:formula="of:=[$Sheet1.$C568]" office:value-type="float" office:value="16280904">
            <text:p>16280904</text:p>
          </table:table-cell>
          <table:table-cell table:formula="of:=[$Sheet1.$C576]" office:value-type="float" office:value="16924751">
            <text:p>16924751</text:p>
          </table:table-cell>
          <table:table-cell table:formula="of:=[$Sheet1.$C624]" office:value-type="float" office:value="17502631">
            <text:p>17502631</text:p>
          </table:table-cell>
        </table:table-row>
        <table:table-row table:style-name="ro2">
          <table:table-cell table:formula="of:=[$Sheet1.$C438]" office:value-type="float" office:value="25827131">
            <text:p>25827131</text:p>
          </table:table-cell>
          <table:table-cell table:formula="of:=[$Sheet1.$C478]" office:value-type="float" office:value="17354431">
            <text:p>17354431</text:p>
          </table:table-cell>
          <table:table-cell table:formula="of:=[$Sheet1.$C506]" office:value-type="float" office:value="20727808">
            <text:p>20727808</text:p>
          </table:table-cell>
          <table:table-cell table:formula="of:=[$Sheet1.$C516]" office:value-type="float" office:value="18667978">
            <text:p>18667978</text:p>
          </table:table-cell>
          <table:table-cell table:formula="of:=[$Sheet1.$C553]" office:value-type="float" office:value="16800811">
            <text:p>16800811</text:p>
          </table:table-cell>
          <table:table-cell table:formula="of:=[$Sheet1.$C588]" office:value-type="float" office:value="16933261">
            <text:p>16933261</text:p>
          </table:table-cell>
          <table:table-cell table:formula="of:=[$Sheet1.$C632]" office:value-type="float" office:value="18770026">
            <text:p>18770026</text:p>
          </table:table-cell>
        </table:table-row>
        <table:table-row table:style-name="ro2">
          <table:table-cell table:formula="of:=[$Sheet1.$C442]" office:value-type="float" office:value="26260274">
            <text:p>26260274</text:p>
          </table:table-cell>
          <table:table-cell table:formula="of:=[$Sheet1.$C472]" office:value-type="float" office:value="17585032">
            <text:p>17585032</text:p>
          </table:table-cell>
          <table:table-cell table:formula="of:=[$Sheet1.$C498]" office:value-type="float" office:value="21443572">
            <text:p>21443572</text:p>
          </table:table-cell>
          <table:table-cell table:formula="of:=[$Sheet1.$C528]" office:value-type="float" office:value="19366103">
            <text:p>19366103</text:p>
          </table:table-cell>
          <table:table-cell table:formula="of:=[$Sheet1.$C556]" office:value-type="float" office:value="17270045">
            <text:p>17270045</text:p>
          </table:table-cell>
          <table:table-cell table:formula="of:=[$Sheet1.$C587]" office:value-type="float" office:value="17126284">
            <text:p>17126284</text:p>
          </table:table-cell>
          <table:table-cell table:formula="of:=[$Sheet1.$C606]" office:value-type="float" office:value="19854804">
            <text:p>19854804</text:p>
          </table:table-cell>
        </table:table-row>
        <table:table-row table:style-name="ro2">
          <table:table-cell table:formula="of:=[$Sheet1.$C437]" office:value-type="float" office:value="26350661">
            <text:p>26350661</text:p>
          </table:table-cell>
          <table:table-cell table:formula="of:=[$Sheet1.$C470]" office:value-type="float" office:value="17629197">
            <text:p>17629197</text:p>
          </table:table-cell>
          <table:table-cell table:formula="of:=[$Sheet1.$C510]" office:value-type="float" office:value="21800991">
            <text:p>21800991</text:p>
          </table:table-cell>
          <table:table-cell table:formula="of:=[$Sheet1.$C534]" office:value-type="float" office:value="19528508">
            <text:p>19528508</text:p>
          </table:table-cell>
          <table:table-cell table:formula="of:=[$Sheet1.$C552]" office:value-type="float" office:value="17273465">
            <text:p>17273465</text:p>
          </table:table-cell>
          <table:table-cell table:formula="of:=[$Sheet1.$C600]" office:value-type="float" office:value="17715585">
            <text:p>17715585</text:p>
          </table:table-cell>
          <table:table-cell table:formula="of:=[$Sheet1.$C620]" office:value-type="float" office:value="20534147">
            <text:p>20534147</text:p>
          </table:table-cell>
        </table:table-row>
        <table:table-row table:style-name="ro2">
          <table:table-cell table:formula="of:=[$Sheet1.$C432]" office:value-type="float" office:value="27619366">
            <text:p>27619366</text:p>
          </table:table-cell>
          <table:table-cell table:formula="of:=[$Sheet1.$C461]" office:value-type="float" office:value="18222745">
            <text:p>18222745</text:p>
          </table:table-cell>
          <table:table-cell table:formula="of:=[$Sheet1.$C512]" office:value-type="float" office:value="21821581">
            <text:p>21821581</text:p>
          </table:table-cell>
          <table:table-cell table:formula="of:=[$Sheet1.$C541]" office:value-type="float" office:value="19535798">
            <text:p>19535798</text:p>
          </table:table-cell>
          <table:table-cell table:formula="of:=[$Sheet1.$C559]" office:value-type="float" office:value="17573214">
            <text:p>17573214</text:p>
          </table:table-cell>
          <table:table-cell table:formula="of:=[$Sheet1.$C591]" office:value-type="float" office:value="17907050">
            <text:p>17907050</text:p>
          </table:table-cell>
          <table:table-cell table:formula="of:=[$Sheet1.$C616]" office:value-type="float" office:value="20558058">
            <text:p>20558058</text:p>
          </table:table-cell>
        </table:table-row>
        <table:table-row table:style-name="ro2">
          <table:table-cell table:formula="of:=[$Sheet1.$C433]" office:value-type="float" office:value="27743053">
            <text:p>27743053</text:p>
          </table:table-cell>
          <table:table-cell table:formula="of:=[$Sheet1.$C480]" office:value-type="float" office:value="18538960">
            <text:p>18538960</text:p>
          </table:table-cell>
          <table:table-cell table:formula="of:=[$Sheet1.$C492]" office:value-type="float" office:value="22561397">
            <text:p>22561397</text:p>
          </table:table-cell>
          <table:table-cell table:formula="of:=[$Sheet1.$C532]" office:value-type="float" office:value="20188922">
            <text:p>20188922</text:p>
          </table:table-cell>
          <table:table-cell table:formula="of:=[$Sheet1.$C561]" office:value-type="float" office:value="18306039">
            <text:p>18306039</text:p>
          </table:table-cell>
          <table:table-cell table:formula="of:=[$Sheet1.$C589]" office:value-type="float" office:value="17942726">
            <text:p>17942726</text:p>
          </table:table-cell>
          <table:table-cell table:formula="of:=[$Sheet1.$C633]" office:value-type="float" office:value="20622001">
            <text:p>20622001</text:p>
          </table:table-cell>
        </table:table-row>
        <table:table-row table:style-name="ro2">
          <table:table-cell table:formula="of:=[$Sheet1.$C427]" office:value-type="float" office:value="27947918">
            <text:p>27947918</text:p>
          </table:table-cell>
          <table:table-cell table:formula="of:=[$Sheet1.$C477]" office:value-type="float" office:value="18690321">
            <text:p>18690321</text:p>
          </table:table-cell>
          <table:table-cell table:formula="of:=[$Sheet1.$C503]" office:value-type="float" office:value="23076826">
            <text:p>23076826</text:p>
          </table:table-cell>
          <table:table-cell table:formula="of:=[$Sheet1.$C526]" office:value-type="float" office:value="20234515">
            <text:p>20234515</text:p>
          </table:table-cell>
          <table:table-cell table:formula="of:=[$Sheet1.$C558]" office:value-type="float" office:value="18781939">
            <text:p>18781939</text:p>
          </table:table-cell>
          <table:table-cell table:formula="of:=[$Sheet1.$C601]" office:value-type="float" office:value="18389708">
            <text:p>18389708</text:p>
          </table:table-cell>
          <table:table-cell table:formula="of:=[$Sheet1.$C612]" office:value-type="float" office:value="21487180">
            <text:p>21487180</text:p>
          </table:table-cell>
        </table:table-row>
        <table:table-row table:style-name="ro2">
          <table:table-cell table:formula="of:=[$Sheet1.$C431]" office:value-type="float" office:value="29059644">
            <text:p>29059644</text:p>
          </table:table-cell>
          <table:table-cell table:formula="of:=[$Sheet1.$C458]" office:value-type="float" office:value="19681149">
            <text:p>19681149</text:p>
          </table:table-cell>
          <table:table-cell table:formula="of:=[$Sheet1.$C501]" office:value-type="float" office:value="23576301">
            <text:p>23576301</text:p>
          </table:table-cell>
          <table:table-cell table:formula="of:=[$Sheet1.$C517]" office:value-type="float" office:value="21199394">
            <text:p>21199394</text:p>
          </table:table-cell>
          <table:table-cell table:formula="of:=[$Sheet1.$C573]" office:value-type="float" office:value="19306207">
            <text:p>19306207</text:p>
          </table:table-cell>
          <table:table-cell table:formula="of:=[$Sheet1.$C596]" office:value-type="float" office:value="18722610">
            <text:p>18722610</text:p>
          </table:table-cell>
          <table:table-cell table:formula="of:=[$Sheet1.$C621]" office:value-type="float" office:value="21807366">
            <text:p>21807366</text:p>
          </table:table-cell>
        </table:table-row>
        <table:table-row table:style-name="ro2">
          <table:table-cell table:formula="of:=[$Sheet1.$C428]" office:value-type="float" office:value="29487594">
            <text:p>29487594</text:p>
          </table:table-cell>
          <table:table-cell table:formula="of:=[$Sheet1.$C475]" office:value-type="float" office:value="20118928">
            <text:p>20118928</text:p>
          </table:table-cell>
          <table:table-cell table:formula="of:=[$Sheet1.$C499]" office:value-type="float" office:value="23972008">
            <text:p>23972008</text:p>
          </table:table-cell>
          <table:table-cell table:formula="of:=[$Sheet1.$C543]" office:value-type="float" office:value="21348842">
            <text:p>21348842</text:p>
          </table:table-cell>
          <table:table-cell table:formula="of:=[$Sheet1.$C546]" office:value-type="float" office:value="20242688">
            <text:p>20242688</text:p>
          </table:table-cell>
          <table:table-cell table:formula="of:=[$Sheet1.$C599]" office:value-type="float" office:value="19062718">
            <text:p>19062718</text:p>
          </table:table-cell>
          <table:table-cell table:formula="of:=[$Sheet1.$C630]" office:value-type="float" office:value="22589146">
            <text:p>22589146</text:p>
          </table:table-cell>
        </table:table-row>
        <table:table-row table:style-name="ro2">
          <table:table-cell table:formula="of:=[$Sheet1.$C444]" office:value-type="float" office:value="30138423">
            <text:p>30138423</text:p>
          </table:table-cell>
          <table:table-cell table:formula="of:=[$Sheet1.$C460]" office:value-type="float" office:value="20695493">
            <text:p>20695493</text:p>
          </table:table-cell>
          <table:table-cell table:formula="of:=[$Sheet1.$C497]" office:value-type="float" office:value="23989896">
            <text:p>23989896</text:p>
          </table:table-cell>
          <table:table-cell table:formula="of:=[$Sheet1.$C529]" office:value-type="float" office:value="21523176">
            <text:p>21523176</text:p>
          </table:table-cell>
          <table:table-cell table:formula="of:=[$Sheet1.$C571]" office:value-type="float" office:value="20311535">
            <text:p>20311535</text:p>
          </table:table-cell>
          <table:table-cell table:formula="of:=[$Sheet1.$C595]" office:value-type="float" office:value="19314091">
            <text:p>19314091</text:p>
          </table:table-cell>
          <table:table-cell table:formula="of:=[$Sheet1.$C613]" office:value-type="float" office:value="22661796">
            <text:p>22661796</text:p>
          </table:table-cell>
        </table:table-row>
        <table:table-row table:style-name="ro2">
          <table:table-cell table:formula="of:=[$Sheet1.$C440]" office:value-type="float" office:value="30355152">
            <text:p>30355152</text:p>
          </table:table-cell>
          <table:table-cell table:formula="of:=[$Sheet1.$C479]" office:value-type="float" office:value="21137949">
            <text:p>21137949</text:p>
          </table:table-cell>
          <table:table-cell table:formula="of:=[$Sheet1.$C508]" office:value-type="float" office:value="24563591">
            <text:p>24563591</text:p>
          </table:table-cell>
          <table:table-cell table:formula="of:=[$Sheet1.$C520]" office:value-type="float" office:value="21614104">
            <text:p>21614104</text:p>
          </table:table-cell>
          <table:table-cell table:formula="of:=[$Sheet1.$C560]" office:value-type="float" office:value="20486215">
            <text:p>20486215</text:p>
          </table:table-cell>
          <table:table-cell table:formula="of:=[$Sheet1.$C598]" office:value-type="float" office:value="19643345">
            <text:p>19643345</text:p>
          </table:table-cell>
          <table:table-cell table:formula="of:=[$Sheet1.$C611]" office:value-type="float" office:value="23224048">
            <text:p>23224048</text:p>
          </table:table-cell>
        </table:table-row>
        <table:table-row table:style-name="ro2">
          <table:table-cell table:formula="of:=[$Sheet1.$C450]" office:value-type="float" office:value="30532750">
            <text:p>30532750</text:p>
          </table:table-cell>
          <table:table-cell table:formula="of:=[$Sheet1.$C483]" office:value-type="float" office:value="21583610">
            <text:p>21583610</text:p>
          </table:table-cell>
          <table:table-cell table:formula="of:=[$Sheet1.$C489]" office:value-type="float" office:value="24577515">
            <text:p>24577515</text:p>
          </table:table-cell>
          <table:table-cell table:formula="of:=[$Sheet1.$C515]" office:value-type="float" office:value="22023309">
            <text:p>22023309</text:p>
          </table:table-cell>
          <table:table-cell table:formula="of:=[$Sheet1.$C574]" office:value-type="float" office:value="20675605">
            <text:p>20675605</text:p>
          </table:table-cell>
          <table:table-cell table:formula="of:=[$Sheet1.$C590]" office:value-type="float" office:value="19828778">
            <text:p>19828778</text:p>
          </table:table-cell>
          <table:table-cell table:formula="of:=[$Sheet1.$C626]" office:value-type="float" office:value="23370762">
            <text:p>23370762</text:p>
          </table:table-cell>
        </table:table-row>
        <table:table-row table:style-name="ro2">
          <table:table-cell table:formula="of:=[$Sheet1.$C441]" office:value-type="float" office:value="31435006">
            <text:p>31435006</text:p>
          </table:table-cell>
          <table:table-cell table:formula="of:=[$Sheet1.$C476]" office:value-type="float" office:value="21838857">
            <text:p>21838857</text:p>
          </table:table-cell>
          <table:table-cell table:formula="of:=[$Sheet1.$C491]" office:value-type="float" office:value="24633009">
            <text:p>24633009</text:p>
          </table:table-cell>
          <table:table-cell table:formula="of:=[$Sheet1.$C533]" office:value-type="float" office:value="22100795">
            <text:p>22100795</text:p>
          </table:table-cell>
          <table:table-cell table:formula="of:=[$Sheet1.$C562]" office:value-type="float" office:value="21165007">
            <text:p>21165007</text:p>
          </table:table-cell>
          <table:table-cell table:formula="of:=[$Sheet1.$C578]" office:value-type="float" office:value="21530181">
            <text:p>21530181</text:p>
          </table:table-cell>
          <table:table-cell table:formula="of:=[$Sheet1.$C615]" office:value-type="float" office:value="24460162">
            <text:p>24460162</text:p>
          </table:table-cell>
        </table:table-row>
        <table:table-row table:style-name="ro2">
          <table:table-cell table:formula="of:=[$Sheet1.$C449]" office:value-type="float" office:value="32289173">
            <text:p>32289173</text:p>
          </table:table-cell>
          <table:table-cell table:formula="of:=[$Sheet1.$C459]" office:value-type="float" office:value="22057669">
            <text:p>22057669</text:p>
          </table:table-cell>
          <table:table-cell table:formula="of:=[$Sheet1.$C505]" office:value-type="float" office:value="24889829">
            <text:p>24889829</text:p>
          </table:table-cell>
          <table:table-cell table:formula="of:=[$Sheet1.$C540]" office:value-type="float" office:value="22137881">
            <text:p>22137881</text:p>
          </table:table-cell>
          <table:table-cell table:formula="of:=[$Sheet1.$C570]" office:value-type="float" office:value="21820886">
            <text:p>21820886</text:p>
          </table:table-cell>
          <table:table-cell table:formula="of:=[$Sheet1.$C577]" office:value-type="float" office:value="22789016">
            <text:p>22789016</text:p>
          </table:table-cell>
          <table:table-cell table:formula="of:=[$Sheet1.$C608]" office:value-type="float" office:value="24550484">
            <text:p>24550484</text:p>
          </table:table-cell>
        </table:table-row>
        <table:table-row table:style-name="ro2">
          <table:table-cell table:formula="of:=[$Sheet1.$C435]" office:value-type="float" office:value="32587062">
            <text:p>32587062</text:p>
          </table:table-cell>
          <table:table-cell table:formula="of:=[$Sheet1.$C457]" office:value-type="float" office:value="22059199">
            <text:p>22059199</text:p>
          </table:table-cell>
          <table:table-cell table:formula="of:=[$Sheet1.$C488]" office:value-type="float" office:value="24930322">
            <text:p>24930322</text:p>
          </table:table-cell>
          <table:table-cell table:formula="of:=[$Sheet1.$C535]" office:value-type="float" office:value="22189620">
            <text:p>22189620</text:p>
          </table:table-cell>
          <table:table-cell table:formula="of:=[$Sheet1.$C551]" office:value-type="float" office:value="23245518">
            <text:p>23245518</text:p>
          </table:table-cell>
          <table:table-cell table:formula="of:=[$Sheet1.$C584]" office:value-type="float" office:value="22986099">
            <text:p>22986099</text:p>
          </table:table-cell>
          <table:table-cell table:formula="of:=[$Sheet1.$C618]" office:value-type="float" office:value="24717329">
            <text:p>24717329</text:p>
          </table:table-cell>
        </table:table-row>
        <table:table-row table:style-name="ro2">
          <table:table-cell table:formula="of:=[$Sheet1.$C426]" office:value-type="float" office:value="32893166">
            <text:p>32893166</text:p>
          </table:table-cell>
          <table:table-cell table:formula="of:=[$Sheet1.$C466]" office:value-type="float" office:value="22508099">
            <text:p>22508099</text:p>
          </table:table-cell>
          <table:table-cell table:formula="of:=[$Sheet1.$C507]" office:value-type="float" office:value="25013312">
            <text:p>25013312</text:p>
          </table:table-cell>
          <table:table-cell table:formula="of:=[$Sheet1.$C530]" office:value-type="float" office:value="22642570">
            <text:p>22642570</text:p>
          </table:table-cell>
          <table:table-cell table:formula="of:=[$Sheet1.$C572]" office:value-type="float" office:value="23403293">
            <text:p>23403293</text:p>
          </table:table-cell>
          <table:table-cell table:formula="of:=[$Sheet1.$C603]" office:value-type="float" office:value="22992445">
            <text:p>22992445</text:p>
          </table:table-cell>
          <table:table-cell table:formula="of:=[$Sheet1.$C628]" office:value-type="float" office:value="25768387">
            <text:p>25768387</text:p>
          </table:table-cell>
        </table:table-row>
        <table:table-row table:style-name="ro2">
          <table:table-cell table:formula="of:=[$Sheet1.$C451]" office:value-type="float" office:value="33073351">
            <text:p>33073351</text:p>
          </table:table-cell>
          <table:table-cell table:formula="of:=[$Sheet1.$C484]" office:value-type="float" office:value="24108420">
            <text:p>24108420</text:p>
          </table:table-cell>
          <table:table-cell table:formula="of:=[$Sheet1.$C485]" office:value-type="float" office:value="25224845">
            <text:p>25224845</text:p>
          </table:table-cell>
          <table:table-cell table:formula="of:=[$Sheet1.$C537]" office:value-type="float" office:value="23008687">
            <text:p>23008687</text:p>
          </table:table-cell>
          <table:table-cell table:formula="of:=[$Sheet1.$C545]" office:value-type="float" office:value="23607243">
            <text:p>23607243</text:p>
          </table:table-cell>
          <table:table-cell table:formula="of:=[$Sheet1.$C594]" office:value-type="float" office:value="23276009">
            <text:p>23276009</text:p>
          </table:table-cell>
          <table:table-cell table:formula="of:=[$Sheet1.$C625]" office:value-type="float" office:value="26228113">
            <text:p>26228113</text:p>
          </table:table-cell>
        </table:table-row>
        <table:table-row table:style-name="ro2">
          <table:table-cell table:formula="of:=[$Sheet1.$C454]" office:value-type="float" office:value="36210814">
            <text:p>36210814</text:p>
          </table:table-cell>
          <table:table-cell table:formula="of:=[$Sheet1.$C473]" office:value-type="float" office:value="24573701">
            <text:p>24573701</text:p>
          </table:table-cell>
          <table:table-cell table:formula="of:=[$Sheet1.$C504]" office:value-type="float" office:value="27960270">
            <text:p>27960270</text:p>
          </table:table-cell>
          <table:table-cell table:formula="of:=[$Sheet1.$C524]" office:value-type="float" office:value="23320109">
            <text:p>23320109</text:p>
          </table:table-cell>
          <table:table-cell table:formula="of:=[$Sheet1.$C555]" office:value-type="float" office:value="25025493">
            <text:p>25025493</text:p>
          </table:table-cell>
          <table:table-cell table:formula="of:=[$Sheet1.$C580]" office:value-type="float" office:value="26370171">
            <text:p>26370171</text:p>
          </table:table-cell>
          <table:table-cell table:formula="of:=[$Sheet1.$C631]" office:value-type="float" office:value="27426136">
            <text:p>27426136</text:p>
          </table:table-cell>
        </table:table-row>
        <table:table-row table:style-name="ro2">
          <table:table-cell table:formula="of:=[$Sheet1.$C434]" office:value-type="float" office:value="36583049">
            <text:p>36583049</text:p>
          </table:table-cell>
          <table:table-cell table:formula="of:=[$Sheet1.$C474]" office:value-type="float" office:value="26282802">
            <text:p>26282802</text:p>
          </table:table-cell>
          <table:table-cell table:formula="of:=[$Sheet1.$C511]" office:value-type="float" office:value="27964666">
            <text:p>27964666</text:p>
          </table:table-cell>
          <table:table-cell table:formula="of:=[$Sheet1.$C519]" office:value-type="float" office:value="23812094">
            <text:p>23812094</text:p>
          </table:table-cell>
          <table:table-cell table:formula="of:=[$Sheet1.$C567]" office:value-type="float" office:value="28236518">
            <text:p>28236518</text:p>
          </table:table-cell>
          <table:table-cell table:formula="of:=[$Sheet1.$C597]" office:value-type="float" office:value="28230191">
            <text:p>28230191</text:p>
          </table:table-cell>
          <table:table-cell table:formula="of:=[$Sheet1.$C609]" office:value-type="float" office:value="28932835">
            <text:p>28932835</text:p>
          </table:table-cell>
        </table:table-row>
        <table:table-row table:style-name="ro2">
          <table:table-cell table:formula="of:=[$Sheet1.$C429]" office:value-type="float" office:value="43938561">
            <text:p>43938561</text:p>
          </table:table-cell>
          <table:table-cell table:formula="of:=[$Sheet1.$C465]" office:value-type="float" office:value="33909357">
            <text:p>33909357</text:p>
          </table:table-cell>
          <table:table-cell table:formula="of:=[$Sheet1.$C487]" office:value-type="float" office:value="29197924">
            <text:p>29197924</text:p>
          </table:table-cell>
          <table:table-cell table:formula="of:=[$Sheet1.$C538]" office:value-type="float" office:value="24411739">
            <text:p>24411739</text:p>
          </table:table-cell>
          <table:table-cell table:formula="of:=[$Sheet1.$C566]" office:value-type="float" office:value="28879755">
            <text:p>28879755</text:p>
          </table:table-cell>
          <table:table-cell table:formula="of:=[$Sheet1.$C579]" office:value-type="float" office:value="32173986">
            <text:p>32173986</text:p>
          </table:table-cell>
          <table:table-cell table:formula="of:=[$Sheet1.$C623]" office:value-type="float" office:value="33037392">
            <text:p>33037392</text:p>
          </table:table-cell>
        </table:table-row>
        <table:table-row table:style-name="ro2">
          <table:table-cell table:formula="of:=[$Sheet1.$C453]" office:value-type="float" office:value="45767883">
            <text:p>45767883</text:p>
          </table:table-cell>
          <table:table-cell table:formula="of:=[$Sheet1.$C467]" office:value-type="float" office:value="44412383">
            <text:p>44412383</text:p>
          </table:table-cell>
          <table:table-cell table:formula="of:=[$Sheet1.$C494]" office:value-type="float" office:value="32242211">
            <text:p>32242211</text:p>
          </table:table-cell>
          <table:table-cell table:formula="of:=[$Sheet1.$C522]" office:value-type="float" office:value="27209618">
            <text:p>27209618</text:p>
          </table:table-cell>
          <table:table-cell table:formula="of:=[$Sheet1.$C564]" office:value-type="float" office:value="31436171">
            <text:p>31436171</text:p>
          </table:table-cell>
          <table:table-cell table:formula="of:=[$Sheet1.$C592]" office:value-type="float" office:value="32513633">
            <text:p>32513633</text:p>
          </table:table-cell>
          <table:table-cell table:formula="of:=[$Sheet1.$C605]" office:value-type="float" office:value="35493830">
            <text:p>35493830</text:p>
          </table:table-cell>
        </table:table-row>
      </table:table>
      <table:named-expressions/>
      <table:database-ranges>
        <table:database-range table:name="__Anonymous_Sheet_DB__1" table:target-range-address="CondCardAndCompileThreshSC.G2:CondCardAndCompileThreshSC.G3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ondCardAndCompileThreshCC.P4:CondCardAndCompileThreshCC.P3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ondCardAndCompileThreshCS.G2:CondCardAndCompileThreshCS.G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1T18:39:44</dc:date>
    <meta:generator>LibreOffice/3.5$MacOSX_x86 LibreOffice_project/7122e39-92ed229-498d286-15e43b4-d70da21</meta:generator>
    <meta:editing-duration>PT22H19M37S</meta:editing-duration>
    <meta:editing-cycles>3</meta:editing-cycles>
    <meta:document-statistic meta:table-count="4" meta:cell-count="25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49cm" svg:height="14.652cm" xlink:href=".." xlink:type="simple" chart:class="chart:line" chart:style-name="ch1">
        <chart:legend chart:legend-position="end" svg:x="26.329cm" svg:y="5.533cm" style:legend-expansion="high" chart:style-name="ch2"/>
        <chart:plot-area chart:style-name="ch3" table:cell-range-address="CondCardAndCompileThreshCS.A1:CondCardAndCompileThreshCS.G31" chart:data-source-has-labels="row" svg:x="1.012cm" svg:y="1.307cm" svg:width="24.193cm" svg:height="12.632cm">
          <chartooo:coordinate-region svg:x="2.831cm" svg:y="1.507cm" svg:width="22.174cm" svg:height="11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dCardAndCompileThreshCS.A2:CondCardAndCompileThreshCS.A31" chart:label-cell-address="CondCardAndCompileThreshCS.A1:CondCardAndCompileThreshCS.A1" chart:class="chart:line">
            <chart:data-point chart:repeated="30"/>
          </chart:series>
          <chart:series chart:style-name="ch7" chart:values-cell-range-address="CondCardAndCompileThreshCS.B2:CondCardAndCompileThreshCS.B31" chart:label-cell-address="CondCardAndCompileThreshCS.B1:CondCardAndCompileThreshCS.B1" chart:class="chart:line">
            <chart:data-point chart:repeated="30"/>
          </chart:series>
          <chart:series chart:style-name="ch8" chart:values-cell-range-address="CondCardAndCompileThreshCS.C2:CondCardAndCompileThreshCS.C31" chart:label-cell-address="CondCardAndCompileThreshCS.C1:CondCardAndCompileThreshCS.C1" chart:class="chart:line">
            <chart:data-point chart:repeated="30"/>
          </chart:series>
          <chart:series chart:style-name="ch9" chart:values-cell-range-address="CondCardAndCompileThreshCS.D2:CondCardAndCompileThreshCS.D31" chart:label-cell-address="CondCardAndCompileThreshCS.D1:CondCardAndCompileThreshCS.D1" chart:class="chart:line">
            <chart:data-point chart:repeated="30"/>
          </chart:series>
          <chart:series chart:style-name="ch10" chart:values-cell-range-address="CondCardAndCompileThreshCS.E2:CondCardAndCompileThreshCS.E31" chart:label-cell-address="CondCardAndCompileThreshCS.E1:CondCardAndCompileThreshCS.E1" chart:class="chart:line">
            <chart:data-point chart:repeated="30"/>
          </chart:series>
          <chart:series chart:style-name="ch11" chart:values-cell-range-address="CondCardAndCompileThreshCS.F2:CondCardAndCompileThreshCS.F31" chart:label-cell-address="CondCardAndCompileThreshCS.F1:CondCardAndCompileThreshCS.F1" chart:class="chart:line">
            <chart:data-point chart:repeated="30"/>
          </chart:series>
          <chart:series chart:style-name="ch12" chart:values-cell-range-address="CondCardAndCompileThreshCS.G2:CondCardAndCompileThreshCS.G31" chart:label-cell-address="CondCardAndCompileThreshCS.G1:CondCardAndCompileThreshCS.G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ondCardAndCompileThreshCS.A1:CondCardAndCompileThreshCS.A1</svg:desc>
                </draw:g>
              </table:table-cell>
              <table:table-cell office:value-type="string">
                <text:p>O2</text:p>
                <draw:g>
                  <svg:desc>CondCardAndCompileThreshCS.B1:CondCardAndCompileThreshCS.B1</svg:desc>
                </draw:g>
              </table:table-cell>
              <table:table-cell office:value-type="string">
                <text:p>I1</text:p>
                <draw:g>
                  <svg:desc>CondCardAndCompileThreshCS.C1:CondCardAndCompileThreshCS.C1</svg:desc>
                </draw:g>
              </table:table-cell>
              <table:table-cell office:value-type="string">
                <text:p>I2</text:p>
                <draw:g>
                  <svg:desc>CondCardAndCompileThreshCS.D1:CondCardAndCompileThreshCS.D1</svg:desc>
                </draw:g>
              </table:table-cell>
              <table:table-cell office:value-type="string">
                <text:p>I3</text:p>
                <draw:g>
                  <svg:desc>CondCardAndCompileThreshCS.E1:CondCardAndCompileThreshCS.E1</svg:desc>
                </draw:g>
              </table:table-cell>
              <table:table-cell office:value-type="string">
                <text:p>I4</text:p>
                <draw:g>
                  <svg:desc>CondCardAndCompileThreshCS.F1:CondCardAndCompileThreshCS.F1</svg:desc>
                </draw:g>
              </table:table-cell>
              <table:table-cell office:value-type="string">
                <text:p>I5</text:p>
                <draw:g>
                  <svg:desc>CondCardAndCompileThreshCS.G1:CondCardAndCompileThreshC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868957">
                <text:p>16868957</text:p>
                <draw:g>
                  <svg:desc>CondCardAndCompileThreshCS.A2:CondCardAndCompileThreshCS.A31</svg:desc>
                </draw:g>
              </table:table-cell>
              <table:table-cell office:value-type="float" office:value="14026533">
                <text:p>14026533</text:p>
                <draw:g>
                  <svg:desc>CondCardAndCompileThreshCS.B2:CondCardAndCompileThreshCS.B31</svg:desc>
                </draw:g>
              </table:table-cell>
              <table:table-cell office:value-type="float" office:value="12434073">
                <text:p>12434073</text:p>
                <draw:g>
                  <svg:desc>CondCardAndCompileThreshCS.C2:CondCardAndCompileThreshCS.C31</svg:desc>
                </draw:g>
              </table:table-cell>
              <table:table-cell office:value-type="float" office:value="10807495">
                <text:p>10807495</text:p>
                <draw:g>
                  <svg:desc>CondCardAndCompileThreshCS.D2:CondCardAndCompileThreshCS.D31</svg:desc>
                </draw:g>
              </table:table-cell>
              <table:table-cell office:value-type="float" office:value="12034241">
                <text:p>12034241</text:p>
                <draw:g>
                  <svg:desc>CondCardAndCompileThreshCS.E2:CondCardAndCompileThreshCS.E31</svg:desc>
                </draw:g>
              </table:table-cell>
              <table:table-cell office:value-type="float" office:value="13425475">
                <text:p>13425475</text:p>
                <draw:g>
                  <svg:desc>CondCardAndCompileThreshCS.F2:CondCardAndCompileThreshCS.F31</svg:desc>
                </draw:g>
              </table:table-cell>
              <table:table-cell office:value-type="float" office:value="14174218">
                <text:p>14174218</text:p>
                <draw:g>
                  <svg:desc>CondCardAndCompileThreshCS.G2:CondCardAndCompileThreshCS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79831">
                <text:p>17879831</text:p>
              </table:table-cell>
              <table:table-cell office:value-type="float" office:value="14809755">
                <text:p>14809755</text:p>
              </table:table-cell>
              <table:table-cell office:value-type="float" office:value="13826648">
                <text:p>13826648</text:p>
              </table:table-cell>
              <table:table-cell office:value-type="float" office:value="12721127">
                <text:p>12721127</text:p>
              </table:table-cell>
              <table:table-cell office:value-type="float" office:value="14039563">
                <text:p>14039563</text:p>
              </table:table-cell>
              <table:table-cell office:value-type="float" office:value="13595112">
                <text:p>13595112</text:p>
              </table:table-cell>
              <table:table-cell office:value-type="float" office:value="14508694">
                <text:p>14508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60878">
                <text:p>21260878</text:p>
              </table:table-cell>
              <table:table-cell office:value-type="float" office:value="14877836">
                <text:p>14877836</text:p>
              </table:table-cell>
              <table:table-cell office:value-type="float" office:value="15145574">
                <text:p>15145574</text:p>
              </table:table-cell>
              <table:table-cell office:value-type="float" office:value="13006679">
                <text:p>13006679</text:p>
              </table:table-cell>
              <table:table-cell office:value-type="float" office:value="14177222">
                <text:p>14177222</text:p>
              </table:table-cell>
              <table:table-cell office:value-type="float" office:value="14288044">
                <text:p>14288044</text:p>
              </table:table-cell>
              <table:table-cell office:value-type="float" office:value="14726125">
                <text:p>14726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88009">
                <text:p>22188009</text:p>
              </table:table-cell>
              <table:table-cell office:value-type="float" office:value="15030798">
                <text:p>15030798</text:p>
              </table:table-cell>
              <table:table-cell office:value-type="float" office:value="17528471">
                <text:p>17528471</text:p>
              </table:table-cell>
              <table:table-cell office:value-type="float" office:value="13619540">
                <text:p>13619540</text:p>
              </table:table-cell>
              <table:table-cell office:value-type="float" office:value="14384125">
                <text:p>14384125</text:p>
              </table:table-cell>
              <table:table-cell office:value-type="float" office:value="14408311">
                <text:p>14408311</text:p>
              </table:table-cell>
              <table:table-cell office:value-type="float" office:value="14793489">
                <text:p>14793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96623">
                <text:p>22296623</text:p>
              </table:table-cell>
              <table:table-cell office:value-type="float" office:value="15717482">
                <text:p>15717482</text:p>
              </table:table-cell>
              <table:table-cell office:value-type="float" office:value="17899059">
                <text:p>17899059</text:p>
              </table:table-cell>
              <table:table-cell office:value-type="float" office:value="14089964">
                <text:p>14089964</text:p>
              </table:table-cell>
              <table:table-cell office:value-type="float" office:value="14685372">
                <text:p>14685372</text:p>
              </table:table-cell>
              <table:table-cell office:value-type="float" office:value="16175931">
                <text:p>16175931</text:p>
              </table:table-cell>
              <table:table-cell office:value-type="float" office:value="15139773">
                <text:p>15139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18582">
                <text:p>22518582</text:p>
              </table:table-cell>
              <table:table-cell office:value-type="float" office:value="16069149">
                <text:p>16069149</text:p>
              </table:table-cell>
              <table:table-cell office:value-type="float" office:value="18203481">
                <text:p>18203481</text:p>
              </table:table-cell>
              <table:table-cell office:value-type="float" office:value="14225185">
                <text:p>14225185</text:p>
              </table:table-cell>
              <table:table-cell office:value-type="float" office:value="15034094">
                <text:p>15034094</text:p>
              </table:table-cell>
              <table:table-cell office:value-type="float" office:value="16215563">
                <text:p>16215563</text:p>
              </table:table-cell>
              <table:table-cell office:value-type="float" office:value="15665414">
                <text:p>15665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345102">
                <text:p>23345102</text:p>
              </table:table-cell>
              <table:table-cell office:value-type="float" office:value="16500346">
                <text:p>16500346</text:p>
              </table:table-cell>
              <table:table-cell office:value-type="float" office:value="18384998">
                <text:p>18384998</text:p>
              </table:table-cell>
              <table:table-cell office:value-type="float" office:value="15025277">
                <text:p>15025277</text:p>
              </table:table-cell>
              <table:table-cell office:value-type="float" office:value="15180847">
                <text:p>15180847</text:p>
              </table:table-cell>
              <table:table-cell office:value-type="float" office:value="16346182">
                <text:p>16346182</text:p>
              </table:table-cell>
              <table:table-cell office:value-type="float" office:value="16433757">
                <text:p>16433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80469">
                <text:p>23880469</text:p>
              </table:table-cell>
              <table:table-cell office:value-type="float" office:value="16631267">
                <text:p>16631267</text:p>
              </table:table-cell>
              <table:table-cell office:value-type="float" office:value="18604587">
                <text:p>18604587</text:p>
              </table:table-cell>
              <table:table-cell office:value-type="float" office:value="17529132">
                <text:p>17529132</text:p>
              </table:table-cell>
              <table:table-cell office:value-type="float" office:value="15285812">
                <text:p>15285812</text:p>
              </table:table-cell>
              <table:table-cell office:value-type="float" office:value="16602045">
                <text:p>16602045</text:p>
              </table:table-cell>
              <table:table-cell office:value-type="float" office:value="16941920">
                <text:p>169419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921409">
                <text:p>23921409</text:p>
              </table:table-cell>
              <table:table-cell office:value-type="float" office:value="16815368">
                <text:p>16815368</text:p>
              </table:table-cell>
              <table:table-cell office:value-type="float" office:value="19707735">
                <text:p>19707735</text:p>
              </table:table-cell>
              <table:table-cell office:value-type="float" office:value="18120182">
                <text:p>18120182</text:p>
              </table:table-cell>
              <table:table-cell office:value-type="float" office:value="15881599">
                <text:p>15881599</text:p>
              </table:table-cell>
              <table:table-cell office:value-type="float" office:value="16654337">
                <text:p>16654337</text:p>
              </table:table-cell>
              <table:table-cell office:value-type="float" office:value="17462341">
                <text:p>17462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606564">
                <text:p>24606564</text:p>
              </table:table-cell>
              <table:table-cell office:value-type="float" office:value="17182072">
                <text:p>17182072</text:p>
              </table:table-cell>
              <table:table-cell office:value-type="float" office:value="20429378">
                <text:p>20429378</text:p>
              </table:table-cell>
              <table:table-cell office:value-type="float" office:value="18542184">
                <text:p>18542184</text:p>
              </table:table-cell>
              <table:table-cell office:value-type="float" office:value="16280904">
                <text:p>16280904</text:p>
              </table:table-cell>
              <table:table-cell office:value-type="float" office:value="16924751">
                <text:p>16924751</text:p>
              </table:table-cell>
              <table:table-cell office:value-type="float" office:value="17502631">
                <text:p>17502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827131">
                <text:p>25827131</text:p>
              </table:table-cell>
              <table:table-cell office:value-type="float" office:value="17354431">
                <text:p>17354431</text:p>
              </table:table-cell>
              <table:table-cell office:value-type="float" office:value="20727808">
                <text:p>20727808</text:p>
              </table:table-cell>
              <table:table-cell office:value-type="float" office:value="18667978">
                <text:p>18667978</text:p>
              </table:table-cell>
              <table:table-cell office:value-type="float" office:value="16800811">
                <text:p>16800811</text:p>
              </table:table-cell>
              <table:table-cell office:value-type="float" office:value="16933261">
                <text:p>16933261</text:p>
              </table:table-cell>
              <table:table-cell office:value-type="float" office:value="18770026">
                <text:p>18770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60274">
                <text:p>26260274</text:p>
              </table:table-cell>
              <table:table-cell office:value-type="float" office:value="17585032">
                <text:p>17585032</text:p>
              </table:table-cell>
              <table:table-cell office:value-type="float" office:value="21443572">
                <text:p>21443572</text:p>
              </table:table-cell>
              <table:table-cell office:value-type="float" office:value="19366103">
                <text:p>19366103</text:p>
              </table:table-cell>
              <table:table-cell office:value-type="float" office:value="17270045">
                <text:p>17270045</text:p>
              </table:table-cell>
              <table:table-cell office:value-type="float" office:value="17126284">
                <text:p>17126284</text:p>
              </table:table-cell>
              <table:table-cell office:value-type="float" office:value="19854804">
                <text:p>19854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350661">
                <text:p>26350661</text:p>
              </table:table-cell>
              <table:table-cell office:value-type="float" office:value="17629197">
                <text:p>17629197</text:p>
              </table:table-cell>
              <table:table-cell office:value-type="float" office:value="21800991">
                <text:p>21800991</text:p>
              </table:table-cell>
              <table:table-cell office:value-type="float" office:value="19528508">
                <text:p>19528508</text:p>
              </table:table-cell>
              <table:table-cell office:value-type="float" office:value="17273465">
                <text:p>17273465</text:p>
              </table:table-cell>
              <table:table-cell office:value-type="float" office:value="17715585">
                <text:p>17715585</text:p>
              </table:table-cell>
              <table:table-cell office:value-type="float" office:value="20534147">
                <text:p>20534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19366">
                <text:p>27619366</text:p>
              </table:table-cell>
              <table:table-cell office:value-type="float" office:value="18222745">
                <text:p>18222745</text:p>
              </table:table-cell>
              <table:table-cell office:value-type="float" office:value="21821581">
                <text:p>21821581</text:p>
              </table:table-cell>
              <table:table-cell office:value-type="float" office:value="19535798">
                <text:p>19535798</text:p>
              </table:table-cell>
              <table:table-cell office:value-type="float" office:value="17573214">
                <text:p>17573214</text:p>
              </table:table-cell>
              <table:table-cell office:value-type="float" office:value="17907050">
                <text:p>17907050</text:p>
              </table:table-cell>
              <table:table-cell office:value-type="float" office:value="20558058">
                <text:p>20558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43053">
                <text:p>27743053</text:p>
              </table:table-cell>
              <table:table-cell office:value-type="float" office:value="18538960">
                <text:p>18538960</text:p>
              </table:table-cell>
              <table:table-cell office:value-type="float" office:value="22561397">
                <text:p>22561397</text:p>
              </table:table-cell>
              <table:table-cell office:value-type="float" office:value="20188922">
                <text:p>20188922</text:p>
              </table:table-cell>
              <table:table-cell office:value-type="float" office:value="18306039">
                <text:p>18306039</text:p>
              </table:table-cell>
              <table:table-cell office:value-type="float" office:value="17942726">
                <text:p>17942726</text:p>
              </table:table-cell>
              <table:table-cell office:value-type="float" office:value="20622001">
                <text:p>20622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947918">
                <text:p>27947918</text:p>
              </table:table-cell>
              <table:table-cell office:value-type="float" office:value="18690321">
                <text:p>18690321</text:p>
              </table:table-cell>
              <table:table-cell office:value-type="float" office:value="23076826">
                <text:p>23076826</text:p>
              </table:table-cell>
              <table:table-cell office:value-type="float" office:value="20234515">
                <text:p>20234515</text:p>
              </table:table-cell>
              <table:table-cell office:value-type="float" office:value="18781939">
                <text:p>18781939</text:p>
              </table:table-cell>
              <table:table-cell office:value-type="float" office:value="18389708">
                <text:p>18389708</text:p>
              </table:table-cell>
              <table:table-cell office:value-type="float" office:value="21487180">
                <text:p>21487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59644">
                <text:p>29059644</text:p>
              </table:table-cell>
              <table:table-cell office:value-type="float" office:value="19681149">
                <text:p>19681149</text:p>
              </table:table-cell>
              <table:table-cell office:value-type="float" office:value="23576301">
                <text:p>23576301</text:p>
              </table:table-cell>
              <table:table-cell office:value-type="float" office:value="21199394">
                <text:p>21199394</text:p>
              </table:table-cell>
              <table:table-cell office:value-type="float" office:value="19306207">
                <text:p>19306207</text:p>
              </table:table-cell>
              <table:table-cell office:value-type="float" office:value="18722610">
                <text:p>18722610</text:p>
              </table:table-cell>
              <table:table-cell office:value-type="float" office:value="21807366">
                <text:p>21807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87594">
                <text:p>29487594</text:p>
              </table:table-cell>
              <table:table-cell office:value-type="float" office:value="20118928">
                <text:p>20118928</text:p>
              </table:table-cell>
              <table:table-cell office:value-type="float" office:value="23972008">
                <text:p>23972008</text:p>
              </table:table-cell>
              <table:table-cell office:value-type="float" office:value="21348842">
                <text:p>21348842</text:p>
              </table:table-cell>
              <table:table-cell office:value-type="float" office:value="20242688">
                <text:p>20242688</text:p>
              </table:table-cell>
              <table:table-cell office:value-type="float" office:value="19062718">
                <text:p>19062718</text:p>
              </table:table-cell>
              <table:table-cell office:value-type="float" office:value="22589146">
                <text:p>22589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138423">
                <text:p>30138423</text:p>
              </table:table-cell>
              <table:table-cell office:value-type="float" office:value="20695493">
                <text:p>20695493</text:p>
              </table:table-cell>
              <table:table-cell office:value-type="float" office:value="23989896">
                <text:p>23989896</text:p>
              </table:table-cell>
              <table:table-cell office:value-type="float" office:value="21523176">
                <text:p>21523176</text:p>
              </table:table-cell>
              <table:table-cell office:value-type="float" office:value="20311535">
                <text:p>20311535</text:p>
              </table:table-cell>
              <table:table-cell office:value-type="float" office:value="19314091">
                <text:p>19314091</text:p>
              </table:table-cell>
              <table:table-cell office:value-type="float" office:value="22661796">
                <text:p>22661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355152">
                <text:p>30355152</text:p>
              </table:table-cell>
              <table:table-cell office:value-type="float" office:value="21137949">
                <text:p>21137949</text:p>
              </table:table-cell>
              <table:table-cell office:value-type="float" office:value="24563591">
                <text:p>24563591</text:p>
              </table:table-cell>
              <table:table-cell office:value-type="float" office:value="21614104">
                <text:p>21614104</text:p>
              </table:table-cell>
              <table:table-cell office:value-type="float" office:value="20486215">
                <text:p>20486215</text:p>
              </table:table-cell>
              <table:table-cell office:value-type="float" office:value="19643345">
                <text:p>19643345</text:p>
              </table:table-cell>
              <table:table-cell office:value-type="float" office:value="23224048">
                <text:p>23224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532750">
                <text:p>30532750</text:p>
              </table:table-cell>
              <table:table-cell office:value-type="float" office:value="21583610">
                <text:p>21583610</text:p>
              </table:table-cell>
              <table:table-cell office:value-type="float" office:value="24577515">
                <text:p>24577515</text:p>
              </table:table-cell>
              <table:table-cell office:value-type="float" office:value="22023309">
                <text:p>22023309</text:p>
              </table:table-cell>
              <table:table-cell office:value-type="float" office:value="20675605">
                <text:p>20675605</text:p>
              </table:table-cell>
              <table:table-cell office:value-type="float" office:value="19828778">
                <text:p>19828778</text:p>
              </table:table-cell>
              <table:table-cell office:value-type="float" office:value="23370762">
                <text:p>23370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435006">
                <text:p>31435006</text:p>
              </table:table-cell>
              <table:table-cell office:value-type="float" office:value="21838857">
                <text:p>21838857</text:p>
              </table:table-cell>
              <table:table-cell office:value-type="float" office:value="24633009">
                <text:p>24633009</text:p>
              </table:table-cell>
              <table:table-cell office:value-type="float" office:value="22100795">
                <text:p>22100795</text:p>
              </table:table-cell>
              <table:table-cell office:value-type="float" office:value="21165007">
                <text:p>21165007</text:p>
              </table:table-cell>
              <table:table-cell office:value-type="float" office:value="21530181">
                <text:p>21530181</text:p>
              </table:table-cell>
              <table:table-cell office:value-type="float" office:value="24460162">
                <text:p>24460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89173">
                <text:p>32289173</text:p>
              </table:table-cell>
              <table:table-cell office:value-type="float" office:value="22057669">
                <text:p>22057669</text:p>
              </table:table-cell>
              <table:table-cell office:value-type="float" office:value="24889829">
                <text:p>24889829</text:p>
              </table:table-cell>
              <table:table-cell office:value-type="float" office:value="22137881">
                <text:p>22137881</text:p>
              </table:table-cell>
              <table:table-cell office:value-type="float" office:value="21820886">
                <text:p>21820886</text:p>
              </table:table-cell>
              <table:table-cell office:value-type="float" office:value="22789016">
                <text:p>22789016</text:p>
              </table:table-cell>
              <table:table-cell office:value-type="float" office:value="24550484">
                <text:p>24550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587062">
                <text:p>32587062</text:p>
              </table:table-cell>
              <table:table-cell office:value-type="float" office:value="22059199">
                <text:p>22059199</text:p>
              </table:table-cell>
              <table:table-cell office:value-type="float" office:value="24930322">
                <text:p>24930322</text:p>
              </table:table-cell>
              <table:table-cell office:value-type="float" office:value="22189620">
                <text:p>22189620</text:p>
              </table:table-cell>
              <table:table-cell office:value-type="float" office:value="23245518">
                <text:p>23245518</text:p>
              </table:table-cell>
              <table:table-cell office:value-type="float" office:value="22986099">
                <text:p>22986099</text:p>
              </table:table-cell>
              <table:table-cell office:value-type="float" office:value="24717329">
                <text:p>24717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893166">
                <text:p>32893166</text:p>
              </table:table-cell>
              <table:table-cell office:value-type="float" office:value="22508099">
                <text:p>22508099</text:p>
              </table:table-cell>
              <table:table-cell office:value-type="float" office:value="25013312">
                <text:p>25013312</text:p>
              </table:table-cell>
              <table:table-cell office:value-type="float" office:value="22642570">
                <text:p>22642570</text:p>
              </table:table-cell>
              <table:table-cell office:value-type="float" office:value="23403293">
                <text:p>23403293</text:p>
              </table:table-cell>
              <table:table-cell office:value-type="float" office:value="22992445">
                <text:p>22992445</text:p>
              </table:table-cell>
              <table:table-cell office:value-type="float" office:value="25768387">
                <text:p>257683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73351">
                <text:p>33073351</text:p>
              </table:table-cell>
              <table:table-cell office:value-type="float" office:value="24108420">
                <text:p>24108420</text:p>
              </table:table-cell>
              <table:table-cell office:value-type="float" office:value="25224845">
                <text:p>25224845</text:p>
              </table:table-cell>
              <table:table-cell office:value-type="float" office:value="23008687">
                <text:p>23008687</text:p>
              </table:table-cell>
              <table:table-cell office:value-type="float" office:value="23607243">
                <text:p>23607243</text:p>
              </table:table-cell>
              <table:table-cell office:value-type="float" office:value="23276009">
                <text:p>23276009</text:p>
              </table:table-cell>
              <table:table-cell office:value-type="float" office:value="26228113">
                <text:p>26228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210814">
                <text:p>36210814</text:p>
              </table:table-cell>
              <table:table-cell office:value-type="float" office:value="24573701">
                <text:p>24573701</text:p>
              </table:table-cell>
              <table:table-cell office:value-type="float" office:value="27960270">
                <text:p>27960270</text:p>
              </table:table-cell>
              <table:table-cell office:value-type="float" office:value="23320109">
                <text:p>23320109</text:p>
              </table:table-cell>
              <table:table-cell office:value-type="float" office:value="25025493">
                <text:p>25025493</text:p>
              </table:table-cell>
              <table:table-cell office:value-type="float" office:value="26370171">
                <text:p>26370171</text:p>
              </table:table-cell>
              <table:table-cell office:value-type="float" office:value="27426136">
                <text:p>27426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583049">
                <text:p>36583049</text:p>
              </table:table-cell>
              <table:table-cell office:value-type="float" office:value="26282802">
                <text:p>26282802</text:p>
              </table:table-cell>
              <table:table-cell office:value-type="float" office:value="27964666">
                <text:p>27964666</text:p>
              </table:table-cell>
              <table:table-cell office:value-type="float" office:value="23812094">
                <text:p>23812094</text:p>
              </table:table-cell>
              <table:table-cell office:value-type="float" office:value="28236518">
                <text:p>28236518</text:p>
              </table:table-cell>
              <table:table-cell office:value-type="float" office:value="28230191">
                <text:p>28230191</text:p>
              </table:table-cell>
              <table:table-cell office:value-type="float" office:value="28932835">
                <text:p>289328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38561">
                <text:p>43938561</text:p>
              </table:table-cell>
              <table:table-cell office:value-type="float" office:value="33909357">
                <text:p>33909357</text:p>
              </table:table-cell>
              <table:table-cell office:value-type="float" office:value="29197924">
                <text:p>29197924</text:p>
              </table:table-cell>
              <table:table-cell office:value-type="float" office:value="24411739">
                <text:p>24411739</text:p>
              </table:table-cell>
              <table:table-cell office:value-type="float" office:value="28879755">
                <text:p>28879755</text:p>
              </table:table-cell>
              <table:table-cell office:value-type="float" office:value="32173986">
                <text:p>32173986</text:p>
              </table:table-cell>
              <table:table-cell office:value-type="float" office:value="33037392">
                <text:p>33037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767883">
                <text:p>45767883</text:p>
              </table:table-cell>
              <table:table-cell office:value-type="float" office:value="44412383">
                <text:p>44412383</text:p>
              </table:table-cell>
              <table:table-cell office:value-type="float" office:value="32242211">
                <text:p>32242211</text:p>
              </table:table-cell>
              <table:table-cell office:value-type="float" office:value="27209618">
                <text:p>27209618</text:p>
              </table:table-cell>
              <table:table-cell office:value-type="float" office:value="31436171">
                <text:p>31436171</text:p>
              </table:table-cell>
              <table:table-cell office:value-type="float" office:value="32513633">
                <text:p>32513633</text:p>
              </table:table-cell>
              <table:table-cell office:value-type="float" office:value="35493830">
                <text:p>35493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00000" chart:maximum="14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49cm" svg:height="6.567cm" xlink:href=".." xlink:type="simple" chart:class="chart:line" chart:style-name="ch1">
        <chart:legend svg:x="25.128cm" svg:y="1.714cm" style:legend-expansion="custom" chartooo:width="1.61cm" chartooo:height="3.088cm" style:legend-expansion-aspect-ratio="0.521373056994819" chart:style-name="ch2"/>
        <chart:plot-area chart:style-name="ch3" table:cell-range-address="CondCardAndCompileThreshCC.A1:CondCardAndCompileThreshCC.F31" chart:data-source-has-labels="row" svg:x="1.012cm" svg:y="0.659cm" svg:width="24.193cm" svg:height="5.357cm">
          <chartooo:coordinate-region svg:x="3.029cm" svg:y="0.858cm" svg:width="21.976cm" svg:height="4.5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dCardAndCompileThreshCC.A2:CondCardAndCompileThreshCC.A31" chart:label-cell-address="CondCardAndCompileThreshCC.A1:CondCardAndCompileThreshCC.A1" chart:class="chart:line">
            <chart:data-point chart:repeated="30"/>
          </chart:series>
          <chart:series chart:style-name="ch8" chart:values-cell-range-address="CondCardAndCompileThreshCC.B2:CondCardAndCompileThreshCC.B31" chart:label-cell-address="CondCardAndCompileThreshCC.B1:CondCardAndCompileThreshCC.B1" chart:class="chart:line">
            <chart:data-point chart:repeated="30"/>
          </chart:series>
          <chart:series chart:style-name="ch9" chart:values-cell-range-address="CondCardAndCompileThreshCC.C2:CondCardAndCompileThreshCC.C31" chart:label-cell-address="CondCardAndCompileThreshCC.C1:CondCardAndCompileThreshCC.C1" chart:class="chart:line">
            <chart:data-point chart:repeated="30"/>
          </chart:series>
          <chart:series chart:style-name="ch10" chart:values-cell-range-address="CondCardAndCompileThreshCC.D2:CondCardAndCompileThreshCC.D31" chart:label-cell-address="CondCardAndCompileThreshCC.D1:CondCardAndCompileThreshCC.D1" chart:class="chart:line">
            <chart:data-point chart:repeated="30"/>
          </chart:series>
          <chart:series chart:style-name="ch11" chart:values-cell-range-address="CondCardAndCompileThreshCC.E2:CondCardAndCompileThreshCC.E31" chart:label-cell-address="CondCardAndCompileThreshCC.E1:CondCardAndCompileThreshCC.E1" chart:class="chart:line">
            <chart:data-point chart:repeated="30"/>
          </chart:series>
          <chart:series chart:style-name="ch12" chart:values-cell-range-address="CondCardAndCompileThreshCC.F2:CondCardAndCompileThreshCC.F31" chart:label-cell-address="CondCardAndCompileThreshCC.F1:CondCardAndCompileThreshCC.F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ondCardAndCompileThreshCC.A1:CondCardAndCompileThreshCC.A1</svg:desc>
                </draw:g>
              </table:table-cell>
              <table:table-cell office:value-type="string">
                <text:p>O2</text:p>
                <draw:g>
                  <svg:desc>CondCardAndCompileThreshCC.B1:CondCardAndCompileThreshCC.B1</svg:desc>
                </draw:g>
              </table:table-cell>
              <table:table-cell office:value-type="string">
                <text:p>I1</text:p>
                <draw:g>
                  <svg:desc>CondCardAndCompileThreshCC.C1:CondCardAndCompileThreshCC.C1</svg:desc>
                </draw:g>
              </table:table-cell>
              <table:table-cell office:value-type="string">
                <text:p>I2</text:p>
                <draw:g>
                  <svg:desc>CondCardAndCompileThreshCC.D1:CondCardAndCompileThreshCC.D1</svg:desc>
                </draw:g>
              </table:table-cell>
              <table:table-cell office:value-type="string">
                <text:p>I3</text:p>
                <draw:g>
                  <svg:desc>CondCardAndCompileThreshCC.E1:CondCardAndCompileThreshCC.E1</svg:desc>
                </draw:g>
              </table:table-cell>
              <table:table-cell office:value-type="string">
                <text:p>I4</text:p>
                <draw:g>
                  <svg:desc>CondCardAndCompileThreshCC.F1:CondCardAndCompileThreshC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820370">
                <text:p>62820370</text:p>
                <draw:g>
                  <svg:desc>CondCardAndCompileThreshCC.A2:CondCardAndCompileThreshCC.A31</svg:desc>
                </draw:g>
              </table:table-cell>
              <table:table-cell office:value-type="float" office:value="58590806">
                <text:p>58590806</text:p>
                <draw:g>
                  <svg:desc>CondCardAndCompileThreshCC.B2:CondCardAndCompileThreshCC.B31</svg:desc>
                </draw:g>
              </table:table-cell>
              <table:table-cell office:value-type="float" office:value="59542696">
                <text:p>59542696</text:p>
                <draw:g>
                  <svg:desc>CondCardAndCompileThreshCC.C2:CondCardAndCompileThreshCC.C31</svg:desc>
                </draw:g>
              </table:table-cell>
              <table:table-cell office:value-type="float" office:value="78950232">
                <text:p>78950232</text:p>
                <draw:g>
                  <svg:desc>CondCardAndCompileThreshCC.D2:CondCardAndCompileThreshCC.D31</svg:desc>
                </draw:g>
              </table:table-cell>
              <table:table-cell office:value-type="float" office:value="91784106">
                <text:p>91784106</text:p>
                <draw:g>
                  <svg:desc>CondCardAndCompileThreshCC.E2:CondCardAndCompileThreshCC.E31</svg:desc>
                </draw:g>
              </table:table-cell>
              <table:table-cell office:value-type="float" office:value="71862008">
                <text:p>71862008</text:p>
                <draw:g>
                  <svg:desc>CondCardAndCompileThreshCC.F2:CondCardAndCompileThreshCC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92842">
                <text:p>102492842</text:p>
              </table:table-cell>
              <table:table-cell office:value-type="float" office:value="62380654">
                <text:p>62380654</text:p>
              </table:table-cell>
              <table:table-cell office:value-type="float" office:value="63353601">
                <text:p>63353601</text:p>
              </table:table-cell>
              <table:table-cell office:value-type="float" office:value="83875068">
                <text:p>83875068</text:p>
              </table:table-cell>
              <table:table-cell office:value-type="float" office:value="94274181">
                <text:p>94274181</text:p>
              </table:table-cell>
              <table:table-cell office:value-type="float" office:value="109453972">
                <text:p>109453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396720">
                <text:p>104396720</text:p>
              </table:table-cell>
              <table:table-cell office:value-type="float" office:value="97422944">
                <text:p>97422944</text:p>
              </table:table-cell>
              <table:table-cell office:value-type="float" office:value="66487171">
                <text:p>66487171</text:p>
              </table:table-cell>
              <table:table-cell office:value-type="float" office:value="91361676">
                <text:p>91361676</text:p>
              </table:table-cell>
              <table:table-cell office:value-type="float" office:value="94285891">
                <text:p>94285891</text:p>
              </table:table-cell>
              <table:table-cell office:value-type="float" office:value="109467158">
                <text:p>109467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669699">
                <text:p>104669699</text:p>
              </table:table-cell>
              <table:table-cell office:value-type="float" office:value="116070129">
                <text:p>116070129</text:p>
              </table:table-cell>
              <table:table-cell office:value-type="float" office:value="69356310">
                <text:p>69356310</text:p>
              </table:table-cell>
              <table:table-cell office:value-type="float" office:value="97371264">
                <text:p>97371264</text:p>
              </table:table-cell>
              <table:table-cell office:value-type="float" office:value="95081161">
                <text:p>95081161</text:p>
              </table:table-cell>
              <table:table-cell office:value-type="float" office:value="110125767">
                <text:p>110125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682415">
                <text:p>106682415</text:p>
              </table:table-cell>
              <table:table-cell office:value-type="float" office:value="120092902">
                <text:p>120092902</text:p>
              </table:table-cell>
              <table:table-cell office:value-type="float" office:value="69427394">
                <text:p>69427394</text:p>
              </table:table-cell>
              <table:table-cell office:value-type="float" office:value="98813250">
                <text:p>98813250</text:p>
              </table:table-cell>
              <table:table-cell office:value-type="float" office:value="95641991">
                <text:p>95641991</text:p>
              </table:table-cell>
              <table:table-cell office:value-type="float" office:value="110519362">
                <text:p>110519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924908">
                <text:p>107924908</text:p>
              </table:table-cell>
              <table:table-cell office:value-type="float" office:value="120279742">
                <text:p>120279742</text:p>
              </table:table-cell>
              <table:table-cell office:value-type="float" office:value="72528132">
                <text:p>72528132</text:p>
              </table:table-cell>
              <table:table-cell office:value-type="float" office:value="102908352">
                <text:p>102908352</text:p>
              </table:table-cell>
              <table:table-cell office:value-type="float" office:value="96596107">
                <text:p>96596107</text:p>
              </table:table-cell>
              <table:table-cell office:value-type="float" office:value="111176603">
                <text:p>111176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320465">
                <text:p>110320465</text:p>
              </table:table-cell>
              <table:table-cell office:value-type="float" office:value="120531819">
                <text:p>120531819</text:p>
              </table:table-cell>
              <table:table-cell office:value-type="float" office:value="79121495">
                <text:p>79121495</text:p>
              </table:table-cell>
              <table:table-cell office:value-type="float" office:value="103675422">
                <text:p>103675422</text:p>
              </table:table-cell>
              <table:table-cell office:value-type="float" office:value="96633904">
                <text:p>96633904</text:p>
              </table:table-cell>
              <table:table-cell office:value-type="float" office:value="111249486">
                <text:p>111249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562949">
                <text:p>110562949</text:p>
              </table:table-cell>
              <table:table-cell office:value-type="float" office:value="120622513">
                <text:p>120622513</text:p>
              </table:table-cell>
              <table:table-cell office:value-type="float" office:value="82980746">
                <text:p>82980746</text:p>
              </table:table-cell>
              <table:table-cell office:value-type="float" office:value="104041186">
                <text:p>104041186</text:p>
              </table:table-cell>
              <table:table-cell office:value-type="float" office:value="99848268">
                <text:p>99848268</text:p>
              </table:table-cell>
              <table:table-cell office:value-type="float" office:value="111479779">
                <text:p>111479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662197">
                <text:p>110662197</text:p>
              </table:table-cell>
              <table:table-cell office:value-type="float" office:value="121014996">
                <text:p>121014996</text:p>
              </table:table-cell>
              <table:table-cell office:value-type="float" office:value="83338191">
                <text:p>83338191</text:p>
              </table:table-cell>
              <table:table-cell office:value-type="float" office:value="104350477">
                <text:p>104350477</text:p>
              </table:table-cell>
              <table:table-cell office:value-type="float" office:value="100230845">
                <text:p>100230845</text:p>
              </table:table-cell>
              <table:table-cell office:value-type="float" office:value="111584955">
                <text:p>111584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683935">
                <text:p>110683935</text:p>
              </table:table-cell>
              <table:table-cell office:value-type="float" office:value="121325321">
                <text:p>121325321</text:p>
              </table:table-cell>
              <table:table-cell office:value-type="float" office:value="84809872">
                <text:p>84809872</text:p>
              </table:table-cell>
              <table:table-cell office:value-type="float" office:value="104899066">
                <text:p>104899066</text:p>
              </table:table-cell>
              <table:table-cell office:value-type="float" office:value="100915554">
                <text:p>100915554</text:p>
              </table:table-cell>
              <table:table-cell office:value-type="float" office:value="112064936">
                <text:p>112064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832486">
                <text:p>110832486</text:p>
              </table:table-cell>
              <table:table-cell office:value-type="float" office:value="122236371">
                <text:p>122236371</text:p>
              </table:table-cell>
              <table:table-cell office:value-type="float" office:value="86140064">
                <text:p>86140064</text:p>
              </table:table-cell>
              <table:table-cell office:value-type="float" office:value="104949466">
                <text:p>104949466</text:p>
              </table:table-cell>
              <table:table-cell office:value-type="float" office:value="100966508">
                <text:p>100966508</text:p>
              </table:table-cell>
              <table:table-cell office:value-type="float" office:value="112261741">
                <text:p>112261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876496">
                <text:p>110876496</text:p>
              </table:table-cell>
              <table:table-cell office:value-type="float" office:value="122316770">
                <text:p>122316770</text:p>
              </table:table-cell>
              <table:table-cell office:value-type="float" office:value="86437947">
                <text:p>86437947</text:p>
              </table:table-cell>
              <table:table-cell office:value-type="float" office:value="105444501">
                <text:p>105444501</text:p>
              </table:table-cell>
              <table:table-cell office:value-type="float" office:value="101054039">
                <text:p>101054039</text:p>
              </table:table-cell>
              <table:table-cell office:value-type="float" office:value="112335609">
                <text:p>112335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239400">
                <text:p>111239400</text:p>
              </table:table-cell>
              <table:table-cell office:value-type="float" office:value="122571385">
                <text:p>122571385</text:p>
              </table:table-cell>
              <table:table-cell office:value-type="float" office:value="87124558">
                <text:p>87124558</text:p>
              </table:table-cell>
              <table:table-cell office:value-type="float" office:value="106441779">
                <text:p>106441779</text:p>
              </table:table-cell>
              <table:table-cell office:value-type="float" office:value="101226218">
                <text:p>101226218</text:p>
              </table:table-cell>
              <table:table-cell office:value-type="float" office:value="112482818">
                <text:p>112482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985584">
                <text:p>111985584</text:p>
              </table:table-cell>
              <table:table-cell office:value-type="float" office:value="122610718">
                <text:p>122610718</text:p>
              </table:table-cell>
              <table:table-cell office:value-type="float" office:value="87349402">
                <text:p>87349402</text:p>
              </table:table-cell>
              <table:table-cell office:value-type="float" office:value="107522646">
                <text:p>107522646</text:p>
              </table:table-cell>
              <table:table-cell office:value-type="float" office:value="101666051">
                <text:p>101666051</text:p>
              </table:table-cell>
              <table:table-cell office:value-type="float" office:value="112648085">
                <text:p>112648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44369">
                <text:p>112444369</text:p>
              </table:table-cell>
              <table:table-cell office:value-type="float" office:value="122673257">
                <text:p>122673257</text:p>
              </table:table-cell>
              <table:table-cell office:value-type="float" office:value="88012756">
                <text:p>88012756</text:p>
              </table:table-cell>
              <table:table-cell office:value-type="float" office:value="107648721">
                <text:p>107648721</text:p>
              </table:table-cell>
              <table:table-cell office:value-type="float" office:value="101698386">
                <text:p>101698386</text:p>
              </table:table-cell>
              <table:table-cell office:value-type="float" office:value="113279272">
                <text:p>113279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460832">
                <text:p>112460832</text:p>
              </table:table-cell>
              <table:table-cell office:value-type="float" office:value="124004586">
                <text:p>124004586</text:p>
              </table:table-cell>
              <table:table-cell office:value-type="float" office:value="96158293">
                <text:p>96158293</text:p>
              </table:table-cell>
              <table:table-cell office:value-type="float" office:value="108338467">
                <text:p>108338467</text:p>
              </table:table-cell>
              <table:table-cell office:value-type="float" office:value="101937464">
                <text:p>101937464</text:p>
              </table:table-cell>
              <table:table-cell office:value-type="float" office:value="113308603">
                <text:p>113308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980394">
                <text:p>112980394</text:p>
              </table:table-cell>
              <table:table-cell office:value-type="float" office:value="124156130">
                <text:p>124156130</text:p>
              </table:table-cell>
              <table:table-cell office:value-type="float" office:value="97214268">
                <text:p>97214268</text:p>
              </table:table-cell>
              <table:table-cell office:value-type="float" office:value="108343195">
                <text:p>108343195</text:p>
              </table:table-cell>
              <table:table-cell office:value-type="float" office:value="101944496">
                <text:p>101944496</text:p>
              </table:table-cell>
              <table:table-cell office:value-type="float" office:value="114114055">
                <text:p>114114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432190">
                <text:p>113432190</text:p>
              </table:table-cell>
              <table:table-cell office:value-type="float" office:value="125332818">
                <text:p>125332818</text:p>
              </table:table-cell>
              <table:table-cell office:value-type="float" office:value="99625638">
                <text:p>99625638</text:p>
              </table:table-cell>
              <table:table-cell office:value-type="float" office:value="108704058">
                <text:p>108704058</text:p>
              </table:table-cell>
              <table:table-cell office:value-type="float" office:value="102552228">
                <text:p>102552228</text:p>
              </table:table-cell>
              <table:table-cell office:value-type="float" office:value="114773431">
                <text:p>114773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984661">
                <text:p>115984661</text:p>
              </table:table-cell>
              <table:table-cell office:value-type="float" office:value="125532399">
                <text:p>125532399</text:p>
              </table:table-cell>
              <table:table-cell office:value-type="float" office:value="102689009">
                <text:p>102689009</text:p>
              </table:table-cell>
              <table:table-cell office:value-type="float" office:value="109276129">
                <text:p>109276129</text:p>
              </table:table-cell>
              <table:table-cell office:value-type="float" office:value="102553448">
                <text:p>102553448</text:p>
              </table:table-cell>
              <table:table-cell office:value-type="float" office:value="114862435">
                <text:p>114862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418493">
                <text:p>116418493</text:p>
              </table:table-cell>
              <table:table-cell office:value-type="float" office:value="125955400">
                <text:p>125955400</text:p>
              </table:table-cell>
              <table:table-cell office:value-type="float" office:value="103039378">
                <text:p>103039378</text:p>
              </table:table-cell>
              <table:table-cell office:value-type="float" office:value="109495909">
                <text:p>109495909</text:p>
              </table:table-cell>
              <table:table-cell office:value-type="float" office:value="102555717">
                <text:p>102555717</text:p>
              </table:table-cell>
              <table:table-cell office:value-type="float" office:value="114868770">
                <text:p>1148687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568745">
                <text:p>116568745</text:p>
              </table:table-cell>
              <table:table-cell office:value-type="float" office:value="126608188">
                <text:p>126608188</text:p>
              </table:table-cell>
              <table:table-cell office:value-type="float" office:value="103096375">
                <text:p>103096375</text:p>
              </table:table-cell>
              <table:table-cell office:value-type="float" office:value="109517678">
                <text:p>109517678</text:p>
              </table:table-cell>
              <table:table-cell office:value-type="float" office:value="102654029">
                <text:p>102654029</text:p>
              </table:table-cell>
              <table:table-cell office:value-type="float" office:value="115124444">
                <text:p>11512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923744">
                <text:p>116923744</text:p>
              </table:table-cell>
              <table:table-cell office:value-type="float" office:value="126784539">
                <text:p>126784539</text:p>
              </table:table-cell>
              <table:table-cell office:value-type="float" office:value="103566906">
                <text:p>103566906</text:p>
              </table:table-cell>
              <table:table-cell office:value-type="float" office:value="109520138">
                <text:p>109520138</text:p>
              </table:table-cell>
              <table:table-cell office:value-type="float" office:value="102759557">
                <text:p>102759557</text:p>
              </table:table-cell>
              <table:table-cell office:value-type="float" office:value="115357653">
                <text:p>11535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512521">
                <text:p>119512521</text:p>
              </table:table-cell>
              <table:table-cell office:value-type="float" office:value="127170953">
                <text:p>127170953</text:p>
              </table:table-cell>
              <table:table-cell office:value-type="float" office:value="103613940">
                <text:p>103613940</text:p>
              </table:table-cell>
              <table:table-cell office:value-type="float" office:value="109596070">
                <text:p>109596070</text:p>
              </table:table-cell>
              <table:table-cell office:value-type="float" office:value="103693036">
                <text:p>103693036</text:p>
              </table:table-cell>
              <table:table-cell office:value-type="float" office:value="115488693">
                <text:p>115488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769471">
                <text:p>119769471</text:p>
              </table:table-cell>
              <table:table-cell office:value-type="float" office:value="127297332">
                <text:p>127297332</text:p>
              </table:table-cell>
              <table:table-cell office:value-type="float" office:value="103940055">
                <text:p>103940055</text:p>
              </table:table-cell>
              <table:table-cell office:value-type="float" office:value="109706348">
                <text:p>109706348</text:p>
              </table:table-cell>
              <table:table-cell office:value-type="float" office:value="103909077">
                <text:p>103909077</text:p>
              </table:table-cell>
              <table:table-cell office:value-type="float" office:value="116004114">
                <text:p>116004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150875">
                <text:p>120150875</text:p>
              </table:table-cell>
              <table:table-cell office:value-type="float" office:value="128153208">
                <text:p>128153208</text:p>
              </table:table-cell>
              <table:table-cell office:value-type="float" office:value="105649656">
                <text:p>105649656</text:p>
              </table:table-cell>
              <table:table-cell office:value-type="float" office:value="109744985">
                <text:p>109744985</text:p>
              </table:table-cell>
              <table:table-cell office:value-type="float" office:value="104028086">
                <text:p>104028086</text:p>
              </table:table-cell>
              <table:table-cell office:value-type="float" office:value="116331080">
                <text:p>1163310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235977">
                <text:p>120235977</text:p>
              </table:table-cell>
              <table:table-cell office:value-type="float" office:value="128599702">
                <text:p>128599702</text:p>
              </table:table-cell>
              <table:table-cell office:value-type="float" office:value="105944807">
                <text:p>105944807</text:p>
              </table:table-cell>
              <table:table-cell office:value-type="float" office:value="110067766">
                <text:p>110067766</text:p>
              </table:table-cell>
              <table:table-cell office:value-type="float" office:value="104207418">
                <text:p>104207418</text:p>
              </table:table-cell>
              <table:table-cell office:value-type="float" office:value="116495740">
                <text:p>1164957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473036">
                <text:p>121473036</text:p>
              </table:table-cell>
              <table:table-cell office:value-type="float" office:value="128632000">
                <text:p>128632000</text:p>
              </table:table-cell>
              <table:table-cell office:value-type="float" office:value="107045705">
                <text:p>107045705</text:p>
              </table:table-cell>
              <table:table-cell office:value-type="float" office:value="110335311">
                <text:p>110335311</text:p>
              </table:table-cell>
              <table:table-cell office:value-type="float" office:value="105039611">
                <text:p>105039611</text:p>
              </table:table-cell>
              <table:table-cell office:value-type="float" office:value="116516182">
                <text:p>116516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524863">
                <text:p>121524863</text:p>
              </table:table-cell>
              <table:table-cell office:value-type="float" office:value="128795006">
                <text:p>128795006</text:p>
              </table:table-cell>
              <table:table-cell office:value-type="float" office:value="107494368">
                <text:p>107494368</text:p>
              </table:table-cell>
              <table:table-cell office:value-type="float" office:value="110662102">
                <text:p>110662102</text:p>
              </table:table-cell>
              <table:table-cell office:value-type="float" office:value="105240561">
                <text:p>105240561</text:p>
              </table:table-cell>
              <table:table-cell office:value-type="float" office:value="116989611">
                <text:p>116989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332688">
                <text:p>124332688</text:p>
              </table:table-cell>
              <table:table-cell office:value-type="float" office:value="129547499">
                <text:p>129547499</text:p>
              </table:table-cell>
              <table:table-cell office:value-type="float" office:value="129546152">
                <text:p>129546152</text:p>
              </table:table-cell>
              <table:table-cell office:value-type="float" office:value="112233348">
                <text:p>112233348</text:p>
              </table:table-cell>
              <table:table-cell office:value-type="float" office:value="106337337">
                <text:p>106337337</text:p>
              </table:table-cell>
              <table:table-cell office:value-type="float" office:value="117099037">
                <text:p>117099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781347">
                <text:p>124781347</text:p>
              </table:table-cell>
              <table:table-cell office:value-type="float" office:value="131452517">
                <text:p>131452517</text:p>
              </table:table-cell>
              <table:table-cell office:value-type="float" office:value="136371635">
                <text:p>136371635</text:p>
              </table:table-cell>
              <table:table-cell office:value-type="float" office:value="120778946">
                <text:p>120778946</text:p>
              </table:table-cell>
              <table:table-cell office:value-type="float" office:value="106933533">
                <text:p>106933533</text:p>
              </table:table-cell>
              <table:table-cell office:value-type="float" office:value="117149687">
                <text:p>117149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49cm" svg:height="7.32cm" xlink:href=".." xlink:type="simple" chart:class="chart:line" chart:style-name="ch1">
        <chart:legend svg:x="25.152cm" svg:y="1.99cm" style:legend-expansion="custom" chartooo:width="1.61cm" chartooo:height="3.088cm" style:legend-expansion-aspect-ratio="0.521373056994819" chart:style-name="ch2"/>
        <chart:plot-area chart:style-name="ch3" table:cell-range-address="CondCardAndCompileThreshSC.A1:CondCardAndCompileThreshSC.F31" chart:data-source-has-labels="row" svg:x="1.012cm" svg:y="0.719cm" svg:width="24.193cm" svg:height="6.035cm">
          <chartooo:coordinate-region svg:x="3.029cm" svg:y="0.919cm" svg:width="21.976cm" svg:height="5.1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dCardAndCompileThreshSC.A2:CondCardAndCompileThreshSC.A31" chart:label-cell-address="CondCardAndCompileThreshSC.A1:CondCardAndCompileThreshSC.A1" chart:class="chart:line">
            <chart:data-point chart:repeated="30"/>
          </chart:series>
          <chart:series chart:style-name="ch8" chart:values-cell-range-address="CondCardAndCompileThreshSC.B2:CondCardAndCompileThreshSC.B31" chart:label-cell-address="CondCardAndCompileThreshSC.B1:CondCardAndCompileThreshSC.B1" chart:class="chart:line">
            <chart:data-point chart:repeated="30"/>
          </chart:series>
          <chart:series chart:style-name="ch9" chart:values-cell-range-address="CondCardAndCompileThreshSC.C2:CondCardAndCompileThreshSC.C31" chart:label-cell-address="CondCardAndCompileThreshSC.C1:CondCardAndCompileThreshSC.C1" chart:class="chart:line">
            <chart:data-point chart:repeated="30"/>
          </chart:series>
          <chart:series chart:style-name="ch10" chart:values-cell-range-address="CondCardAndCompileThreshSC.D2:CondCardAndCompileThreshSC.D31" chart:label-cell-address="CondCardAndCompileThreshSC.D1:CondCardAndCompileThreshSC.D1" chart:class="chart:line">
            <chart:data-point chart:repeated="30"/>
          </chart:series>
          <chart:series chart:style-name="ch11" chart:values-cell-range-address="CondCardAndCompileThreshSC.E2:CondCardAndCompileThreshSC.E31" chart:label-cell-address="CondCardAndCompileThreshSC.E1:CondCardAndCompileThreshSC.E1" chart:class="chart:line">
            <chart:data-point chart:repeated="30"/>
          </chart:series>
          <chart:series chart:style-name="ch12" chart:values-cell-range-address="CondCardAndCompileThreshSC.F2:CondCardAndCompileThreshSC.F31" chart:label-cell-address="CondCardAndCompileThreshSC.F1:CondCardAndCompileThreshSC.F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ondCardAndCompileThreshSC.A1:CondCardAndCompileThreshSC.A1</svg:desc>
                </draw:g>
              </table:table-cell>
              <table:table-cell office:value-type="string">
                <text:p>O2</text:p>
                <draw:g>
                  <svg:desc>CondCardAndCompileThreshSC.B1:CondCardAndCompileThreshSC.B1</svg:desc>
                </draw:g>
              </table:table-cell>
              <table:table-cell office:value-type="string">
                <text:p>I1</text:p>
                <draw:g>
                  <svg:desc>CondCardAndCompileThreshSC.C1:CondCardAndCompileThreshSC.C1</svg:desc>
                </draw:g>
              </table:table-cell>
              <table:table-cell office:value-type="string">
                <text:p>I2</text:p>
                <draw:g>
                  <svg:desc>CondCardAndCompileThreshSC.D1:CondCardAndCompileThreshSC.D1</svg:desc>
                </draw:g>
              </table:table-cell>
              <table:table-cell office:value-type="string">
                <text:p>I3</text:p>
                <draw:g>
                  <svg:desc>CondCardAndCompileThreshSC.E1:CondCardAndCompileThreshSC.E1</svg:desc>
                </draw:g>
              </table:table-cell>
              <table:table-cell office:value-type="string">
                <text:p>I4</text:p>
                <draw:g>
                  <svg:desc>CondCardAndCompileThreshSC.F1:CondCardAndCompileThreshS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740585">
                <text:p>96740585</text:p>
                <draw:g>
                  <svg:desc>CondCardAndCompileThreshSC.A2:CondCardAndCompileThreshSC.A31</svg:desc>
                </draw:g>
              </table:table-cell>
              <table:table-cell office:value-type="float" office:value="89220545">
                <text:p>89220545</text:p>
                <draw:g>
                  <svg:desc>CondCardAndCompileThreshSC.B2:CondCardAndCompileThreshSC.B31</svg:desc>
                </draw:g>
              </table:table-cell>
              <table:table-cell office:value-type="float" office:value="104599324">
                <text:p>104599324</text:p>
                <draw:g>
                  <svg:desc>CondCardAndCompileThreshSC.C2:CondCardAndCompileThreshSC.C31</svg:desc>
                </draw:g>
              </table:table-cell>
              <table:table-cell office:value-type="float" office:value="96118276">
                <text:p>96118276</text:p>
                <draw:g>
                  <svg:desc>CondCardAndCompileThreshSC.D2:CondCardAndCompileThreshSC.D31</svg:desc>
                </draw:g>
              </table:table-cell>
              <table:table-cell office:value-type="float" office:value="105046197">
                <text:p>105046197</text:p>
                <draw:g>
                  <svg:desc>CondCardAndCompileThreshSC.E2:CondCardAndCompileThreshSC.E31</svg:desc>
                </draw:g>
              </table:table-cell>
              <table:table-cell office:value-type="float" office:value="112655422">
                <text:p>112655422</text:p>
                <draw:g>
                  <svg:desc>CondCardAndCompileThreshSC.F2:CondCardAndCompileThreshSC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976686">
                <text:p>101976686</text:p>
              </table:table-cell>
              <table:table-cell office:value-type="float" office:value="89244952">
                <text:p>89244952</text:p>
              </table:table-cell>
              <table:table-cell office:value-type="float" office:value="104759351">
                <text:p>104759351</text:p>
              </table:table-cell>
              <table:table-cell office:value-type="float" office:value="97222574">
                <text:p>97222574</text:p>
              </table:table-cell>
              <table:table-cell office:value-type="float" office:value="105114731">
                <text:p>105114731</text:p>
              </table:table-cell>
              <table:table-cell office:value-type="float" office:value="112724311">
                <text:p>112724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09695">
                <text:p>102409695</text:p>
              </table:table-cell>
              <table:table-cell office:value-type="float" office:value="89271681">
                <text:p>89271681</text:p>
              </table:table-cell>
              <table:table-cell office:value-type="float" office:value="104822578">
                <text:p>104822578</text:p>
              </table:table-cell>
              <table:table-cell office:value-type="float" office:value="97247706">
                <text:p>97247706</text:p>
              </table:table-cell>
              <table:table-cell office:value-type="float" office:value="105249664">
                <text:p>105249664</text:p>
              </table:table-cell>
              <table:table-cell office:value-type="float" office:value="113013549">
                <text:p>113013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772668">
                <text:p>102772668</text:p>
              </table:table-cell>
              <table:table-cell office:value-type="float" office:value="89291497">
                <text:p>89291497</text:p>
              </table:table-cell>
              <table:table-cell office:value-type="float" office:value="105068186">
                <text:p>105068186</text:p>
              </table:table-cell>
              <table:table-cell office:value-type="float" office:value="97265403">
                <text:p>97265403</text:p>
              </table:table-cell>
              <table:table-cell office:value-type="float" office:value="105325820">
                <text:p>105325820</text:p>
              </table:table-cell>
              <table:table-cell office:value-type="float" office:value="113145826">
                <text:p>113145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809911">
                <text:p>102809911</text:p>
              </table:table-cell>
              <table:table-cell office:value-type="float" office:value="89418385">
                <text:p>89418385</text:p>
              </table:table-cell>
              <table:table-cell office:value-type="float" office:value="105191895">
                <text:p>105191895</text:p>
              </table:table-cell>
              <table:table-cell office:value-type="float" office:value="97317592">
                <text:p>97317592</text:p>
              </table:table-cell>
              <table:table-cell office:value-type="float" office:value="105449547">
                <text:p>105449547</text:p>
              </table:table-cell>
              <table:table-cell office:value-type="float" office:value="113315000">
                <text:p>11331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928232">
                <text:p>102928232</text:p>
              </table:table-cell>
              <table:table-cell office:value-type="float" office:value="89492221">
                <text:p>89492221</text:p>
              </table:table-cell>
              <table:table-cell office:value-type="float" office:value="105258703">
                <text:p>105258703</text:p>
              </table:table-cell>
              <table:table-cell office:value-type="float" office:value="97324029">
                <text:p>97324029</text:p>
              </table:table-cell>
              <table:table-cell office:value-type="float" office:value="105497557">
                <text:p>105497557</text:p>
              </table:table-cell>
              <table:table-cell office:value-type="float" office:value="113393415">
                <text:p>113393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958221">
                <text:p>102958221</text:p>
              </table:table-cell>
              <table:table-cell office:value-type="float" office:value="89507033">
                <text:p>89507033</text:p>
              </table:table-cell>
              <table:table-cell office:value-type="float" office:value="105292278">
                <text:p>105292278</text:p>
              </table:table-cell>
              <table:table-cell office:value-type="float" office:value="97360496">
                <text:p>97360496</text:p>
              </table:table-cell>
              <table:table-cell office:value-type="float" office:value="105540129">
                <text:p>105540129</text:p>
              </table:table-cell>
              <table:table-cell office:value-type="float" office:value="113402017">
                <text:p>113402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034580">
                <text:p>103034580</text:p>
              </table:table-cell>
              <table:table-cell office:value-type="float" office:value="89514318">
                <text:p>89514318</text:p>
              </table:table-cell>
              <table:table-cell office:value-type="float" office:value="105314608">
                <text:p>105314608</text:p>
              </table:table-cell>
              <table:table-cell office:value-type="float" office:value="97753207">
                <text:p>97753207</text:p>
              </table:table-cell>
              <table:table-cell office:value-type="float" office:value="105559077">
                <text:p>105559077</text:p>
              </table:table-cell>
              <table:table-cell office:value-type="float" office:value="113517793">
                <text:p>113517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085159">
                <text:p>103085159</text:p>
              </table:table-cell>
              <table:table-cell office:value-type="float" office:value="89543441">
                <text:p>89543441</text:p>
              </table:table-cell>
              <table:table-cell office:value-type="float" office:value="105321978">
                <text:p>105321978</text:p>
              </table:table-cell>
              <table:table-cell office:value-type="float" office:value="97972519">
                <text:p>97972519</text:p>
              </table:table-cell>
              <table:table-cell office:value-type="float" office:value="105617141">
                <text:p>105617141</text:p>
              </table:table-cell>
              <table:table-cell office:value-type="float" office:value="113538945">
                <text:p>113538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103578">
                <text:p>103103578</text:p>
              </table:table-cell>
              <table:table-cell office:value-type="float" office:value="89600125">
                <text:p>89600125</text:p>
              </table:table-cell>
              <table:table-cell office:value-type="float" office:value="105330914">
                <text:p>105330914</text:p>
              </table:table-cell>
              <table:table-cell office:value-type="float" office:value="98031953">
                <text:p>98031953</text:p>
              </table:table-cell>
              <table:table-cell office:value-type="float" office:value="105633881">
                <text:p>105633881</text:p>
              </table:table-cell>
              <table:table-cell office:value-type="float" office:value="113562966">
                <text:p>113562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113974">
                <text:p>103113974</text:p>
              </table:table-cell>
              <table:table-cell office:value-type="float" office:value="89633174">
                <text:p>89633174</text:p>
              </table:table-cell>
              <table:table-cell office:value-type="float" office:value="105351977">
                <text:p>105351977</text:p>
              </table:table-cell>
              <table:table-cell office:value-type="float" office:value="98178851">
                <text:p>98178851</text:p>
              </table:table-cell>
              <table:table-cell office:value-type="float" office:value="105639988">
                <text:p>105639988</text:p>
              </table:table-cell>
              <table:table-cell office:value-type="float" office:value="113785304">
                <text:p>113785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231921">
                <text:p>103231921</text:p>
              </table:table-cell>
              <table:table-cell office:value-type="float" office:value="89633387">
                <text:p>89633387</text:p>
              </table:table-cell>
              <table:table-cell office:value-type="float" office:value="105393352">
                <text:p>105393352</text:p>
              </table:table-cell>
              <table:table-cell office:value-type="float" office:value="98198558">
                <text:p>98198558</text:p>
              </table:table-cell>
              <table:table-cell office:value-type="float" office:value="105644434">
                <text:p>105644434</text:p>
              </table:table-cell>
              <table:table-cell office:value-type="float" office:value="114160012">
                <text:p>114160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282225">
                <text:p>103282225</text:p>
              </table:table-cell>
              <table:table-cell office:value-type="float" office:value="89650272">
                <text:p>89650272</text:p>
              </table:table-cell>
              <table:table-cell office:value-type="float" office:value="105574434">
                <text:p>105574434</text:p>
              </table:table-cell>
              <table:table-cell office:value-type="float" office:value="98212928">
                <text:p>98212928</text:p>
              </table:table-cell>
              <table:table-cell office:value-type="float" office:value="105755090">
                <text:p>105755090</text:p>
              </table:table-cell>
              <table:table-cell office:value-type="float" office:value="114185507">
                <text:p>114185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300580">
                <text:p>103300580</text:p>
              </table:table-cell>
              <table:table-cell office:value-type="float" office:value="89945876">
                <text:p>89945876</text:p>
              </table:table-cell>
              <table:table-cell office:value-type="float" office:value="105582098">
                <text:p>105582098</text:p>
              </table:table-cell>
              <table:table-cell office:value-type="float" office:value="98226240">
                <text:p>98226240</text:p>
              </table:table-cell>
              <table:table-cell office:value-type="float" office:value="105868696">
                <text:p>105868696</text:p>
              </table:table-cell>
              <table:table-cell office:value-type="float" office:value="114213068">
                <text:p>114213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326423">
                <text:p>103326423</text:p>
              </table:table-cell>
              <table:table-cell office:value-type="float" office:value="89990738">
                <text:p>89990738</text:p>
              </table:table-cell>
              <table:table-cell office:value-type="float" office:value="105668653">
                <text:p>105668653</text:p>
              </table:table-cell>
              <table:table-cell office:value-type="float" office:value="98249965">
                <text:p>98249965</text:p>
              </table:table-cell>
              <table:table-cell office:value-type="float" office:value="105879722">
                <text:p>105879722</text:p>
              </table:table-cell>
              <table:table-cell office:value-type="float" office:value="114220608">
                <text:p>114220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340426">
                <text:p>103340426</text:p>
              </table:table-cell>
              <table:table-cell office:value-type="float" office:value="90033834">
                <text:p>90033834</text:p>
              </table:table-cell>
              <table:table-cell office:value-type="float" office:value="105679319">
                <text:p>105679319</text:p>
              </table:table-cell>
              <table:table-cell office:value-type="float" office:value="98310327">
                <text:p>98310327</text:p>
              </table:table-cell>
              <table:table-cell office:value-type="float" office:value="105938176">
                <text:p>105938176</text:p>
              </table:table-cell>
              <table:table-cell office:value-type="float" office:value="114232329">
                <text:p>1142323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359452">
                <text:p>103359452</text:p>
              </table:table-cell>
              <table:table-cell office:value-type="float" office:value="90057697">
                <text:p>90057697</text:p>
              </table:table-cell>
              <table:table-cell office:value-type="float" office:value="105732067">
                <text:p>105732067</text:p>
              </table:table-cell>
              <table:table-cell office:value-type="float" office:value="98344394">
                <text:p>98344394</text:p>
              </table:table-cell>
              <table:table-cell office:value-type="float" office:value="105958985">
                <text:p>105958985</text:p>
              </table:table-cell>
              <table:table-cell office:value-type="float" office:value="114259146">
                <text:p>114259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367149">
                <text:p>103367149</text:p>
              </table:table-cell>
              <table:table-cell office:value-type="float" office:value="90088804">
                <text:p>90088804</text:p>
              </table:table-cell>
              <table:table-cell office:value-type="float" office:value="105734754">
                <text:p>105734754</text:p>
              </table:table-cell>
              <table:table-cell office:value-type="float" office:value="98345557">
                <text:p>98345557</text:p>
              </table:table-cell>
              <table:table-cell office:value-type="float" office:value="105969992">
                <text:p>105969992</text:p>
              </table:table-cell>
              <table:table-cell office:value-type="float" office:value="114268697">
                <text:p>114268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372883">
                <text:p>103372883</text:p>
              </table:table-cell>
              <table:table-cell office:value-type="float" office:value="90111447">
                <text:p>90111447</text:p>
              </table:table-cell>
              <table:table-cell office:value-type="float" office:value="105745007">
                <text:p>105745007</text:p>
              </table:table-cell>
              <table:table-cell office:value-type="float" office:value="98358278">
                <text:p>98358278</text:p>
              </table:table-cell>
              <table:table-cell office:value-type="float" office:value="105981872">
                <text:p>105981872</text:p>
              </table:table-cell>
              <table:table-cell office:value-type="float" office:value="114287717">
                <text:p>114287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375074">
                <text:p>103375074</text:p>
              </table:table-cell>
              <table:table-cell office:value-type="float" office:value="90146208">
                <text:p>90146208</text:p>
              </table:table-cell>
              <table:table-cell office:value-type="float" office:value="105749771">
                <text:p>105749771</text:p>
              </table:table-cell>
              <table:table-cell office:value-type="float" office:value="98415769">
                <text:p>98415769</text:p>
              </table:table-cell>
              <table:table-cell office:value-type="float" office:value="106348948">
                <text:p>106348948</text:p>
              </table:table-cell>
              <table:table-cell office:value-type="float" office:value="114298151">
                <text:p>114298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391561">
                <text:p>103391561</text:p>
              </table:table-cell>
              <table:table-cell office:value-type="float" office:value="90155314">
                <text:p>90155314</text:p>
              </table:table-cell>
              <table:table-cell office:value-type="float" office:value="105775273">
                <text:p>105775273</text:p>
              </table:table-cell>
              <table:table-cell office:value-type="float" office:value="98428565">
                <text:p>98428565</text:p>
              </table:table-cell>
              <table:table-cell office:value-type="float" office:value="106359200">
                <text:p>106359200</text:p>
              </table:table-cell>
              <table:table-cell office:value-type="float" office:value="114313772">
                <text:p>114313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403270">
                <text:p>103403270</text:p>
              </table:table-cell>
              <table:table-cell office:value-type="float" office:value="90197159">
                <text:p>90197159</text:p>
              </table:table-cell>
              <table:table-cell office:value-type="float" office:value="105805086">
                <text:p>105805086</text:p>
              </table:table-cell>
              <table:table-cell office:value-type="float" office:value="98511867">
                <text:p>98511867</text:p>
              </table:table-cell>
              <table:table-cell office:value-type="float" office:value="106385155">
                <text:p>106385155</text:p>
              </table:table-cell>
              <table:table-cell office:value-type="float" office:value="114320022">
                <text:p>114320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415047">
                <text:p>103415047</text:p>
              </table:table-cell>
              <table:table-cell office:value-type="float" office:value="90212666">
                <text:p>90212666</text:p>
              </table:table-cell>
              <table:table-cell office:value-type="float" office:value="105911019">
                <text:p>105911019</text:p>
              </table:table-cell>
              <table:table-cell office:value-type="float" office:value="98538027">
                <text:p>98538027</text:p>
              </table:table-cell>
              <table:table-cell office:value-type="float" office:value="106395183">
                <text:p>106395183</text:p>
              </table:table-cell>
              <table:table-cell office:value-type="float" office:value="114320174">
                <text:p>114320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415766">
                <text:p>103415766</text:p>
              </table:table-cell>
              <table:table-cell office:value-type="float" office:value="90222575">
                <text:p>90222575</text:p>
              </table:table-cell>
              <table:table-cell office:value-type="float" office:value="105937649">
                <text:p>105937649</text:p>
              </table:table-cell>
              <table:table-cell office:value-type="float" office:value="98543730">
                <text:p>98543730</text:p>
              </table:table-cell>
              <table:table-cell office:value-type="float" office:value="106484318">
                <text:p>106484318</text:p>
              </table:table-cell>
              <table:table-cell office:value-type="float" office:value="114363529">
                <text:p>114363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478461">
                <text:p>103478461</text:p>
              </table:table-cell>
              <table:table-cell office:value-type="float" office:value="90227276">
                <text:p>90227276</text:p>
              </table:table-cell>
              <table:table-cell office:value-type="float" office:value="105963384">
                <text:p>105963384</text:p>
              </table:table-cell>
              <table:table-cell office:value-type="float" office:value="99366861">
                <text:p>99366861</text:p>
              </table:table-cell>
              <table:table-cell office:value-type="float" office:value="106860846">
                <text:p>106860846</text:p>
              </table:table-cell>
              <table:table-cell office:value-type="float" office:value="114487980">
                <text:p>1144879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488061">
                <text:p>103488061</text:p>
              </table:table-cell>
              <table:table-cell office:value-type="float" office:value="90245308">
                <text:p>90245308</text:p>
              </table:table-cell>
              <table:table-cell office:value-type="float" office:value="105969373">
                <text:p>105969373</text:p>
              </table:table-cell>
              <table:table-cell office:value-type="float" office:value="99466046">
                <text:p>99466046</text:p>
              </table:table-cell>
              <table:table-cell office:value-type="float" office:value="107112781">
                <text:p>107112781</text:p>
              </table:table-cell>
              <table:table-cell office:value-type="float" office:value="114574547">
                <text:p>114574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558176">
                <text:p>103558176</text:p>
              </table:table-cell>
              <table:table-cell office:value-type="float" office:value="90284962">
                <text:p>90284962</text:p>
              </table:table-cell>
              <table:table-cell office:value-type="float" office:value="106496254">
                <text:p>106496254</text:p>
              </table:table-cell>
              <table:table-cell office:value-type="float" office:value="99468669">
                <text:p>99468669</text:p>
              </table:table-cell>
              <table:table-cell office:value-type="float" office:value="107151541">
                <text:p>107151541</text:p>
              </table:table-cell>
              <table:table-cell office:value-type="float" office:value="114665093">
                <text:p>1146650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561171">
                <text:p>103561171</text:p>
              </table:table-cell>
              <table:table-cell office:value-type="float" office:value="90290543">
                <text:p>90290543</text:p>
              </table:table-cell>
              <table:table-cell office:value-type="float" office:value="106702609">
                <text:p>106702609</text:p>
              </table:table-cell>
              <table:table-cell office:value-type="float" office:value="99504365">
                <text:p>99504365</text:p>
              </table:table-cell>
              <table:table-cell office:value-type="float" office:value="107188592">
                <text:p>107188592</text:p>
              </table:table-cell>
              <table:table-cell office:value-type="float" office:value="114674900">
                <text:p>1146749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566581">
                <text:p>103566581</text:p>
              </table:table-cell>
              <table:table-cell office:value-type="float" office:value="90293844">
                <text:p>90293844</text:p>
              </table:table-cell>
              <table:table-cell office:value-type="float" office:value="106707861">
                <text:p>106707861</text:p>
              </table:table-cell>
              <table:table-cell office:value-type="float" office:value="99507532">
                <text:p>99507532</text:p>
              </table:table-cell>
              <table:table-cell office:value-type="float" office:value="107223705">
                <text:p>107223705</text:p>
              </table:table-cell>
              <table:table-cell office:value-type="float" office:value="114768342">
                <text:p>1147683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670551">
                <text:p>103670551</text:p>
              </table:table-cell>
              <table:table-cell office:value-type="float" office:value="90333609">
                <text:p>90333609</text:p>
              </table:table-cell>
              <table:table-cell office:value-type="float" office:value="106708209">
                <text:p>106708209</text:p>
              </table:table-cell>
              <table:table-cell office:value-type="float" office:value="99689172">
                <text:p>99689172</text:p>
              </table:table-cell>
              <table:table-cell office:value-type="float" office:value="107277924">
                <text:p>107277924</text:p>
              </table:table-cell>
              <table:table-cell office:value-type="float" office:value="114814282">
                <text:p>114814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